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9"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8"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9"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0" style:family="paragraph" style:parent-style-name="Text_20_body">
      <style:paragraph-properties fo:margin-left="0in" fo:margin-right="0in" fo:text-align="justify" style:justify-single-word="false" fo:text-indent="0.1965in" style:auto-text-indent="false"/>
      <style:text-properties fo:color="#0000ff"/>
    </style:style>
    <style:style style:name="P81"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in" fo:margin-right="0in" fo:text-align="end" style:justify-single-word="false" fo:text-indent="0.1965in" style:auto-text-indent="false"/>
    </style:style>
    <style:style style:name="P8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89"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style:font-style-asian="normal" style:font-style-complex="normal"/>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language="en" fo:country="US"/>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in" fo:margin-right="0in" fo:text-align="justify" style:justify-single-word="false" fo:text-indent="0in" style:auto-text-indent="false"/>
    </style:style>
    <style:style style:name="P133"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4" style:family="paragraph" style:parent-style-name="Text_20_body">
      <style:paragraph-properties fo:margin-left="0in" fo:margin-right="0in" fo:text-align="center" style:justify-single-word="false" fo:text-indent="0in" style:auto-text-indent="false"/>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Footnote">
      <style:paragraph-properties fo:margin-left="0in" fo:margin-right="0in" fo:text-indent="0in" style:auto-text-indent="false"/>
      <style:text-properties fo:language="en" fo:country="US"/>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fo:margin-top="0in" fo:margin-bottom="0.0835in" loext:contextual-spacing="false" fo:text-align="justify" style:justify-single-word="false"/>
      <style:text-properties fo:language="en" fo:country="US"/>
    </style:style>
    <style:style style:name="P143" style:family="paragraph" style:parent-style-name="Standard">
      <style:text-properties fo:font-style="italic" style:font-style-asian="italic" style:font-style-complex="italic"/>
    </style:style>
    <style:style style:name="P144"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5" style:family="paragraph" style:parent-style-name="Text_20_body" style:list-style-name="L1">
      <style:paragraph-properties fo:text-align="justify" style:justify-single-word="false"/>
      <style:text-properties fo:language="ru" fo:country="RU"/>
    </style:style>
    <style:style style:name="P146" style:family="paragraph" style:parent-style-name="Text_20_body" style:list-style-name="L2">
      <style:paragraph-properties fo:text-align="justify" style:justify-single-word="false"/>
      <style:text-properties fo:language="ru" fo:country="RU"/>
    </style:style>
    <style:style style:name="P147"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8" style:family="paragraph" style:parent-style-name="Text_20_body" style:list-style-name="L3">
      <style:text-properties fo:language="ru" fo:country="RU"/>
    </style:style>
    <style:style style:name="P149" style:family="paragraph" style:parent-style-name="Text_20_body" style:list-style-name="L3">
      <style:text-properties fo:language="ru" fo:country="RU" fo:background-color="#ffff00"/>
    </style:style>
    <style:style style:name="P15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17d85" style:font-style-asian="normal" style:font-style-complex="normal"/>
    </style:style>
    <style:style style:name="P153"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officeooo:paragraph-rsid="000ab3b7" fo:background-color="transparent" style:font-style-asian="normal" style:font-weight-asian="normal" style:font-style-complex="normal" style:font-weight-complex="normal"/>
    </style:style>
    <style:style style:name="P15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15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officeooo:paragraph-rsid="00117d85" style:font-style-asian="normal" style:font-style-complex="normal"/>
    </style:style>
    <style:style style:name="P15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paragraph-rsid="00117d85" style:font-style-asian="normal" style:font-style-complex="normal"/>
    </style:style>
    <style:style style:name="P15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officeooo:paragraph-rsid="00117d85" fo:background-color="transparent" style:font-style-asian="normal" style:font-weight-asian="normal" style:font-style-complex="normal" style:font-weight-complex="normal"/>
    </style:style>
    <style:style style:name="P158" style:family="paragraph" style:parent-style-name="Heading_20_2">
      <style:text-properties fo:language="en" fo:country="US"/>
    </style:style>
    <style:style style:name="P159" style:family="paragraph" style:parent-style-name="Heading_20_2">
      <style:text-properties fo:language="ru" fo:country="RU"/>
    </style:style>
    <style:style style:name="P160" style:family="paragraph" style:parent-style-name="Heading_20_2">
      <style:paragraph-properties fo:text-align="justify" style:justify-single-word="false"/>
    </style:style>
    <style:style style:name="P161" style:family="paragraph" style:parent-style-name="Heading_20_1">
      <style:paragraph-properties fo:margin-left="0in" fo:margin-right="0in" fo:text-align="center" style:justify-single-word="false" fo:text-indent="0.1965in" style:auto-text-indent="false"/>
    </style:style>
    <style:style style:name="P162"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loext:char-shading-value="0"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ru" fo:country="RU" officeooo:rsid="000ab3b7"/>
    </style:style>
    <style:style style:name="T13" style:family="text">
      <style:text-properties fo:language="ru" fo:country="RU" officeooo:rsid="000e331c"/>
    </style:style>
    <style:style style:name="T14" style:family="text">
      <style:text-properties fo:language="en" fo:country="US"/>
    </style:style>
    <style:style style:name="T15" style:family="text">
      <style:text-properties fo:language="en" fo:country="US" fo:font-style="normal" style:font-style-asian="normal" style:font-style-complex="normal"/>
    </style:style>
    <style:style style:name="T16" style:family="text">
      <style:text-properties fo:language="en" fo:country="US" fo:font-style="italic" style:font-style-asian="italic" style:font-style-complex="italic"/>
    </style:style>
    <style:style style:name="T17" style:family="text">
      <style:text-properties fo:language="en" fo:country="US" fo:font-weight="bold"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fo:background-color="transparent" loext:char-shading-value="0" style:font-weight-asian="normal" style:font-weight-complex="normal"/>
    </style:style>
    <style:style style:name="T20" style:family="text">
      <style:text-properties fo:language="en" fo:country="US" fo:background-color="transparent" loext:char-shading-value="0"/>
    </style:style>
    <style:style style:name="T21" style:family="text">
      <style:text-properties fo:color="#ff3333"/>
    </style:style>
    <style:style style:name="T22" style:family="text">
      <style:text-properties fo:color="#ff3333" fo:language="ru" fo:country="RU"/>
    </style:style>
    <style:style style:name="T23" style:family="text">
      <style:text-properties fo:color="#ff3333" fo:language="ru" fo:country="RU" fo:font-weight="normal" style:font-weight-asian="normal" style:font-weight-complex="normal"/>
    </style:style>
    <style:style style:name="T24" style:family="text">
      <style:text-properties fo:color="#ff3333" fo:font-weight="normal" style:font-weight-asian="normal" style:font-weight-complex="normal"/>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color="#800000"/>
    </style:style>
    <style:style style:name="T28" style:family="text">
      <style:text-properties fo:color="#800000" fo:language="ru" fo:country="RU"/>
    </style:style>
    <style:style style:name="T29"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30" style:family="text">
      <style:text-properties fo:color="#800000" fo:language="en" fo:country="US"/>
    </style:style>
    <style:style style:name="T31" style:family="text">
      <style:text-properties fo:color="#800000" fo:background-color="transparent" loext:char-shading-value="0"/>
    </style:style>
    <style:style style:name="T32" style:family="text">
      <style:text-properties fo:color="#ff6600"/>
    </style:style>
    <style:style style:name="T33" style:family="text">
      <style:text-properties fo:font-weight="bold" style:font-weight-asian="bold" style:font-weight-complex="bold"/>
    </style:style>
    <style:style style:name="T34" style:family="text">
      <style:text-properties fo:font-weight="bold" fo:background-color="transparent" loext:char-shading-value="0" style:font-weight-asian="bold" style:font-weight-complex="bold"/>
    </style:style>
    <style:style style:name="T35" style:family="text">
      <style:text-properties style:use-window-font-color="true"/>
    </style:style>
    <style:style style:name="T36" style:family="text">
      <style:text-properties style:use-window-font-color="true" fo:language="ru" fo:country="RU"/>
    </style:style>
    <style:style style:name="T37" style:family="text">
      <style:text-properties style:use-window-font-color="true" fo:language="ru" fo:country="RU" fo:font-style="normal" style:font-style-asian="normal" style:font-style-complex="normal"/>
    </style:style>
    <style:style style:name="T38" style:family="text">
      <style:text-properties style:use-window-font-color="true" fo:language="ru" fo:country="RU" fo:font-style="normal" fo:font-weight="normal" style:font-style-asian="normal" style:font-weight-asian="normal" style:font-style-complex="normal" style:font-weight-complex="normal"/>
    </style:style>
    <style:style style:name="T39"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ru" fo:country="RU" fo:font-style="normal" fo:background-color="transparent" loext:char-shading-value="0" style:font-style-asian="normal" style:font-style-complex="normal"/>
    </style:style>
    <style:style style:name="T41" style:family="text">
      <style:text-properties style:use-window-font-color="true" fo:language="ru" fo:country="RU" fo:font-style="italic" style:font-style-asian="italic" style:font-style-complex="italic"/>
    </style:style>
    <style:style style:name="T42" style:family="text">
      <style:text-properties style:use-window-font-color="true" fo:language="ru" fo:country="RU" fo:font-style="italic" fo:font-weight="normal" style:font-style-asian="italic" style:font-weight-asian="normal" style:font-style-complex="italic" style:font-weight-complex="normal"/>
    </style:style>
    <style:style style:name="T43" style:family="text">
      <style:text-properties style:use-window-font-color="true" fo:language="ru" fo:country="RU" fo:font-weight="normal" style:font-weight-asian="normal" style:font-weight-complex="normal"/>
    </style:style>
    <style:style style:name="T44" style:family="text">
      <style:text-properties style:use-window-font-color="true" fo:language="ru" fo:country="RU" fo:background-color="transparent" loext:char-shading-value="0"/>
    </style:style>
    <style:style style:name="T45" style:family="text">
      <style:text-properties style:use-window-font-color="true" fo:language="en" fo:country="US"/>
    </style:style>
    <style:style style:name="T46" style:family="text">
      <style:text-properties style:use-window-font-color="true" fo:language="en" fo:country="US" fo:font-style="normal" style:font-style-asian="normal" style:font-style-complex="normal"/>
    </style:style>
    <style:style style:name="T47" style:family="text">
      <style:text-properties style:use-window-font-color="true" fo:language="en" fo:country="US" fo:font-style="normal" fo:background-color="transparent" loext:char-shading-value="0" style:font-style-asian="normal" style:font-style-complex="normal"/>
    </style:style>
    <style:style style:name="T48" style:family="text">
      <style:text-properties style:use-window-font-color="true" fo:language="en" fo:country="US" fo:font-style="normal" fo:font-weight="normal" style:font-style-asian="normal" style:font-weight-asian="normal" style:font-style-complex="normal" style:font-weight-complex="normal"/>
    </style:style>
    <style:style style:name="T4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0" style:family="text">
      <style:text-properties style:use-window-font-color="true" fo:language="en" fo:country="US" fo:font-weight="normal" style:font-weight-asian="normal" style:font-weight-complex="normal"/>
    </style:style>
    <style:style style:name="T51" style:family="text">
      <style:text-properties style:use-window-font-color="true" fo:font-style="normal" style:font-style-asian="normal" style:font-style-complex="normal"/>
    </style:style>
    <style:style style:name="T52" style:family="text">
      <style:text-properties style:use-window-font-color="true" fo:font-style="normal" fo:font-weight="normal" style:font-style-asian="normal" style:font-weight-asian="normal" style:font-style-complex="normal" style:font-weight-complex="normal"/>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background-color="transparent" loext:char-shading-value="0"/>
    </style:style>
    <style:style style:name="T55" style:family="text">
      <style:text-properties style:use-window-font-color="true" fo:language="uk" fo:country="UA" fo:font-style="normal" fo:font-weight="normal" style:font-style-asian="normal" style:font-weight-asian="normal" style:font-style-complex="normal" style:font-weight-complex="normal"/>
    </style:style>
    <style:style style:name="T56" style:family="text">
      <style:text-properties fo:background-color="transparent" loext:char-shading-value="0"/>
    </style:style>
    <style:style style:name="T57" style:family="text">
      <style:text-properties style:text-position="super 58%"/>
    </style:style>
    <style:style style:name="T58" style:family="text">
      <style:text-properties fo:color="#c5000b"/>
    </style:style>
    <style:style style:name="T59" style:family="text">
      <style:text-properties fo:language="fr" fo:country="FR"/>
    </style:style>
    <style:style style:name="T60" style:family="text">
      <style:text-properties fo:color="#0000ff"/>
    </style:style>
    <style:style style:name="T61" style:family="text">
      <style:text-properties fo:color="#0000ff" fo:language="ru" fo:country="RU"/>
    </style:style>
    <style:style style:name="T62" style:family="text">
      <style:text-properties fo:color="#3333ff"/>
    </style:style>
    <style:style style:name="T63" style:family="text">
      <style:text-properties fo:color="#3333ff" fo:language="en" fo:country="US"/>
    </style:style>
    <style:style style:name="T64" style:family="text">
      <style:text-properties fo:font-style="normal"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fo:background-color="transparent" loext:char-shading-value="0" style:font-style-asian="normal" style:font-weight-asian="normal" style:font-style-complex="normal" style:font-weight-complex="normal"/>
    </style:style>
    <style:style style:name="T67" style:family="text">
      <style:text-properties fo:font-style="normal" style:text-underline-style="none" style:font-style-asian="normal" style:font-style-complex="normal"/>
    </style:style>
    <style:style style:name="T68" style:family="text">
      <style:text-properties fo:color="#0066ff"/>
    </style:style>
    <style:style style:name="T69" style:family="text">
      <style:text-properties fo:color="#0066ff" fo:language="en" fo:country="US" fo:font-style="normal" fo:background-color="transparent" loext:char-shading-value="0" style:font-style-asian="normal" style:font-style-complex="normal"/>
    </style:style>
    <style:style style:name="T70" style:family="text">
      <style:text-properties fo:background-color="#ffff00" loext:char-shading-value="0"/>
    </style:style>
    <style:style style:name="T71" style:family="text">
      <style:text-properties fo:color="#00ccff"/>
    </style:style>
    <style:style style:name="T72" style:family="text">
      <style:text-properties fo:font-weight="normal" style:font-weight-asian="normal" style:font-weight-complex="normal"/>
    </style:style>
    <style:style style:name="T73" style:family="text">
      <style:text-properties fo:font-weight="normal" fo:background-color="transparent" loext:char-shading-value="0" style:font-weight-asian="normal" style:font-weight-complex="normal"/>
    </style:style>
    <style:style style:name="T74" style:family="text">
      <style:text-properties fo:color="#0066cc"/>
    </style:style>
    <style:style style:name="T75" style:family="text">
      <style:text-properties fo:color="#0066cc" fo:language="ru" fo:country="RU"/>
    </style:style>
    <style:style style:name="T76" style:family="text">
      <style:text-properties fo:color="#0000cc"/>
    </style:style>
    <style:style style:name="T77" style:family="text">
      <style:text-properties style:text-line-through-style="solid" style:text-line-through-type="single" fo:font-weight="bold" style:font-weight-asian="bold" style:font-weight-complex="bold"/>
    </style:style>
    <style:style style:name="T78" style:family="text">
      <style:text-properties fo:language="uk" fo:country="UA"/>
    </style:style>
    <style:style style:name="T79" style:family="text">
      <style:text-properties fo:language="uk" fo:country="UA" fo:font-style="italic" style:font-style-asian="italic" style:font-style-complex="italic"/>
    </style:style>
    <style:style style:name="T80" style:family="text">
      <style:text-properties fo:language="uk" fo:country="UA" fo:font-weight="bold" style:font-weight-asian="bold" style:font-weight-complex="bold"/>
    </style:style>
    <style:style style:name="T81" style:family="text">
      <style:text-properties fo:color="#ff0000"/>
    </style:style>
    <style:style style:name="T82" style:family="text">
      <style:text-properties style:text-underline-style="none"/>
    </style:style>
    <style:style style:name="T83" style:family="text">
      <style:text-properties style:text-rotation-angle="90" style:text-rotation-scale="line-height"/>
    </style:style>
    <style:style style:name="T84" style:family="text">
      <style:text-properties style:text-rotation-angle="270" style:text-rotation-scale="line-height"/>
    </style:style>
    <style:style style:name="T85" style:family="text">
      <style:text-properties style:text-position="sub 58%" style:font-size-asian="10.5pt"/>
    </style:style>
    <style:style style:name="T86" style:family="text">
      <style:text-properties style:font-name="Symbol" style:font-name-asian="Symbol" style:font-name-complex="Symbol"/>
    </style:style>
    <style:style style:name="T87" style:family="text">
      <style:text-properties style:font-name="Liberation Serif1" style:font-name-asian="Symbol" style:font-name-complex="Symbol"/>
    </style:style>
    <style:style style:name="T88" style:family="text">
      <style:text-properties style:font-name="Courier New CYR"/>
    </style:style>
    <style:style style:name="T89" style:family="text">
      <style:text-properties style:font-name="Courier New CYR" fo:language="en" fo:country="US"/>
    </style:style>
    <style:style style:name="T90" style:family="text">
      <style:text-properties fo:color="#6666ff"/>
    </style:style>
    <style:style style:name="T91" style:family="text">
      <style:text-properties fo:color="#3399ff"/>
    </style:style>
    <style:style style:name="T92" style:family="text">
      <style:text-properties fo:font-size="14pt" fo:language="en" fo:country="US" fo:font-weight="bold" style:font-size-asian="14pt" style:font-weight-asian="bold" style:font-size-complex="14pt" style:font-weight-complex="bold"/>
    </style:style>
    <style:style style:name="T93" style:family="text">
      <style:text-properties fo:font-size="14pt" fo:font-weight="bold" style:font-size-asian="14pt" style:font-weight-asian="bold" style:font-size-complex="14pt" style:font-weight-complex="bold"/>
    </style:style>
    <style:style style:name="T94" style:family="text">
      <style:text-properties fo:font-size="9pt" style:font-size-asian="9pt" style:font-size-complex="9pt"/>
    </style:style>
    <style:style style:name="T95" style:family="text">
      <style:text-properties fo:font-size="12pt" style:font-size-asian="12pt" style:font-size-complex="12pt"/>
    </style:style>
    <style:style style:name="T96" style:family="text">
      <style:text-properties officeooo:rsid="000ab3b7"/>
    </style:style>
    <style:style style:name="T97" style:family="text">
      <style:text-properties officeooo:rsid="000cea25"/>
    </style:style>
    <style:style style:name="T98" style:family="text">
      <style:text-properties officeooo:rsid="000e331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1" text:outline-level="1">Последний фанфик</text:h>
      <text:p text:style-name="P1"><text:span text:style-name="T1">&lt;</text:span><text:span text:style-name="T61">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7">&lt;Добавить эпизод подбора снаряги перед опасным заданием&gt;</text:p>
      <text:p text:style-name="P57">&lt;Глава в Понивилле — знакомство с Дэш. Анон чухает пегаску по холке и хлопает по крупу. Она говорит ему, что не любит ждать&gt;</text:p>
      <text:p text:style-name="P57">&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1">Таймлайн <text:span text:style-name="T14">(</text:span>события через 10 лет после Обмена): </text:p>
      <text:p text:style-name="P81">Год 2143 ПВ <text:span text:style-name="T14">(AU -?)</text:span></text:p>
      <text:p text:style-name="P81"><text:span text:style-name="T14">20-</text:span>е апреля — Юджин «прыгает» с крыши (неудачная попытка заклинания последнего шанса)</text:p>
      <text:p text:style-name="P81">22-е мая — вызов Макса в Эквестрию. Гибель Кимеринна</text:p>
      <text:p text:style-name="P81">25-е мая — встреча с Норфом</text:p>
      <text:p text:style-name="P81">27-е мая — первая встреча с Селестией после бегства из замка Сестёр. Сцена с докторами</text:p>
      <text:p text:style-name="P153"><text:span text:style-name="T96">28-е мая </text:span><text:span text:style-name="T12">— </text:span><text:span text:style-name="T1">Эксперимент со сплетёнными сознаниями.</text:span></text:p>
      <text:p text:style-name="P81"><text:span text:style-name="T96">30</text:span>-е мая — встреча с Индиго. Прогулка с Селестией по парку. Муравьи под накрупником</text:p>
      <text:p text:style-name="P81">3<text:span text:style-name="T96">1</text:span>-е мая — исчезновение Селестии на неделю</text:p>
      <text:p text:style-name="P81">6-е июня — встреча с Селестией после разлуки. Прогулка по парку. Вид со стены. Землетрясение</text:p>
      <text:p text:style-name="P81"><text:span text:style-name="T14">&lt;</text:span>7<text:span text:style-name="T14">-</text:span>е июня — секс с Селестией. Раздор</text:p>
      <text:p text:style-name="P81">&lt;15-е июня — исчезновение Норфа. Прощание с Селестией.</text:p>
      <text:p text:style-name="P81">17-е июня — отбытие из Кантерлота</text:p>
      <text:p text:style-name="P82"><text:span text:style-name="T1">18</text:span>-<text:span text:style-name="T1">июня — Прибытие в Понивилль. Прочтение дневника эксперимента с заклинанием Индрэ</text:span></text:p>
      <text:p text:style-name="P81"><text:span text:style-name="T14">&lt;</text:span>25-е июня — попойка с Пинки. Бочколёт метконосцев</text:p>
      <text:p text:style-name="P81">27-е июня — получение письма от Селестии. Отказ выдать магический усилитель</text:p>
      <text:p text:style-name="P81"><text:span text:style-name="T14">&lt;</text:span>28-е июня<text:span text:style-name="T14"> </text:span>- попытка отослать письмо Селестии через Спайка</text:p>
      <text:p text:style-name="P81">30-е июня — выезд из Понивилля</text:p>
      <text:p text:style-name="P81">1-е июля — Прибытие в Фетлок. Захват резонаторных рубинов в павильоне Псинтела</text:p>
      <text:p text:style-name="P81">2-е июля — выезд из Фетлока Макса с Дэш в фургоне</text:p>
      <text:p text:style-name="P81">&lt;4-е июля - Дэш стучит лбом в дерево. Обнимашки</text:p>
      <text:p text:style-name="P81">8-е июля — прибытие в Груммингтон</text:p>
      <text:p text:style-name="P81">9-е июля –<text:span text:style-name="T14"> </text:span>Провал Груммингтона. Отбытие с Груммингтона</text:p>
      <text:p text:style-name="P81"><text:span text:style-name="T14">&lt;</text:span>12-е июля — Прибытие в Филлидельфию. Отбытие. Падение Макса с самоката</text:p>
      <text:p text:style-name="P81">14-е июля — переправа через седловое озеро. Прибытие Макса с Дэш в Понивилль</text:p>
      <text:p text:style-name="P81">15-е июля — эксперимент с усиленным заклинанием Индрэ. Поединок Луны с Твайлайт в Понивилле</text:p>
      <text:p text:style-name="P81">17-е июля — прибытие в Кантерлот Луны, Макса и шестёрки</text:p>
      <text:p text:style-name="P81"><text:span text:style-name="T14">[</text:span>21-е июля<text:span text:style-name="T14">]</text:span> — Гранд Галопин Гала</text:p>
      <text:p text:style-name="P82">[26-<text:span text:style-name="T1">е июля</text:span>]<text:span text:style-name="T1"> — совещание в зале стратегического планирования. Выдача паспорта Максу</text:span></text:p>
      <text:p text:style-name="P82"/>
      <text:h text:style-name="Heading_20_2" text:outline-level="2"><text:soft-page-break/>Прочитанные фанфики</text:h>
      <text:h text:style-name="Heading_20_3" text:outline-level="3">Эпичные</text:h>
      <text:p text:style-name="P124">Обмен ( <text:a xlink:type="simple" xlink:href="https://darkpony.ru/obmen/" text:style-name="Internet_20_link" text:visited-style-name="Visited_20_Internet_20_Link">https://darkpony.ru/obmen/</text:a> )</text:p>
      <text:p text:style-name="P125">I Dream Of Luna</text:p>
      <text:p text:style-name="P124">Розовые глазки</text:p>
      <text:p text:style-name="P125">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2"/>
      <text:h text:style-name="Heading_20_2" text:outline-level="2">Идеи</text:h>
      <text:list xml:id="list5103999181081302322" text:style-name="L1">
        <text:list-item>
          <text:p text:style-name="P145">Книги:</text:p>
        </text:list-item>
      </text:list>
      <text:list xml:id="list2608154147080059689" text:style-name="L2">
        <text:list-item>
          <text:p text:style-name="P146">«Великие грифоны прошлого» - из канона (5<text:span text:style-name="T14">s8e)</text:span></text:p>
        </text:list-item>
        <text:list-item>
          <text:p text:style-name="P146">«Высшие заклинания в повседневном использовании: от песчинки до дворца»</text:p>
        </text:list-item>
        <text:list-item>
          <text:p text:style-name="P147">«Малоизвестные аспекты магии трансформаций»</text:p>
        </text:list-item>
        <text:list-item>
          <text:p text:style-name="P14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6">Дасти Вейфарер «Зебрианская культура, быт и фольклор»</text:p>
        </text:list-item>
        <text:list-item>
          <text:p text:style-name="P146">«Краткая история Эквестрии»</text:p>
        </text:list-item>
        <text:list-item>
          <text:p text:style-name="P146">«Шедевры архитектуры Эквестрии» с разделом о Кантерлотском Королевском Дворце</text:p>
        </text:list-item>
        <text:list-item>
          <text:p text:style-name="P146">«Великие дела и великие чары». Страница 893: …</text:p>
        </text:list-item>
        <text:list-item>
          <text:p text:style-name="P146">«<text:span text:style-name="T70">Природа Проклятий</text:span>» - обмен</text:p>
        </text:list-item>
        <text:list-item>
          <text:p text:style-name="P146"><text:span text:style-name="T70">«Магия для Чайников»</text:span> - обмен</text:p>
        </text:list-item>
        <text:list-item>
          <text:p text:style-name="P146"><text:span text:style-name="T70">«Энциклопедия Арканум»</text:span> - обмен</text:p>
        </text:list-item>
        <text:list-item>
          <text:p text:style-name="P146">«О Гейсах» - обмен</text:p>
        </text:list-item>
        <text:list-item>
          <text:p text:style-name="P146">«<text:span text:style-name="T70">Тайны Тайных Наук</text:span>» - обмен</text:p>
        </text:list-item>
        <text:list-item>
          <text:p text:style-name="P147">«Основы Заклятий» - обмен</text:p>
        </text:list-item>
        <text:list-item>
          <text:p text:style-name="P146">«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87567037561003356" text:style-name="L3">
        <text:list-item>
          <text:p text:style-name="P14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9">Селестия — переменчивая пони. В одно время не строгая, а в другое может быть такой, что страшно становится</text:p>
        </text:list-item>
        <text:list-item>
          <text:p text:style-name="P148">У Селестии были такие элементы гармонии: Магия, Доброта, Смех. У Луны — Верность, Честность, Щедрость. (ксенофазия)</text:p>
        </text:list-item>
        <text:list-item>
          <text:p text:style-name="P148"><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8">Около 820-ти лет назад будущий маг Лайтнинг Стар поступил на обучение к наставнику Тииспоту</text:p>
        </text:list-item>
        <text:list-item>
          <text:p text:style-name="P14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8">У Селестии грива и хвост развеваются и переливаются от магического шампуня</text:p>
        </text:list-item>
        <text:list-item>
          <text:p text:style-name="P148">Тело Селестии очень крепкое — может выдержать несколько тонн земли</text:p>
        </text:list-item>
        <text:list-item>
          <text:p text:style-name="P148">Дискорд намного старше принцесс, его магия сильнее ихней на голову</text:p>
        </text:list-item>
        <text:list-item>
          <text:p text:style-name="P148">Луна младше Селестии на 3 года. Сёстрам около 5000 лет. <text:span text:style-name="T70">По другим данным, Селестии около 2500 лет (Обмен).</text:span></text:p>
        </text:list-item>
        <text:list-item>
          <text:p text:style-name="P148">Принцессы начали войну с Дискордом в возрасте, когда им было около 700 лет — и продолжалась война почти сто лет</text:p>
        </text:list-item>
        <text:list-item>
          <text:p text:style-name="P148">Самый главный враг сестёр и Дискорда — скука</text:p>
        </text:list-item>
        <text:list-item>
          <text:p text:style-name="P148">В Эквестрии на одного жеребца приходится четыре - пять кобыл</text:p>
        </text:list-item>
        <text:list-item>
          <text:p text:style-name="P14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8">Селестия в первые полторы тысячи лет путешествовала — и заварила несколько войн (две — с Эквестрией, в одной была против Луны)</text:p>
        </text:list-item>
        <text:list-item>
          <text:p text:style-name="P148">Настоящий цвет гривы Селестии — клубнично-розовая. Радужный цвет гривы и хвоста поддерживается магией</text:p>
        </text:list-item>
        <text:list-item>
          <text:p text:style-name="P148">Кроме Дискорда, старше сестёр ещё старейшина драконов</text:p>
        </text:list-item>
        <text:list-item>
          <text:p text:style-name="P148">Кэйденс не прожила и 60-ти лет и является низкорожденной</text:p>
        </text:list-item>
        <text:list-item>
          <text:p text:style-name="P14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8">Народ тихо фигел от нововведений и с ещё большим ожесточением продолжал делать по-своему</text:p>
        </text:list-item>
        <text:list-item>
          <text:p text:style-name="P14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8">Когда пони женятся, они обмениваются ножными браслетами</text:p>
        </text:list-item>
        <text:list-item>
          <text:p text:style-name="P148">Светилами, кроме сестёр, могут управлять единороги (группы), Дискорд, Твайлайт и Старсвирл</text:p>
        </text:list-item>
        <text:list-item>
          <text:p text:style-name="P148">Королева Кризалис — правительница Зелёной Долины</text:p>
        </text:list-item>
        <text:list-item>
          <text:p text:style-name="P148">Мать Луны и Селестии — аликорн Лорен. Мать Дискорда — Алиса (пони-человек)</text:p>
        </text:list-item>
        <text:list-item>
          <text:p text:style-name="P148">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58"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7"><text:note text:id="ftn1" text:note-class="footnote"><text:note-citation>1</text:note-citation><text:note-body><text:p text:style-name="P138">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4">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4">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text:span text:style-name="T14">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8">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8"/>
      <text:p text:style-name="P38">Так, что тут у нас? <text:span text:style-name="T1">Т</text:span>ри последних запроса вызвали сбои в работе кластера и заставили перегрузиться один из хостов.</text:p>
      <text:p text:style-name="P38"><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8"/>
      <text:p text:style-name="P78"><text:span text:style-name="T14">– Нэш, к</text:span>ак называется наш проект?</text:p>
      <text:p text:style-name="P76"><text:span text:style-name="T8">– </text:span><text:span text:style-name="T72">Дайсон.</text:span></text:p>
      <text:p text:style-name="P76"><text:span text:style-name="T8">– </text:span><text:span text:style-name="T72">Сколько тебе лет?</text:span></text:p>
      <text:p text:style-name="P76"><text:span text:style-name="T8">– </text:span><text:span text:style-name="T72">Два года с начала запуска кластера.</text:span></text:p>
      <text:p text:style-name="P76"><text:span text:style-name="T8">– </text:span><text:span text:style-name="T72">Какой сейчас год?</text:span></text:p>
      <text:p text:style-name="P76"><text:span text:style-name="T8">– </text:span><text:span text:style-name="T24">20</text:span><text:span text:style-name="T23">18</text:span><text:span text:style-name="T72">-й.</text:span></text:p>
      <text:p text:style-name="P25"/>
      <text:p text:style-name="P38">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7"/>
      <text:p text:style-name="P78"><text:span text:style-name="T1">– </text:span>Н<text:span text:style-name="T1">эш тестовая задача номер шестнадцать</text:span>. <text:span text:style-name="T1">Выполни при дефолтных настройках.</text:span></text:p>
      <text:p text:style-name="P57">– Принял к исполнению.</text:p>
      <text:p text:style-name="P57"/>
      <text:p text:style-name="P91">«Выживание корпорации в условиях жёсткой конкуренции с ограниченными ресурсами. Случай 16».</text:p>
      <text:p text:style-name="P91"><text:soft-page-break/>…</text:p>
      <text:p text:style-name="P91">…</text:p>
      <text:p text:style-name="P91">…</text:p>
      <text:p text:style-name="P91">Решение.</text:p>
      <text:p text:style-name="P91">…</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8"><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8"><text:span text:style-name="T5">–</text:span><text:span text:style-name="T6"> </text:span><text:span text:style-name="T5">Нэш</text:span><text:span text:style-name="T65">, </text:span><text:span text:style-name="T5">в некоем городе живёт брадобрей, который бреет всех людей, которые не бреются сами. Вопрос: кто бреет брадобрея</text:span><text:span text:style-name="T65">?</text:span></text:p>
      <text:p text:style-name="P38"/>
      <text:p text:style-name="P38">Вместо ответа Нексус выплюнул на консоль длинную строку букв и служебных символов, среди которых бросилась в глаза строка “<text:span text:style-name="T33">incompartible interface Analytics v.0.93 beta</text:span>”</text:p>
      <text:p text:style-name="P38">Ага, уже теплее.</text:p>
      <text:p text:style-name="P38"/>
      <text:p text:style-name="P76"><text:span text:style-name="T8">– Нэш</text:span><text:span text:style-name="T72">, выдай диагностику модуля </text:span><text:span text:style-name="T8">аналитики.</text:span></text:p>
      <text:p text:style-name="P38"/>
      <text:p text:style-name="P38">Йо! Видеокамеры молча наблюдают за поднятым вверх <text:span text:style-name="T1">большим пальцем</text:span>.</text:p>
      <text:p text:style-name="P38">Всё <text:span text:style-name="T1">ясно</text:span>. Версия аналитического модуля устарела и стала несовместимой с последним релизом кибермозга.</text:p>
      <text:p text:style-name="P38">Набираю номер прожект-мэнеджера.</text:p>
      <text:p text:style-name="P38"/>
      <text:p text:style-name="P38"><text:span text:style-name="T14">–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4">– </text:span>Окей. Спасибо, <text:span text:style-name="T1">Анон</text:span>.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8"><text:span text:style-name="T1">– </text:span>Ааа, понятно. Ладно, у меня всё. <text:span text:style-name="T1">Отбой</text:span>!</text:p>
      <text:p text:style-name="P39"><text:span text:style-name="T1">– Отбой</text:span>. <text:span text:style-name="T1">Ещё раз спасибо, что помог. Жаль, что ты ушёл</text:span><text:span text:style-name="T14">.</text:span></text:p>
      <text:p text:style-name="P51"/>
      <text:p text:style-name="P99">Бип-бип-бип.</text:p>
      <text:p text:style-name="P38"><text:soft-page-break/><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34">***</text:p>
      <text:p text:style-name="P134"/>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text:span><text:span text:style-name="T14">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4">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7">Bionic-Hill’а</text:span>. <text:span text:style-name="T1">Разноцветное искрение снежинок в мягком свете фонарей</text:span> создавал<text:span text:style-name="T1">о</text:span> атмосферу <text:span text:style-name="T81">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1">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4">&lt;</text:span><text:span text:style-name="T75">мелодия из Донни Дарко</text:span><text:span text:style-name="T14">&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2">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6">ворил </text:span><text:span text:style-name="T2">—</text:span><text:span text:style-name="T5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6">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6">А у нас получается... </text:span><text:span text:style-name="T2">–</text:span><text:span text:style-name="T5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38">AI <text:span text:style-name="T2">– </text:span><text:span text:style-name="T5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4">2. </text:span>Дом, любимый дом</text:h>
      <text:p text:style-name="P79">Музыка быстрая, тревожная, надорваная и печальная (Pet Shop Boys “So Hard” ?)</text:p>
      <text:p text:style-name="P30"/>
      <text:p text:style-name="P88"><text:span text:style-name="T14">&lt;</text:span><text:span text:style-name="T1">Описание полёта через Эогипп. Удивлённый взгляд Анакорна</text:span><text:span text:style-name="T14">&gt;</text:span></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4">–</text:span> Она очнулась.</text:p>
      <text:p text:style-name="P1">Сразу стало ясно три вещи.</text:p>
      <text:p text:style-name="P1"><text:soft-page-break/>1) Единорог <text:span text:style-name="T14">—</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6">, </text:span><text:span text:style-name="T2">а от валиума таких глюков у меня ни разу не было</text:span><text:span text:style-name="T5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5">…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4">облака.&lt;</text:span><text:span text:style-name="T28">Описание получше. Подземелье</text:span><text:span text:style-name="T14">&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5">проводник</text:span>??? А?!! <text:span text:style-name="T1">А-ха-ха-ха-ха-ха-ха</text:span>! <text:span text:style-name="T14">–</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text:soft-page-break/>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2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4">!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8">Именно Селестия нашла пророчество-заклинание Свирла и настояла на его исполнении</text:span><text:span text:style-name="T14">&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4">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oft-page-break/><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4">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5">верх</text:span>…</text:p>
      <text:p text:style-name="P3">– Сестра, ты идёшь? – заглянула в зал Луна.</text:p>
      <text:p text:style-name="P3">Тут м<text:span text:style-name="T14">еня, </text:span>наконец,<text:span text:style-name="T14"> стошнило. Буквально вывернуло наизнанку: из носа текло, в глазах стояли слёзы. </text:span></text:p>
      <text:p text:style-name="P3">Тёмная аликорница брезгливо поджала губы. <text:span text:style-name="T14">Д</text:span>искорд сделал шаг в сторону, чтобы не попасть под брызги.</text:p>
      <text:p text:style-name="P1"><text:span text:style-name="T14">– </text:span><text:span text:style-name="T1">Присматривай получше за своим </text:span><text:bookmark text:name="result_box"/><text:span text:style-name="T59">Jack of Hearts</text:span><text:span text:style-name="T59"><text:note text:id="ftn7" text:note-class="footnote"><text:note-citation>7</text:note-citation><text:note-body><text:p text:style-name="Footnote"><text:bookmark text:name="result_box1"/><text:span text:style-name="T59">Jack of Hearts</text:span> <text:span text:style-name="T1">– Червовый валет (фр.)</text:span></text:p></text:note-body></text:note></text:span><text:span text:style-name="T59"> , </text:span><text:span text:style-name="T1">Сахарная Ватка</text:span><text:span text:style-name="T59">!</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4">Селестия снова взглянула на меня. Н</text:span>ос её медленно сморщился. <text:span text:style-name="T14">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text:soft-page-break/>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text:soft-page-break/>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7">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5">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text:soft-page-break/>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2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1">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5">,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4">–</text:span> Уфф! Выкарабкались. Почти без потерь, <text:span text:style-name="T14">–</text:span> заметил Дискорд, оглядывая крыло. <text:span text:style-name="T14">–</text:span> Могло быть и хуже.</text:p>
      <text:p text:style-name="P3"><text:span text:style-name="T14">–</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4">–</text:span> <text:span text:style-name="T27">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4">–</text:span> ТЫ!!! ТЫ!..</text:p>
      <text:p text:style-name="P3"><text:span text:style-name="T14">–</text:span> Да, я!!! <text:span text:style-name="T14">–</text:span> Дискорд подбоченился и с вызовом посмотрел на разъярённую аликорницу. <text:span text:style-name="T14">–</text:span> Можешь скинуть меня в болото, можешь превратить обратно в камень, <text:span text:style-name="T27">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4">–</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4">3. </text:span>Кантерлот</text:h>
      <text:p text:style-name="P80">Музыка медленная, фэнтезийная, средневековая, изысканая, дворцовая (стиль Dire Straits “Coyote”)</text:p>
      <text:p text:style-name="P80">&lt;Эркеры и ризалиты&gt;</text:p>
      <text:p text:style-name="P23">Глава IV. Пределы магии</text:p>
      <text:p text:style-name="P20"/>
      <text:p text:style-name="P23">Вашему покорному слуге известны четыре предела магии: </text:p>
      <text:list xml:id="list5765658806603161554" text:style-name="L4">
        <text:list-item>
          <text:p text:style-name="P15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4"><text:s/>–</text:span> Блядь, как меня заебала эта архаика! Когда-нибудь пошлю нахер все каноны письменности и учредю свои! С блекджеком и шлюхами. <text:span text:style-name="T14">– Стар Свирл перевернулся на другой бок и обратился к учени</text:span><text:span text:style-name="T1">це</text:span><text:span text:style-name="T14">. – Это не пиши, это оффтоп.</text:span></text:p><text:p text:style-name="P137"><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10">Я захлопнул “Основы заклятий<text:span text:style-name="T14">”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7">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7">Дискорд исчез. Последний раз драконикуса видели, когда он на своей <text:span text:style-name="T1">золотой барже</text:span> удалялся в сторону Жеребячьих<text:span text:style-name="T27"> </text:span>гор.</text:p>
      <text:p text:style-name="P7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 </text:p>
      <text:p text:style-name="P77"><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4">Ну, понятно, в элитном придворцовом квартале, который представляет из себя </text:span><text:span text:style-name="T1">верхний город</text:span><text:span text:style-name="T14">, цены кусаются. Надо топать вниз, на окраину. Но, блин, корявые пальцы внесли свою коррективу в шопинг-план!</text:span></text:p>
      <text:p text:style-name="P77"><text:span text:style-name="T14">Как раз на спуске в нижний </text:span><text:span text:style-name="T1">город, на мосту</text:span><text:span text:style-name="T14">, я выронил монетку. И, естественно, она не осталась лежать там, где упала, а начала катиться </text:span><text:span text:style-name="T1">по мостовой </text:span><text:span text:style-name="T14">— </text:span><text:span text:style-name="T1">чем дальше, тем быстрее</text:span><text:span text:style-name="T14">.</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4">—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5">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5">парящие платформы.</text:span> Но дворцовым бюрократам необязательно ж знать, КАК я их уничтожаю, хе-хе! Некоторые из <text:span text:style-name="T35">платформ </text:span><text:span text:style-name="T3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5"> И никто ж не догадывался, что она </text:span><text:span text:style-name="T36">сделана по королевскому заказу</text:span><text:span text:style-name="T35">! Её </text:span><text:span text:style-name="T36">Солнечное </text:span><text:span text:style-name="T35"><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1">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4">4. </text:span>Библиотека</text:h>
      <text:p text:style-name="P19">&lt;<text:span text:style-name="T60">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5">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4">– </text:span>Гм!</text:p><text:p text:style-name="Footnote"><text:span text:style-name="T14">– </text:span>Ну, ты ж понимаешь, что без таланта к магии никакое надувание щёк не поможет. <text:span text:style-name="T14">–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4">За прошедшие дни я уже привык и к магии, и к разумным эквиноподобным и даже </text:span><text:span text:style-name="T1">ко сну вдоволь</text:span><text:span text:style-name="T14">. Но вид перебинтованной аликорницы, представшей передо мной в неком подобии экзоскелета, лишил </text:span><text:soft-page-break/><text:span text:style-name="T14">меня дара речи. </text:span><text:span text:style-name="T1">Зелёная лампочка на налобном щитке экзоскелета придавала аликорнице сходство с марсианином.</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68">Экзоскелет, лишившись хозяйки, переключил цвет лампочки с зелёного на оранжевый.</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4">–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5">–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52">Селестия нахмурилась и угрожающе подняла крылья.</text:p>
      <text:p text:style-name="P52"><text:span text:style-name="T14">– </text:span>Не забывай, человек, я — могущественный маг и правитель Эквестрии. Ко мне нужно относиться с должным уважением!</text:p>
      <text:p text:style-name="P52"><text:span text:style-name="T14">– </text:span>А то что? Превратишь в жабу? Сошлёшь на Луну? Убьёшь нахер?</text:p>
      <text:p text:style-name="P52">Аликорница сникла. Уши её опустились.</text:p>
      <text:p text:style-name="P52"><text:span text:style-name="T14">– </text:span>Макс, не надо... Ты же знаешь, я этого не сделаю.</text:p>
      <text:p text:style-name="P52"><text:span text:style-name="T14">–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2"><text:span text:style-name="T14">–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4"> штучки при общении со мной. А я постараюсь помочь тебе </text:span>— если это в моих силах, разумеется<text:span text:style-name="T14">.</text:span></text:p>
      <text:p text:style-name="P52"><text:span text:style-name="T14">Аликорница уселась н</text:span>а пол <text:span text:style-name="T14">и прижала копыто к груди.</text:span></text:p>
      <text:p text:style-name="P42">– Да будет так! Сим заявляю, что отныне и впредь буду общаться с тобой на равных, человек Макс. Слово Селестии <text:span text:style-name="T1">Эквестрийской</text:span>!</text:p>
      <text:p text:style-name="P52"><text:soft-page-break/>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4">– Лады! Вот видишь, нам легко договориться! А теперь расскажи, наконец, зачем </text:span>т<text:span text:style-name="T14">ы притащил</text:span>а<text:span text:style-name="T14"> меня сюда? Только сначала вытащи катетер из шеи </text:span>— <text:s/>он меня нервирует<text:span text:style-name="T14">. Или погоди, я сам вытащу…</text:span></text:p>
      <text:p text:style-name="P52"><text:span text:style-name="T14">Л</text:span>ампа<text:span text:style-name="T14"> отбрасывал</text:span>а<text:span text:style-name="T14"> мягкие тени на стену библиотеки. Селестия, расположи</text:span>вшись<text:span text:style-name="T14"> у моего кресл</text:span>а,<text:span text:style-name="T14">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4">– </text:span>Вот, читай отсюда. <text:span text:style-name="T14">– а</text:span>ликорница подчеркнула абзац копытом.</text:p>
      <text:p text:style-name="P52"/>
      <text:p text:style-name="P53">***</text:p>
      <text:p text:style-name="P53"/>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2">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text:soft-page-break/>–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text:span text:style-name="T1">с</text:span>орвалась. Мне очень стыдно. Последнее время всё идёт наперекосяк, совсем не так, как мы планировали.</text:p>
      <text:p text:style-name="P42"><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text:soft-page-break/>потенциал <text:span text:style-name="T1">— это произойдёт примерно через </text:span><text:span text:style-name="T22">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text:soft-page-break/>В наступившей тишине аликорница прошептала мне убито:</text:p>
      <text:p text:style-name="P42">–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Heading_20_2" text:outline-level="2">4.5 Нерадивый ученик</text:h>
      <text:p text:style-name="P36"/>
      <text:p text:style-name="P52">– Это очень просто, уверяю тебя. Даже совсем маленькие жеребята единорогов способны на столь простую магию. Сконцентрируйся…</text:p>
      <text:p text:style-name="P52">– Ыыых… !!!</text:p>
      <text:p text:style-name="P52">Я покраснел от натуги, но этот блядский листочек даже не шелохнулся!</text:p>
      <text:p text:style-name="P52">– Давай попробуем ещё раз. Сосредоточься на объекте. Высвободи силу. Ты можешь это, я вижу в тебе большой потенциал!</text:p>
      <text:p text:style-name="P52"/>
      <text:p text:style-name="P52">Куда уж больше! Эти медицинские каракули мне теперь месяц сниться будут!</text:p>
      <text:p text:style-name="P52">– Фффу-у-у! – листок закружился в воздухе от моего сердитого дуновения.</text:p>
      <text:p text:style-name="P52">Я отвернулся. Если она хочет выставить меня на посмешище, ей и напрягаться не нужно!</text:p>
      <text:p text:style-name="P52"/>
      <text:p text:style-name="P52">– Анон…</text:p>
      <text:p text:style-name="P52">С лёгким вздохом аликорница положила голову мне на плечо.</text:p>
      <text:p text:style-name="P52">– Не сердись. Это моя вина. Я пытаюсь вести тебя ускоренным курсом.</text:p>
      <text:p text:style-name="P52">Я скосил на неё взгляд. Аликорница прикрыла глаза, наслаждаясь покоем. Солнечный луч зажёг золотистые искорки на её ресницах.</text:p>
      <text:p text:style-name="P52">– Не понимаю, куда ты так гонишь? Мы вполне можем заняться этим через пару недель, когда ты окрепнешь.</text:p>
      <text:p text:style-name="P52">Селестия открыла глаза и нехотя оторвала голову от моего плеча.</text:p>
      <text:p text:style-name="P52">– Нам нужно торопиться. У меня есть нехорошее чувство, а я привыкла доверять своим ощущениям.</text:p>
      <text:p text:style-name="P52">Листок с рецептом вернулся на место.</text:p>
      <text:p text:style-name="P52">– На это раз мы поступим по-другому. Есть способ ускорить процесс. – аликорница отвернулась в смятении.</text:p>
      <text:p text:style-name="P52">Я ждал.</text:p>
      <text:p text:style-name="P52">–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2">– То есть, ты хочешь сказать, что не вполне им владеешь? – помог я аликорнице. – Не волнуйся, я не буду над тобой смеяться.</text:p>
      <text:p text:style-name="P52">–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2">Аликорница взглянула на меня со смущением.</text:p>
      <text:p text:style-name="P52"><text:soft-page-break/>–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2">Я с сомнением почесал в затылке.</text:p>
      <text:p text:style-name="P52">–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2">Я вздохнул.</text:p>
      <text:p text:style-name="P52">– Ну хорошо, хорошо, не волнуйся. Я готов. Можно только просить тебя об одолжении?</text:p>
      <text:p text:style-name="P52">– Да?</text:p>
      <text:p text:style-name="P52">Аликорница с тревогой взглянула на меня.</text:p>
      <text:p text:style-name="P52">– Всё, что в моих силах, Анонимус.</text:p>
      <text:p text:style-name="P52">В её голосе сквозила едва сдерживаемая дрожь.</text:p>
      <text:p text:style-name="P52">«Она думает, я сейчас загадаю себе полцарства, корону и мороженное в придачу!» – усмехнулся я.</text:p>
      <text:p text:style-name="P52">– Можно всё же не стирать мне память? Я, со своей стороны, даю слово не болтать о том, что узнаю, если тебя это беспокоит.</text:p>
      <text:p text:style-name="P52">Аликорница воззрилась на меня с нечитаемым выражением на морде.</text:p>
      <text:p text:style-name="P52">– Я слишком многого прошу? – вздохнул я. – Ладно, не важно…</text:p>
      <text:p text:style-name="P52">Аликорница спрятала морду в одеяле. Холка её подёргивалась.</text:p>
      <text:p text:style-name="P52">Я опешил.</text:p>
      <text:p text:style-name="P52">– Ты чего? – я присел на постель и осторожно отвернул край одеяла. – Эй, есть кто-нибудь в домике? Если я что-то не то сказал, забей…</text:p>
      <text:p text:style-name="P52">Селестия подняла голову и я увидел, что у неё текут слёзы из глаз от беззвучного смеха. Я озадаченно почесал затылок.</text:p>
      <text:p text:style-name="P52">–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2">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2">–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2">Аликорница кивнула, соглашаясь.</text:p>
      <text:p text:style-name="P52">– Теперь позволь мне начать заклинание.</text:p>
      <text:p text:style-name="P52">Аликорница высунула из-под одеяла передние ноги и притянула меня к себе.</text:p>
      <text:p text:style-name="P52">–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2">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text:soft-page-break/>принадлежность. Память распахнула границы и я без удивления отметил сотни и тысячи лет своей жизни.</text:p>
      <text:p text:style-name="P52">Моей?!! Э-э-э, позвольте…</text:p>
      <text:p text:style-name="P52">…</text:p>
      <text:p text:style-name="P52">Я открыла глаза.</text:p>
      <text:p text:style-name="P52">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2">Моя концентрация, моя магия охватила клочок бумаги и понесла ввысь. Листок с рецептом взмыл в воздух, описал круг и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2">Я закрыла глаза.</text:p>
      <text:p text:style-name="P52">…</text:p>
      <text:p text:style-name="P52">– Анонимус! Анон…</text:p>
      <text:p text:style-name="P52">Тёплое дуновение растрепало волосы на лбу. Я открыл глаза.</text:p>
      <text:p text:style-name="P52">– Как ты себя чувствуешь?</text:p>
      <text:p text:style-name="P52">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2">– Я старалась провести всё как можно быстрее. С тобой всё в порядке? – в голосе Селестии появились нотки паники.</text:p>
      <text:p text:style-name="P52">Я успокаивающе похлопал аликорницу по шее не глядя.</text:p>
      <text:p text:style-name="P52">–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2">Аликорница громко воскликнула, просунула морду под подушку, насколько позволял рог, и застонала от досады.</text:p>
      <text:p text:style-name="P52">–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3">сли бы я вспомнила вовремя, я бы предупредила тебя, чтобы ты смог сконцентрироваться.</text:span></text:p>
      <text:p text:style-name="P52">Я вымучено рассмеялся.</text:p>
      <text:p text:style-name="P52">– Спасибо за комплимент, твоё высочество! Никогда не сомневался, что я — та ещё тряпка! Я даже новую кошку не смог завести после смерти старой.</text:p>
      <text:p text:style-name="P52">Аликорница виновато пробормотала из-под подушки:</text:p>
      <text:p text:style-name="P52">– Прости меня, Анонимус.</text:p>
      <text:p text:style-name="P52">Я помотал головой, вытряхивая остатки сонливости.</text:p>
      <text:p text:style-name="P52">– Надо повторить.</text:p>
      <text:p text:style-name="P52">– Что?</text:p>
      <text:p text:style-name="P52">– Надо повторить урок. Я почти усвоил технику.</text:p>
      <text:p text:style-name="P52">Аликорница выглянула одним глазом из-под подушки.</text:p>
      <text:p text:style-name="P52">– И ты не боишься?</text:p>
      <text:p text:style-name="P52"><text:soft-page-break/>Я стянул подушку с Селестии и легонько щёлкнул её по носу.</text:p>
      <text:p text:style-name="P52">–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2">Аликорница слабо улыбнулась.</text:p>
      <text:p text:style-name="P52">– Не будем медлить, Анонимус.</text:p>
      <text:p text:style-name="P52">Я вновь растворился в сине-зелёной гриве.</text:p>
      <text:p text:style-name="P52">…</text:p>
      <text:p text:style-name="P52">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4">Тумбочка.</text:span> Листок… <text:span text:style-name="T94">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5">Всё пошло не так. Не могу уловить точку концентрации. Сила приложена к чему-то большему, чем лист бумаги. К чему-то неизмеримо большему. </text:span><text:span text:style-name="T9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5">Сила уходит бесконтрольно. Нужно прервать урок. Нет! Нет! О-О-О-О-О, НЕ-Е-Е-Е-Е-Т!!!</text:span></text:p>
      <text:p text:style-name="P52">…</text:p>
      <text:p text:style-name="P52">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2">Тумбочка стояла на месте, не сдвинувшись ни на волос.</text:p>
      <text:p text:style-name="P52">С улицы доносились возгласы удивления, страха и ожесточённые споры. Я бросил взгляд в окно и выругался ещё сильнее.</text:p>
      <text:p text:style-name="P52">По голубому небу к дневному светилу взмывала Луна.</text:p>
      <text:p text:style-name="P52">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2">Я бросился к постели и стал что есть силы тормошить бесчувственную аликорницу.</text:p>
      <text:p text:style-name="P52">– Вставай! Эй, вставай, твоё высочество! Беда! Там сейчас<text:span text:style-name="T14"> </text:span>Луна в Солнце врежется!</text:p>
      <text:p text:style-name="P52">Аликорница что-то невнятно говорила себе под нос, но глаз не открывала. Я вслушался в её бормотание.</text:p>
      <text:p text:style-name="P52">– …всегда говорила, что сестра не умеет пить…</text:p>
      <text:p text:style-name="P52">Проклятье! Эту кобылу можно разбудить только ведром воды!</text:p>
      <text:p text:style-name="P52">Я бросился к окну, намереваясь позвать кого-нибудь на помощь. И замер с отвалившейся челюстью.</text:p>
      <text:p text:style-name="P52">Я уже принял как данность, что Луна перепутала пору суток и выскочила на небосвод в полдень! Но, блин, какому сумасшедшему художнику понадобилось исписать её поверхность громадными буквами, словно стену лифта? <text:s/>Забыв про всё, я сидел на подоконнике с разинутым ртом и читал печатные буквы, появляющиеся в поле зрения по мере поворота Луны.</text:p>
      <text:p text:style-name="P52">«С-Е-Л-Е-С-Т-И-Я … — … П-И-З-…» </text:p>
      <text:p text:style-name="P52">– ЧТО ТУТ ПРОИСХОДИТ???</text:p>
      <text:p text:style-name="P52">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2">– Мы …э-э-э… изучали левитацию предметов посредством переплетения сознаний. – промямлил я наконец. – Кажись, я чего-то накосячил.</text:p>
      <text:p text:style-name="P52">Тёмная аликорница перевела взгляд на Селестию, всё так же лежащую на постели разметав крылья.</text:p>
      <text:p text:style-name="P52"><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2">Белоснежная аликорница чуть шевельнула крыльями и натянула одеяло на голову.</text:p>
      <text:p text:style-name="P52">– Уйдите все… – пробормотала Селестия сквозь одеяло. – Я умираю.</text:p>
      <text:p text:style-name="P52">«-ДА» — я мельком прочитал окончание текста, появившееся на спутнике.</text:p>
      <text:p text:style-name="P52">Тёмная аликорница проследила мой взгляд и ухмыльнулась.</text:p>
      <text:p text:style-name="P52">– Гм! Хотя, с другой стороны, конечный результат не так уж и плох. – Луна перешла на нормальный тон, что позволило мне высунуть пальцы из ушей. – Жаль, что любоваться им придётся недолго.</text:p>
      <text:p text:style-name="P52">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2">–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2">Я, конечно, побаивался тёмной фурии, но её отношение задело меня за живое.</text:p>
      <text:p text:style-name="P52">– Эй, что ты там про улитку сказала? Я ведь не напрашивался, в конце-концов! Я оказался тут с твоей помощью, в том числе!</text:p>
      <text:p text:style-name="P52">Луна не удостаивая меня взглядом, прошествовала к выходу, попутно нажав кнопку экстренного вызова.</text:p>
      <text:p text:style-name="P52">–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2">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2">Через мгновение палата заполнилась оханьем, аханьем и звоном склянок с микстурами. Я оказался в окружении злобных медсестёр.</text:p>
      <text:p text:style-name="P52">–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2">Передо мной захлопнулась дверь в палату.</text:p>
      <text:p text:style-name="P52">Ну охренеть! Я же ещё и виноват!</text:p>
      <text:p text:style-name="P52"/>
      <text:h text:style-name="P159" text:outline-level="2"><text:span text:style-name="T14">5. </text:span>Индиго</text:h>
      <text:p text:style-name="P42"/>
      <text:p text:style-name="P42">Я шёл в королевскую столовую, поигрывая <text:span text:style-name="T1">увесистой </text:span>ручкой в пальцах. <text:span text:style-name="T12">С </text:span><text:span text:style-name="T13">поза</text:span><text:span text:style-name="T12">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text:span text:style-name="T98">вчерашним</text:span> утро<text:span text:style-name="T97">м</text:span>.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сине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анешн! Скажи ей, что у меня сегодня день рождения, и я здоровски обиде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text:soft-page-break/>–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ов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здоровски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2">Я остался сидеть в полнейшем замешательстве. </text:p>
      <text:p text:style-name="P52"/>
      <text:p text:style-name="P53"><text:soft-page-break/>***</text:p>
      <text:p text:style-name="P52">&lt;<text:span text:style-name="T60">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7">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2">Селестия встала и принялась по очереди поднимать ноги, разминая суставы. Потом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
      <text:p text:style-name="P52"/>
      <text:p text:style-name="P52"/>
      <text:p text:style-name="P156"><text:span text:style-name="T35">&lt;</text:span><text:span text:style-name="T1">Анон не успел увидеть подробности</text:span><text:span text:style-name="T35">&gt;</text:span></text:p>
      <text:p text:style-name="P155">&lt;Вторая глава — Макс с Сел на пробежке. Сел маячит перед ним задницой и он перевозбуждается. Потом она его лечит от наркомании и мелких недугов (она заметила его зависимость во время переплетённого сознания)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156">&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155">-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4">&gt;</text:span></text:p>
      <text:p text:style-name="P156"><text:span text:style-name="T73">&lt;</text:span><text:span text:style-name="T9">Селестия лечит Макса в Кантерлоте от болячек и наркозависимости по-настоящему </text:span><text:span text:style-name="T73">(</text:span><text:span text:style-name="T9">перебирает на себя его болячки</text:span><text:span text:style-name="T73">)</text:span><text:span text:style-name="T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text:span text:style-name="T73">&gt;</text:span></text:p>
      <text:p text:style-name="P157">&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157">&lt;Сел пытается научить Макса телепортации, и он телепортирует Агамемнона в пещеру под Кантерлотом (и учит ругательствам – в т.ч. “заебали”)&gt;</text:p>
      <text:p text:style-name="P152">&lt;<text:span text:style-name="T27">Селестия объясняет Анону происхождение надписина обратной стороне Луны — шалости Луны во время заточения</text:span>&gt;</text:p>
      <text:p text:style-name="P52"/>
      <text:p text:style-name="P52"/>
      <text:p text:style-name="P52"/>
      <text:p text:style-name="P52">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Он, вроде, не моложе вас.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2">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2"/>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soft-page-break/>…</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52"/>
      <text:p text:style-name="P52">Селестия со вздохом захлопнула книгу.</text:p>
      <text:p text:style-name="P52">–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
      <text:p text:style-name="P52">…</text:p>
      <text:p text:style-name="P52"/>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text:soft-page-break/>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52"/>
      <text:h text:style-name="P158" text:outline-level="2">6. Стыд</text:h>
      <text:p text:style-name="P52">&lt;<text:span text:style-name="T91">Mylene Farmer — L`Ame-Stram-Gram</text:span>&gt;</text:p>
      <text:p text:style-name="P62">~~~ Завтра на семь в библиотеке ~~~</text:p>
      <text:p text:style-name="P62"/>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text:soft-page-break/>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text:soft-page-break/>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text:soft-page-break/>–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lt;<text:span text:style-name="T21">Абсолютного забвения</text:span>&gt;Стирание из бытия. Точнее, его нет и не было после того, как я замкнула его на его создателя, Иггуса. Суть заклинания <text:span text:style-name="T78">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8">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78">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text:soft-page-break/>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62">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7">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7">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7">—</text:span> осень, за осенью <text:span text:style-name="T37">—</text:span> зима. <text:s/>Если пошёл дождь, должно быть мокро, если выпал снег <text:span text:style-name="T37">—</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4">–</text:span> Постой, постой, <text:span text:style-name="T14">–</text:span> я попыталась удержать ускользающую тень сомнения. <text:span text:style-name="T14">–</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4">–</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14">–</text:span> По состоянию здоровья? <text:span text:style-name="T14">–</text:span> переспросила я, не спуская с него взгяд.</text:p>
      <text:p text:style-name="P1"><text:span text:style-name="T14">–</text:span> Да, Ваше Высочество, <text:span text:style-name="T14">–</text:span> гонец потупил взгляд, глаза его забегали, <text:span text:style-name="T14">–</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4">–</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4">–</text:span> Эммм… Они… м-м-м… не больны… в некотором смысле… <text:span text:style-name="T14">–</text:span> гонец изо всех сил ковырял копытом <text:s/>литку, пряча взгляд. <text:span text:style-name="T14">–</text:span> Они… мнэээ… сами… в некотором роде… кхм. Нервный срыв. Переутомление и бессонница… Кхм.</text:p>
      <text:p text:style-name="P1"><text:span text:style-name="T14">–</text:span> Сами <text:span text:style-name="T14">—</text:span> что? <text:span text:style-name="T14">–</text:span> Я постепенно начала понимать причину смущения гонца.</text:p>
      <text:p text:style-name="P1"><text:span text:style-name="T14">–</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4">—</text:span> в возможности летать. И добровольно отказаться от полётов для него <text:span text:style-name="T14">—</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4">–</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4">– </text:span>Добрый день, Ваше Высочество! <text:span text:style-name="T14">–</text:span> склонились они в поклоне. После некоторого перешёптывания, они всё же назвались по очереди.</text:p>
      <text:p text:style-name="P1"><text:span text:style-name="T14">–</text:span> А где восьмой? <text:span text:style-name="T14">–</text:span> удивилась я. <text:span text:style-name="T14">–</text:span> Мне сказали, вас было восемь. Восемь отказавшихся летать.</text:p>
      <text:p text:style-name="P1"><text:span text:style-name="T14">–</text:span> Да, Ваше Высочество, п-принцесса Селестия, <text:span text:style-name="T14">–</text:span> старший из них запинался от волнения. <text:span text:style-name="T14">–</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4">–</text:span> Успокойтесь, <text:span text:style-name="T14">–</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text:soft-page-break/>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4">–</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6">старший. </text:span><text:span text:style-name="T2">–</text:span><text:span text:style-name="T5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7">—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text:soft-page-break/>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4">— и втайне немного завидовала этому</text:span>. Если бы сестра со своими способностями к магии умела обуздывать свои эмоции <text:span text:style-name="T14">—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text:soft-page-break/>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4">— умение делегировать полномочия. Вечером того же дня я села за письменный стол.</text:span></text:p>
      <text:p text:style-name="P42">“<text:span text:style-name="T25">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4">—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4">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text:soft-page-break/>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4">—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14">ctg(Pi/4)-6)/(ln(e)-sin(0))</text:span></text:h>
      <text:p text:style-name="P83">Mark Knopfler — Hill Farmers Blues — или на следующую главу (прощание)</text:p>
      <text:p text:style-name="P52"/>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text:soft-page-break/>но не даёт мне вечную жизнь. Мне не дожить до времён магической деградации<text:span text:style-name="T27"> </text:span>(быть может, к счастью). Всё, что я могу <text:span text:style-name="T14">— оставить тебе напутствие.</text:span></text:p>
      <text:p text:style-name="P62"><text:span text:style-name="T14">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4">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4">Тебе может не нравиться этот мир. Тебе могут не нравиться пони. Ты можешь быть удивлён и обижен </text:span>их <text:span text:style-name="T14">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4">— </text:span>и ты увидишь, как мир меняется к лучшему. Он очень молод и гибок. Он горит желанием изменяться. Но в этом его слабость <text:span text:style-name="T14">— </text:span>он может меняться и в плохую сторону. От тебя зависит, в какую.</text:p>
      <text:p text:style-name="P62">Эх, хотел бы я поменяться с тобой местами <text:span text:style-name="T14">—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42">…</text:p>
      <text:p text:style-name="P42"/>
      <text:p text:style-name="P52">Тоже мне, философ выискался, Диоген копытный! Вот не люблю, когда всякие "гуру" с глубокомысленным видом порют чушь. Эквестрия <text:span text:style-name="T16">—</text:span> сказочная страна, пони <text:span text:style-name="T16">— </text:span><text:span text:style-name="T14">прекрасные создания, порядки тут з</text:span>амечательные<text:span text:style-name="T14">! Чисто, культурно, вежливо. Дворецкий </text:span><text:span text:style-name="T16">—</text:span><text:span text:style-name="T14"> скопидом, конечно, но то работа у него такая. </text:span>Блин, м<text:span text:style-name="T14">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4">– </text:span>Её Высочество Принцесса Селестия хочет видеть вас, человек Макс.</text:p>
      <text:p text:style-name="P1">Я захлопнул трактат<text:span text:style-name="T14">.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4">–</text:span> Уже иду. Где я могу её найти?</text:p>
      <text:p text:style-name="P1"><text:span text:style-name="T14">–</text:span> Я проведу вас, человек Макс. <text:span text:style-name="T14">–</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4"> </text:span><text:span text:style-name="T46">— вся архитектура явно </text:span><text:span text:style-name="T37">была </text:span><text:span text:style-name="T46">заточена под крылатых. Таких, для которых приземлиться на балкон в тронном зале или уйти через портик на крыше</text:span><text:span text:style-name="T64"> </text:span><text:span text:style-name="T46">— обычное дело. </text:span><text:span text:style-name="T64">Хорошо, что ежедневные посещения каретной мастерской подняли мой тонус, изрядно посаженный сидячим образом жизни.</text:span></text:p>
      <text:p text:style-name="P1"><text:span text:style-name="T6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4">–</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6">— книжный шкаф и напольная подставка для чтения с </text:span><text:span text:style-name="T37">упором в виде </text:span><text:span text:style-name="T46">голов</text:span><text:span text:style-name="T37">ы</text:span><text:span text:style-name="T4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7">Каменный пол комнаты был покрыт розовым ковром с длиннейшим ворсом.</text:span><text:span text:style-name="T46"> </text:span><text:span text:style-name="T37">Его центр занимал высокий </text:span><text:span text:style-name="T46">кругл</text:span><text:span text:style-name="T37">ый</text:span><text:span text:style-name="T46"> </text:span><text:span text:style-name="T37">футон</text:span><text:span text:style-name="T46"> </text:span><text:span text:style-name="T37">с</text:span><text:span text:style-name="T46"> велик</text:span><text:span text:style-name="T37">им</text:span><text:span text:style-name="T46"> множество</text:span><text:span text:style-name="T37">м</text:span><text:span text:style-name="T46"> подушек. Среди них я с удивлением заметил плюшевую единорожку </text:span><text:span text:style-name="T37">фиолетового</text:span><text:span text:style-name="T46">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2">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8">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Хотя… С одной стороны, мы с Лулу корректируем курс и вращение Эквуса <text:span text:style-name="T14">—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4">.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4">—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4">Во все времена некоторым пони нравилось играть в конспирацию и борьбу за идеалы высшей справедливости. От которой они первые </text:span>и сбежали<text:span text:style-name="T14">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4">— </text:span>не давать им окрепнуть настолько, чтобы они могли посеять смуту.</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oft-page-break/><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0">Мне печалиться не стоит</text:p><text:p text:style-name="P140">Жизнь прекрасна и ярк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text:p><text:p text:style-name="P140">Но друзей моих немного,</text:p><text:p text:style-name="P140">Гложе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text:soft-page-break/>–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2"><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4">–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text:soft-page-break/>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4">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text:soft-page-break/>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4">–</text:span> Иногда хочется забыться, <text:span text:style-name="T14">–</text:span> перехватила мой взгляд аликорница, <text:span text:style-name="T14">–</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4">–</text:span> А водку у вас принято пить?</text:p>
      <text:p text:style-name="P40"><text:span text:style-name="T14">–</text:span> Некоторые употребляют. Но правительница Эквестрии, пьющая <text:span text:style-name="T1">яблочную </text:span>водку <text:span text:style-name="T1">—</text:span> это уже черезчур. <text:span text:style-name="T14">–</text:span> засмеялась Селестия. <text:span text:style-name="T14">–</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4">— сильнейший энергетик, он многократно усиливает чувства и возможности организма, но он же и иссушает его.</text:span></text:p>
      <text:p text:style-name="P52"><text:span text:style-name="T14">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4">—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4">—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4">– Я несказанно рада, что, наконец-то, могу назвать тебя своим другом. </text:span>– мурлыкнула Тия. – <text:span text:style-name="T14">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text:soft-page-break/>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4">– Это ты называешь “дружбой”? – с </text:span>улыбкой хмыкнул<text:span text:style-name="T14"> я. – </text:span>Мне нравится твоё чувство юмора.</text:p>
      <text:p text:style-name="P52">Аликорница нахмурилась.</text:p>
      <text:p text:style-name="P52"><text:span text:style-name="T14">–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4">– </text:span>Нет, что ты, Тия, не мели ерунды! Я всем доволен, я просто в восторге. Мне вообще кажется, что я попал в рай, а ты <text:span text:style-name="T14">— </text:span>мой ангел-хранитель. И называть ЭТО дружбой <text:span text:style-name="T14">—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4">— не друг, я — нечто большее. Я тебя </text:span>лю...</text:p>
      <text:p text:style-name="P52">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text:soft-page-break/>9. <text:span text:style-name="T1">Прощание</text:span></text:h>
      <text:p text:style-name="P52"/>
      <text:p text:style-name="P42">–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3">***</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6">– </text:span><text:span text:style-name="T37">Говорят, в Додж-сити почти не осталось жителей. В местном депо перестали обслуживать паровозы из-за отсутствия рабочих. Старик </text:span><text:span text:style-name="T46">–</text:span><text:span text:style-name="T3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6">– </text:span><text:span text:style-name="T51">А из Пинто Крика уже месяц нет новостей...</text:span></text:p>
      <text:p text:style-name="P3"><text:span text:style-name="T46">– </text:span><text:span text:style-name="T5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6"><text:span text:style-name="T51">– </text:span>“<text:span text:style-name="T1">Что я могу сделать, чтобы вернуть всё назад?</text:span>”</text:p>
      <text:p text:style-name="P16"><text:span text:style-name="T51">– </text:span><text:span text:style-name="T37">Так и сказала?</text:span></text:p>
      <text:p text:style-name="P1"><text:span text:style-name="T46">– </text:span><text:span text:style-name="T37">Да, </text:span><text:span text:style-name="T38">Фэнси</text:span><text:span text:style-name="T3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51">– </text:span><text:span text:style-name="T37">Что бы это значило, Флер?</text:span></text:p>
      <text:p text:style-name="P16"><text:span text:style-name="T51">– </text:span><text:span text:style-name="T3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text:soft-page-break/></text:p>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пони!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4">–</text:span> Ты? <text:span text:style-name="T14">–</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4">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4">олоски и даже целые пряди розового цвета выбивались </text:span><text:span text:style-name="T1">и</text:span><text:span text:style-name="T14">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4"> </text:span><text:span text:style-name="T1">И даже м</text:span><text:span text:style-name="T14">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4">–</text:span> <text:span text:style-name="T1">Сорок девять</text:span> из шестидесяти четырёх? Хренасе! <text:span text:style-name="T14">–</text:span> я вспомнил рассказ Селестии про восьмёрку пегасов прошлогоднего выпуска. <text:span text:style-name="T14">–</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4">–</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5">— </text:span><text:span text:style-name="T3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4">–</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text:soft-page-break/>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4">– </text:span><text:span text:style-name="T1">Она</text:span><text:span text:style-name="T14">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4">– </text:span><text:span text:style-name="T1">горько заметила аликорница. </text:span><text:span text:style-name="T14">–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4">–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5">— так точно.</text:span></text:p>
      <text:p text:style-name="P42">– Ну ок. Тогда она обрадуется следующей новости: я ухожу.</text:p>
      <text:p text:style-name="P42">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text:soft-page-break/>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2"/>
      <text:p text:style-name="P1"><text:span text:style-name="T47">&lt;</text:span><text:span text:style-name="T69">Mark Knopfler - </text:span><text:span text:style-name="T68">Hill Farmer's Blues</text:span><text:span text:style-name="T47">&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62">–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4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text:soft-page-break/>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2">Имя её было Селестия.</text:p>
      <text:p text:style-name="P62">За ней последовала и сестра её, <text:span text:style-name="T14">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14">—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78">мино</text:span>тавра?</text:p>
      <text:p text:style-name="P62">– <text:s/>Тебя забрать я ему не дам. А в дядю не тыкай копытом, это невежливо! Спи уже, моя маленькая!</text:p>
      <text:p text:style-name="P62">– Поцелуй меня на ночь, мам!</text:p>
      <text:p text:style-name="P62">– Конечно, моя хорошая...</text:p>
      <text:p text:style-name="P62"/>
      <text:p text:style-name="P42">Вагоны убаюкивающе перестукивались по рельсам, унося меня прочь от Кантерлота. Я перевернулся на другой бок и провалился в сон.</text:p>
      <text:p text:style-name="P84">&lt;https://www.youtube.com/watch?v=Py9SDdYGFrQ&gt;</text:p>
      <text:h text:style-name="Heading_20_2" text:outline-level="2">10. Понивилль</text:h>
      <text:p text:style-name="P42"/>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5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oft-page-break/>–<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6">–</text:span><text:span text:style-name="T37">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text:soft-page-break/>–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text:span text:style-name="T1">четверть</text:span> арбуза каждое.</text:p>
      <text:p text:style-name="P42">– Ред <text:span text:style-name="T1">Гала</text:span>? Две серебряшки.</text:p>
      <text:p text:style-name="P42">– Куча?</text:p>
      <text:p text:style-name="P42">– Ну ты даёшь! – хмыкнула Эпплджек. – Даже не смешно.</text:p>
      <text:p text:style-name="P42">– Неужели штука?</text:p>
      <text:p text:style-name="P42">Поня<text:span text:style-name="T1">х</text:span>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text:soft-page-break/>–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text:soft-page-break/>–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text:soft-page-break/>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7">пони-</text:span><text:span text:style-name="T46">исчезновений уже год. Почту за честь работать </text:span><text:span text:style-name="T37">под твоим руководством</text:span><text:span text:style-name="T46">. Подожди немного, я </text:span><text:span text:style-name="T37">от</text:span><text:span text:style-name="T46">систематизирую нужную информацию и расскажу тебе, насколько далеко смогла продвинуться.</text:span></text:p>
      <text:p text:style-name="P40">“Вот неугомонная” <text:span text:style-name="T15">–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text:soft-page-break/>–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3">***</text:p>
      <text:p text:style-name="P42"/>
      <text:p text:style-name="P135"><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text:soft-page-break/>–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6">«...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4">— то есть крыльев. И я подумала: а что, если…</text:span></text:p>
      <text:p text:style-name="P52"><text:span text:style-name="T14">–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4">—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2"><text:soft-page-break/>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8">— далеко 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4">— максимум двух пони, </text:span>после чего мне придётся восстанавливаться около месяца<text:span text:style-name="T14">. С вами же я связана в круг Элементов Гармонии, что позволит мне вызвать магический резонанс и </text:span><text:soft-page-break/><text:span text:style-name="T14">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4">. Это поможет мне в моей монографии на тему аликорнизации.</text:span></text:p>
      <text:p text:style-name="P52">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80">&lt;Seal — Amazing <text:span text:style-name="T1">(T</text:span><text:span text:style-name="T14">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text:soft-page-break/>“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0">—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5">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4">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2">***</text:p>
      <text:p text:style-name="P1"/>
      <text:p text:style-name="P62">Дата: 12.04.1003 А.С.</text:p>
      <text:p text:style-name="P62">Эксперимент: заклинание Воплощения Индрэ</text:p>
      <text:p text:style-name="P62">Испытуемая: Рэйнбоу Дэш</text:p>
      <text:p text:style-name="P62"><text:soft-page-break/>Синопсис: описание пробуждения испытуемой</text:p>
      <text:p text:style-name="P62">Замечания: испытуемая отказалась дать описание сна. «Гы-гы... Фигасе... Человеки рулят...» <text:span text:style-name="T17">—</text:span><text:span text:style-name="T18"> </text:span><text:span text:style-name="T72">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71">d.notive — Talking Flight</text:span>&gt;</text:p>
      <text:p text:style-name="P62">Дата: 12.04.1003 А.С.</text:p>
      <text:p text:style-name="P62">Эксперимент: заклинание Воплощения Индрэ</text:p>
      <text:p text:style-name="P62">Испытуемая: Рэрити</text:p>
      <text:p text:style-name="P62">Синопсис: запись сна со слов испытуемой</text:p>
      <text:p text:style-name="P62">Замечания: замечаний нет</text:p>
      <text:p text:style-name="P62"/>
      <text:p text:style-name="P1"><text:span text:style-name="T37">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4">—</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50">чёрный экран?</text:span></text:p>
      <text:p text:style-name="P49"/>
      <text:p text:style-name="P53">***</text:p>
      <text:p text:style-name="P52"/>
      <text:p text:style-name="P62">Дата: 12.04.1003 А.С.</text:p>
      <text:p text:style-name="P62">Эксперимент: заклинание Воплощения Индрэ</text:p>
      <text:p text:style-name="P62"><text:soft-page-break/>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Примечания: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
      <text:p text:style-name="P62">Дата: 12.04.1003 А.С.</text:p>
      <text:p text:style-name="P62">Эксперимент: заклинание Воплощения Индрэ</text:p>
      <text:p text:style-name="P62">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2">***</text:p>
      <text:p text:style-name="P1"/>
      <text:p text:style-name="P23">Сим повелеваем прекратить дальнейшие эксперименты<text:span text:style-name="T35">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7"/>
      <text:h text:style-name="Heading_20_2" text:outline-level="2">12. День сурка</text:h>
      <text:p text:style-name="P16">&lt;<text:span text:style-name="T62">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4">— </text:span>да-да, чувак, пора себе признаться, что ты конкретно на него подсел. Так феерично и надолго ты ещё <text:soft-page-break/>не улетал. Да и с бухлом завязывай, если уж на то пошло. А то допился до розовых поней <text:span text:style-name="T14">—</text:span> так и в дурку попасть недолго. Вот и сейчас перегар такой, что снег плавится. Пройди реабилитацию и вернись в проект. А не примут <text:span text:style-name="T14">— найти новую работу. Так даже лучше: быстрее забудешь всю эту хренотень с рогатыми кобылами. </text:span>Будь мужиком, блеать! <text:span text:style-name="T14">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4">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1">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text:soft-page-break/>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4">Солнечный лучик настойчиво пробивался сквозь плотно сомкнутые веки. Ветерок через открытое окно </text:span><text:span text:style-name="T1">щекотал уши и шуршал</text:span><text:span text:style-name="T14"> </text:span><text:span text:style-name="T1">занавесками</text:span><text:span text:style-name="T14">. Я раскрыл глаза, в который раз наслаждаясь ясной головой и абсолютной выспанностью </text:span><text:span text:style-name="T46">—</text:span><text:span text:style-name="T14"> роскошью, недоступной мне </text:span><text:span text:style-name="T1">годами</text:span><text:span text:style-name="T14"> работы программистом. Краем уха </text:span><text:soft-page-break/><text:span text:style-name="T14">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4">— и о</text:span>н<text:span text:style-name="T14"> з</text:span>нает, как приготовить<text:span text:style-name="T14"> </text:span>из них особенный вольт-сидр, который больше никто не сделает<text:span text:style-name="T14">.</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14">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4">— то ли я был глух к магии, то ли она ко мне, но с в</text:span>олшебством<text:span text:style-name="T14">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soft-page-break/>…</text:p>
      <text:p text:style-name="P52"/>
      <text:p text:style-name="P52">– Ты не понимаешь! Магия подобна струе воды, исходящей из садового шланга. А заклинание <text:span text:style-name="T14">—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4">—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4">— НЕТ!</text:span></text:p>
      <text:p text:style-name="P1">Твайлайт начала в возбуждении ходить по читальному залу.</text:p>
      <text:p text:style-name="P1"><text:span text:style-name="T37">–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6"> </text:span><text:span text:style-name="T37">Мощнее ускорителя только магия драконов, аликорнов и Элементов Гармонии. Если бы я была...</text:span><text:span text:style-name="T14"> </text:span>Ай!</text:p>
      <text:p text:style-name="P1">Твайлайт, погружённая в свои мысли, не заметила вылезшего из своей корзинки зевающего Спайка.</text:p>
      <text:p text:style-name="P1"><text:span text:style-name="T14">–</text:span> Элементы-шмелементы, <text:span text:style-name="T14">–</text:span> проворчал Спайк, выкарабкиваясь из-под Твайлайт, <text:span text:style-name="T14">–</text:span> доброе утро, Макс. Твай, ты не ушиблась?</text:p>
      <text:p text:style-name="P1"><text:span text:style-name="T14">–</text:span> Дет, всё в порядке. <text:span text:style-name="T14">–</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6">– Я </text:span><text:span text:style-name="T51">всегда буду оставаться в тени. </text:span><text:span text:style-name="T46">– </text:span><text:span text:style-name="T51">хлюпала единорожка. </text:span><text:span text:style-name="T46">– </text:span><text:span text:style-name="T5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4">– </text:span>Ты?!</text:p>
      <text:p text:style-name="P97"><text:span text:style-name="T14">–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7"><text:span text:style-name="T14">– М</text:span>ожет тогда, ты скажешь, что в нём пошло не так и почему к вам попал я, а не сверхаликорн?</text:p>
      <text:p text:style-name="P97"><text:span text:style-name="T14">– </text:span>Не скажу. Заклинания Стар Свирла Бородатого обычно если срабатывают, то без ошибок.</text:p>
      <text:p text:style-name="P52"><text:span text:style-name="T14">– Если </text:span>только <text:span text:style-name="T14">их правильно вызывают. – </text:span>пробурчал Спайк, возвращаясь в корзинку.</text:p>
      <text:p text:style-name="P40"><text:span text:style-name="T14">–</text:span> <text:span text:style-name="T1">Эмм. </text:span>Что он имел ввиду?</text:p>
      <text:p text:style-name="P40"><text:span text:style-name="T14">–</text:span> Ну, <text:span text:style-name="T14">–</text:span> Твайлайт смутилась, <text:span text:style-name="T14">–</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2"> </text:span><text:span text:style-name="T11">для второй попытки </text:span>пришлось рискнуть и <text:soft-page-break/>отправиться в Вечнодикий лес. Хотя он уже в то время был очень опасным местом. <text:span text:style-name="T1">Мне известно,</text:span> чем всё закончилось. <text:span text:style-name="T14">–</text:span> <text:span text:style-name="T1">е</text:span>динорожка опустила голову.</text:p>
      <text:p text:style-name="P40"><text:span text:style-name="T14">– </text:span><text:span text:style-name="T1">Да, завершилось всё препаршиво. Принцесса Луна сказала, лучше бы её обратно на Луну закинули.</text:span></text:p>
      <text:p text:style-name="P40"><text:span text:style-name="T14">–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4">– </text:span><text:span text:style-name="T1">Хм. Нет.</text:span></text:p>
      <text:p text:style-name="P40"><text:span text:style-name="T14">– </text:span><text:span text:style-name="T1">А друзья?</text:span></text:p>
      <text:p text:style-name="P40"><text:span text:style-name="T14">– </text:span><text:span text:style-name="T1">У меня был друг. Погиб два месяца назад.</text:span></text:p>
      <text:p text:style-name="P1"><text:span text:style-name="T14">–</text:span> О, мои соболезнования! Друзей терять <text:span text:style-name="T1">тоже</text:span> тяжко.</text:p>
      <text:p text:style-name="P1"><text:span text:style-name="T14">–</text:span> Всё в порядке, Твайлайт.<text:span text:style-name="T14">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4">–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6">— </text:span><text:span text:style-name="T3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pan text:style-name="T14">–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6">. Годится?</text:span></text:p>
      <text:p text:style-name="P1"><text:span text:style-name="T14">–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4">– </text:span><text:span text:style-name="T1">Ерунда! Там стоит запрет только для пони. На приматах Луна экспериментировать не запрещала</text:span><text:span text:style-name="T37">.</text:span></text:p>
      <text:p text:style-name="P52"/>
      <text:p text:style-name="P52">…</text:p>
      <text:p text:style-name="P52"/>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33">Чужестранец-примат разбил сердце нашей обожаемой Селестии! Двор в отчаянии </text:span><text:span text:style-name="T17">— </text:span><text:span text:style-name="T33">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4">– </text:span>Привет, Эй-Джей! У тебя проблемы?</text:p>
      <text:p text:style-name="P52"><text:span text:style-name="T14">– </text:span>Привет, сахарок. <text:span text:style-name="T14">– </text:span>озабоченно поприветствовала меня пони. <text:span text:style-name="T14">–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4">– </text:span>А ты, Маки, вместо того, чтоб хихикать, лучше б тележку починил! Уже полдень! Не успеем распродать яблоки <text:span text:style-name="T14">— </text:span>придётся домой везти. И можешь быть уверен, бабуля тя за это по головке не погладит!</text:p>
      <text:p text:style-name="P52"><text:soft-page-break/>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4">–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4">–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
      <text:p text:style-name="P52">…</text:p>
      <text:p text:style-name="P52"/>
      <text:p text:style-name="P52">Собрав инструмент, я потолкал тележку назад-вперёд.</text:p>
      <text:p text:style-name="P52"><text:span text:style-name="T14">– Г</text:span>отово. Принимай работу, хозяйка!</text:p>
      <text:p text:style-name="P52">Эпплджек стиснула меня в сокрушающих объятиях.</text:p>
      <text:p text:style-name="P52"><text:span text:style-name="T14">–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4">–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4">–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4">– </text:span>Бери, сахарок. Для тебя <text:span text:style-name="T14">— </text:span>самые <text:span text:style-name="T14">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8">— </text:span><text:span text:style-name="T72">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8">— </text:span><text:span text:style-name="T72">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4">– </text:span>Свободно? <text:span text:style-name="T14">– </text:span>спросил я у единственной пони, сидящей за столиком.</text:p>
      <text:p text:style-name="P52"><text:span text:style-name="T14">– </text:span>Да-да, конечно. <text:span text:style-name="T14">–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2"><text:span text:style-name="T14">– <text:s/></text:span>Пирог с грибами, яишницу и чизкейк<text:span text:style-name="T14"> – </text:span>сообщил я подошедшей официантке.</text:p>
      <text:p text:style-name="P52"><text:soft-page-break/><text:span text:style-name="T14">– </text:span>Советую выбрать салат «по-Кантерлотски». <text:span text:style-name="T14">– </text:span>так же убито пробормотала моя соседка по столу. <text:span text:style-name="T14">– </text:span>Очень вкусно. Копыта оближешь. И мягкий к тому же.</text:p>
      <text:p text:style-name="P52"><text:span text:style-name="T14">–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4">– </text:span>Вы, наверное, ждёте кого-то?</text:p>
      <text:p text:style-name="P54"><text:span text:style-name="T14">– </text:span>Неа.</text:p>
      <text:p text:style-name="P54"><text:span text:style-name="T14">– </text:span>Просто обедаете?</text:p>
      <text:p text:style-name="P54"><text:span text:style-name="T14">– </text:span>Неа.</text:p>
      <text:p text:style-name="P54"><text:span text:style-name="T14">– </text:span>Просто сидите и мрачно смотрите на меня?</text:p>
      <text:p text:style-name="P54"><text:span text:style-name="T14">– </text:span>Неа.</text:p>
      <text:p text:style-name="P54">Хм, а эта пони не из разговорчивых. Ну ладно.</text:p>
      <text:p text:style-name="P54"><text:span text:style-name="T14">– </text:span>А что же вы делаете?</text:p>
      <text:p text:style-name="P54"><text:span text:style-name="T14">– </text:span>Веселюсь. <text:span text:style-name="T14">– </text:span>мрачно заявила пони.</text:p>
      <text:p text:style-name="P54"><text:span text:style-name="T14">– </text:span>Если я вас достал, то так и скажите. Извините.</text:p>
      <text:p text:style-name="P54">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4">– </text:span>Привет, А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4">– </text:span>Мы с вами раньше встречались?</text:p>
      <text:p text:style-name="P54"><text:span text:style-name="T14">– </text:span>Неа! <text:span text:style-name="T14">– </text:span>пони улыбалась уже широкой улыбкой от уха и до уха. <text:span text:style-name="T14">– </text:span>Это моя пинки-чуйка! Она вернулась!! И поэтому я знаю, что тебя зовут Макс, и ты программист, и тебе <text:span text:style-name="T27">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4">– </text:span>Оставь, Салвер.<text:span text:style-name="T14"> </text:span>Ему за счёт заведения.</text:p>
      <text:p text:style-name="P52"><text:span text:style-name="T14">– </text:span>Ясно, мисс Пинки. <text:span text:style-name="T14">– </text:span>официантка кивнула и ушла.</text:p>
      <text:p text:style-name="P52"><text:span text:style-name="T14">– Ч</text:span>его-о-о?<text:span text:style-name="T14"> </text:span>Так это твой бар?</text:p>
      <text:p text:style-name="P52"><text:span text:style-name="T14">– </text:span>Агась. <text:span text:style-name="T14">– </text:span>поняха пожала плечами. <text:span text:style-name="T14">– </text:span>Надо же мне было чем-то заниматься после увольнения от Кейков<text:span text:style-name="T14">?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4">– </text:span>Пинки понизила голос до шёпота, <text:span text:style-name="T14">–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4">– </text:span>Тихо-тихо. <text:span text:style-name="T14">– </text:span>я оглянулся на посетителей. Шёпот Пинки, наверное, был слышен даже на улице. <text:span text:style-name="T14">– </text:span>Не вспоминай опять. Давай лучше выпьем на брудершафт. За знакомство.</text:p>
      <text:p text:style-name="P52"><text:span text:style-name="T14">– </text:span>Агась! <text:span text:style-name="T14">– </text:span>кивнула пони, придвигая ко мне бутылку. <text:span text:style-name="T14">– </text:span>Хотя ты и так уже знаком со мной, глупенький человек, я не прочь, чтобы ты познакомился со мной ещё раз!</text:p>
      <text:p text:style-name="P52"><text:soft-page-break/>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4">– </text:span>У меня есть идея получше. <text:span text:style-name="T14">– </text:span>на свет показалась фляга Большого Макинтоша.</text:p>
      <text:p text:style-name="P52"><text:span text:style-name="T14">– </text:span>Ух ты-ы-ы! <text:span text:style-name="T14">– </text:span>Пинки понюхала горлышко. <text:span text:style-name="T14">–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4">– </text:span>Починил телегу. Только молчок про самогон, раз уж ты в курсе. <text:span text:style-name="T14">– </text:span>я разлил сидр по чашкам.</text:p>
      <text:p text:style-name="P52"><text:span text:style-name="T14">– </text:span>Да ты что?! Чтоб я выболтала главную тайну Биг Мака, про которую не знают целых две пони в Понивилле? За кого ты меня принимаешь? <text:span text:style-name="T14">–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4">–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14">– У </text:span>тебя такая смешная мордочка! <text:span text:style-name="T14">– </text:span>захихикали Пинки, покачиваясь. <text:span text:style-name="T14">– </text:span>Как будто ты <text:span text:style-name="T72">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4">– </text:span>Эммм... Скажи-ка мне, мой друг П-п-пинки... Легенда про фаэри <text:span text:style-name="T18">— </text:span><text:span text:style-name="T72">эт правда?</text:span></text:p>
      <text:p text:style-name="P52"><text:span text:style-name="T18">– </text:span><text:span text:style-name="T72">Какая из? Их много, вообще-то. Ик!</text:span></text:p>
      <text:p text:style-name="P52"><text:span text:style-name="T18">– </text:span><text:span text:style-name="T72">Про принцесс. Про то, что они фаэри, спустившиеся с неба во плоти, чтоб помогать пони управлять Эквестрией?</text:span></text:p>
      <text:p text:style-name="P52"><text:span text:style-name="T18">– </text:span><text:span text:style-name="T72">Макс, </text:span><text:span text:style-name="T18">– </text:span><text:span text:style-name="T72">захихикала Пинки, взъерошив копытами розовые кудряшки и попытавшись соорудить из них бороду, </text:span><text:span text:style-name="T18">– </text:span><text:span text:style-name="T7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2"><text:span text:style-name="T18">– </text:span><text:span text:style-name="T72">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8">– </text:span><text:span text:style-name="T72">Ты что-о-о! Нельзя любить фаэри! Она похитит твоё сердце, и ты будешь искать её, пока не... </text:span><text:span text:style-name="T18">– </text:span><text:span text:style-name="T72">Пинки погрузилась в так и не съеденный салат «по-Кантерлотски» и захрапела.</text:span></text:p>
      <text:p text:style-name="P52"><text:span text:style-name="T18">– </text:span><text:span text:style-name="T72">Пока не умру?</text:span></text:p>
      <text:p text:style-name="P52"><text:span text:style-name="T18">– </text:span><text:span text:style-name="T72">Нет, глупенький, </text:span><text:span text:style-name="T18">– </text:span><text:span text:style-name="T72">пробулькала Пинки из миски. </text:span><text:span text:style-name="T18">– </text:span><text:span text:style-name="T72">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text:soft-page-break/>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4">–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14">– </text:span>Судя по тому, как ты стремительно сбежал от меня не попрощавшись, у тебя проблемы. <text:span text:style-name="T14">– </text:span>заметила с укором кобылка.</text:p>
      <text:p text:style-name="P55"><text:span text:style-name="T14">– </text:span>Пинки, <text:span text:style-name="T14">– </text:span>несчастным голосом сообщил я ей. <text:span text:style-name="T14">– </text:span>Если я до шести не окажусь дома, проблемы будут у одной маленькой пони. Очень большие проблемы.</text:p>
      <text:p text:style-name="P55"><text:span text:style-name="T14">– </text:span>Хм. <text:span text:style-name="T14">– </text:span>кобылка через окно посмотрела на часы в баре. <text:span text:style-name="T14">– </text:span>Тогда нам надо поторопиться! У нас есть шесть минут!</text:p>
      <text:p text:style-name="P55"><text:span text:style-name="T14">– </text:span>У нас?</text:p>
      <text:p text:style-name="P55">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4">– </text:span>Стооой! <text:span text:style-name="T14">– </text:span>заорал я. <text:span text:style-name="T14">– </text:span>Выпрыгивай из бочки!!!</text:p>
      <text:p text:style-name="P55">Кобылка-пилот улыбнулась и постукала копытцем по шлему, показывая, что не слышит меня.</text:p>
      <text:p text:style-name="P55"><text:span text:style-name="T14">– </text:span>Выпрыгивааа... <text:span text:style-name="T14">–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4">– </text:span>Эммм... Уже можно открывать? <text:span text:style-name="T14">– л</text:span>имонная поняшка отняла копыта от висков и открыла глаза. <text:span text:style-name="T14">–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4">– </text:span>Смотри, вот те и ответ на вопрос, куда деваются пони!</text:p>
      <text:p text:style-name="P55"><text:span text:style-name="T14">– </text:span>Где? <text:span text:style-name="T14">– </text:span>единорожка начала оглядываться.</text:p>
      <text:p text:style-name="P55"><text:span text:style-name="T14">– </text:span>Да ты не туда, ты сюда смотри! Вишь, прямо перед тобой! <text:span text:style-name="T14">– </text:span>жёлтая ткнула копытом прямо в меня. <text:span text:style-name="T14">–</text:span> Вот! Его тут до икс-пи-ри-мен-та не было. А терь он есть! Значит, это и есть ответ! Смекаешь?</text:p>
      <text:p text:style-name="P55"><text:span text:style-name="T14">– </text:span>И что? Я всё равно не пойму, куда пони деваются? И куда пропала Скуталу?</text:p>
      <text:p text:style-name="P55"><text:span text:style-name="T14">– Я </text:span>их ем. <text:span text:style-name="T14">– </text:span>зверски ухмыльнувшись, сообщил я поняшам. <text:span text:style-name="T14">–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4">— </text:span>забавного, не вполне нормального единорога, считающего себя то человеком, то аликорном.<text:span text:style-name="T14">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4">—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4">— </text:span>ключ к разгадке тайны исчезновения пони.</text:p>
      <text:p text:style-name="P64"><text:span text:style-name="T14">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8"><text:soft-page-break/>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4">—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4">— </text:span>компания алмазных псов, производящая рубиновые резонаторы для ускорителей <text:span text:style-name="T14">—</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4">—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14">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4">—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4">P.S. Н</text:span>е гневите мироздание воровством! <text:span text:style-name="T33">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text:soft-page-break/>месте твоего мира, я бы попыталась вернуть украденное <text:span text:style-name="T14">—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4">— </text:span>если ты уже не сердишься на меня <text:span text:style-name="T14">—</text:span> или просто кладу рог тебе на плечо в противном случае.</text:p>
      <text:p text:style-name="P64"/>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3. Мэйнхэттен</text:h>
      <text:p text:style-name="P86">ZZ Top – Gimme all your lovin</text:p>
      <text:p text:style-name="P86">Mothley Crue – Kick Start My Heart</text:p>
      <text:p text:style-name="P55"><text:span text:style-name="T14">–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4">–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4">«connection timeout». </text:span>А с особенностями понячьей бюрократии я уже немного ознакомился: было бы легче уговорить Селли нарисовать солнцем «<text:span text:style-name="T14">х#й</text:span>» на небе, чем заставить пони-чинушу поступиться хотя бы запятой в должностных инструкциях.</text:p>
      <text:p text:style-name="P55"><text:span text:style-name="T14">– </text:span>Может, она заснула? <text:span text:style-name="T14">– </text:span>Твайлайт ходила кругами по периметру библиотеки. <text:span text:style-name="T14">– </text:span>Ты говорил, она в последнее время выглядит невыспавшейся.</text:p>
      <text:p text:style-name="P55"><text:span text:style-name="T14">– А </text:span>я думаю, это её критические дни или какая-нибудь другая подобная фигня мешает. <text:span text:style-name="T14">– </text:span>вклинилась радужногривая пегаска. <text:span text:style-name="T14">–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4">– </text:span>Это неправильно! <text:span text:style-name="T14">– </text:span>заявила Рэйнбоу Дэш, отвернувшись от окна.</text:p>
      <text:p text:style-name="P55"><text:span text:style-name="T14">– </text:span>Ну да, я тоже так считаю. <text:span text:style-name="T14">– </text:span>откликнулся я. <text:span text:style-name="T14">– </text:span>Тащиться через полстраны только из-за неправильно составленной бумажки!</text:p>
      <text:p text:style-name="P55"><text:span text:style-name="T14">– </text:span>Да я не про то! <text:span text:style-name="T14">– </text:span>отмахнулась пегаска. <text:span text:style-name="T14">– </text:span>Посмотри на поле.</text:p>
      <text:p text:style-name="P55"><text:soft-page-break/><text:span text:style-name="T14">– </text:span>И что? Поле как поле.</text:p>
      <text:p text:style-name="P55"><text:span text:style-name="T14">– </text:span>Оно не убрано. <text:span text:style-name="T14">– </text:span>мрачно ответила пегаска. <text:span text:style-name="T14">–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4">– </text:span>У самого посёлка поля убраны. Наверняка дойдёт дело и до остальных.</text:p>
      <text:p text:style-name="P55"><text:span text:style-name="T14">– </text:span>Не дойдёт. <text:span text:style-name="T14">– </text:span>Рэйнбоу Дэш уставилась в карты, сморщила нос и побила мою шестёрку валетом. <text:span text:style-name="T14">–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4">– </text:span>Спасибо, но от пинкиных плюшек у меня фланки округляются.</text:p>
      <text:p text:style-name="P55"><text:span text:style-name="T14">– </text:span>Да ладно тебе, Рэйнбоу Дэш! От одной не округлятся.</text:p>
      <text:p text:style-name="P55"><text:span text:style-name="T14">– </text:span>От одной —<text:span text:style-name="T14"> </text:span>нет. Но я ж на одной не остановлюсь... И вот что. Зови меня Дэш! А то и мне придётся звать тебя полным именем, а я этого не выношу. <text:span text:style-name="T14">– </text:span>Пегаска взяла карту и нахмурилась. <text:span text:style-name="T14">–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4"> </text:span>Как будто…</text:p>
      <text:p text:style-name="P55"><text:span text:style-name="T14">–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4">–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4">–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4">– </text:span>Леди и джентльпони! Просьба не паниковать! Поезд дальше не идёт: впереди провал! <text:span text:style-name="T14">– </text:span>крикнул проводник.</text:p>
      <text:p text:style-name="P55"><text:span text:style-name="T14">– </text:span>Какой ещё, в дышло, провал? Я проезжал тут два дня назад!</text:p>
      <text:p text:style-name="P55"><text:span text:style-name="T14">– </text:span>Безобразие! Верните мне деньги за билет!</text:p>
      <text:p text:style-name="P55"><text:span text:style-name="T14">– </text:span>Как вы смеете! Я опоздаю в порт! <text:s/><text:span text:style-name="T14">–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4">–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text:soft-page-break/>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4">– </text:span>Эта дыра фиг знает на сколько длится! <text:span text:style-name="T14">– </text:span>заявила Дэш, выныривая из темноты. <text:span text:style-name="T14">–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4">– </text:span>Дэш, нам надо на ту сторону.</text:p>
      <text:p text:style-name="P55"><text:span text:style-name="T14">– </text:span>Нет проблем. Я могу тебя перенести.</text:p>
      <text:p text:style-name="P55">Я с сомнением посмотрел на пегаску. Дэш в холке была мне по пояс.</text:p>
      <text:p text:style-name="P55"><text:span text:style-name="T14">– </text:span>Ты точно в этом уверена?</text:p>
      <text:p text:style-name="P5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4">– </text:span>Почти. На восемьдесят процентов. Тут какой-то воздух разрежённый, мне трудно удерживать тебя. <text:span text:style-name="T14">– </text:span>пожаловалась пегаска. <text:span text:style-name="T14">– </text:span><text:s/>Хотя раньше я и побольше вес подымала, честно!</text:p>
      <text:p text:style-name="P55">Мля.</text:p>
      <text:p text:style-name="P55"><text:span text:style-name="T14">–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4">–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4">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text:soft-page-break/>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4">– </text:span>двенадцать метров вперёд. Вот, переползу через стык <text:span text:style-name="T14">–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 Ёбаная Селестия!</text:p>
      <text:p text:style-name="P55"><text:span text:style-name="T14">– </text:span>Ты как, в порядке? Макс? <text:span text:style-name="T14">– п</text:span>егаска озабоченно потрогала меня за плечо. <text:span text:style-name="T14">–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4">– </text:span>Я чувствую, что только что упустил отличную возможность отлить на вселенную!</text:p>
      <text:p text:style-name="P55"/>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4">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4">– </text:span>Павильон закрыт! Вы опоздали на две недели. <text:span text:style-name="T14">–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3">Принцесса Селестия Эквестрийская, Дневная Глава Диархии, Непобедимое Солнце, Защитница Кантерлота, Страж Эверфри и прочая и прочая...» </text:span><text:span text:style-name="T48">– </text:span><text:span text:style-name="T52">прочитал охранник, близоруко щурясь.</text:span></text:p>
      <text:p text:style-name="P55"><text:span text:style-name="T14">– </text:span>Удостоверение личности предъявлять? <text:span text:style-name="T14">– </text:span>осведомился я.</text:p>
      <text:p text:style-name="P55"><text:span text:style-name="T14">– </text:span>Ч-ч-человеку М-м-максу? <text:span text:style-name="T14">– </text:span>заикаясь, переспросил охранник. Он присмотрелся ко мне получше и изо всех сил опустил копыто мне на ботинок.</text:p>
      <text:p text:style-name="P55"><text:soft-page-break/>Бляяя!!! Ах ты ж!!!</text:p>
      <text:p text:style-name="P55">Хлопнула освобождённая дверь, изнутри клацнула щеколда.</text:p>
      <text:p text:style-name="P55"><text:span text:style-name="T14">– </text:span>Нет, ты видела? Он мне чуть пальцы не размозжил, с-с-скотина!!! <text:span text:style-name="T14">– </text:span>заорал я, прыгая на одной ноге. <text:span text:style-name="T14">– </text:span>Вызывай полицию, пока я этого мудака не прибил нахрен!</text:p>
      <text:p text:style-name="P55">Дэш, ни слова не говоря, прислонила ухо к двери.</text:p>
      <text:p text:style-name="P55"><text:span text:style-name="T14">– </text:span>Будешь смеяться, но именно этим он и занят. Вызывает полицию по телефону. <text:span text:style-name="T14">– </text:span>сообщила пегаска.</text:p>
      <text:p text:style-name="P55"><text:span text:style-name="T14">– </text:span>Ха-ха-ха! Очень смешно, сейчас животик надорву! <text:span text:style-name="T14">– </text:span>съязвил я. <text:span text:style-name="T14">–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14">– </text:span>Оп-па! <text:span text:style-name="T14">– </text:span>пегаска оторвала ухо от двери. <text:span text:style-name="T14">–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4">– </text:span>Сколько у нас времени?</text:p>
      <text:p text:style-name="P55">Дэш почесала в затылке.</text:p>
      <text:p text:style-name="P55"><text:span text:style-name="T14">–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4">–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4">–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14">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4">– “</text:span>Портативный магоэнергетический ускоритель «<text:span text:style-name="T14">Psyntel Rari2+ DDR</text:span>»,<text:span text:style-name="T14"> </text:span>демо-прототип<text:span text:style-name="T14">” – </text:span>прочитал я на бирке. <text:span text:style-name="T14">– </text:span>Оно!</text:p>
      <text:p text:style-name="P55">Снаружи послышался вой сирены и цокот множества копыт.</text:p>
      <text:p text:style-name="P55"><text:span text:style-name="T14">–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text:soft-page-break/>Пиздец! Мы с Дэш переглянулись.</text:p>
      <text:p text:style-name="P55"><text:span text:style-name="T14">– </text:span>Это твои двадцать минут? <text:span text:style-name="T14">– </text:span>возмутился я. <text:span text:style-name="T14">– </text:span>Да ещё и десяти не прошло!</text:p>
      <text:p text:style-name="P55">Дэш вымучено скривилась.</text:p>
      <text:p text:style-name="P55"><text:span text:style-name="T14">– П</text:span>римат Макс, здание окружено! Мы знаем, что ты внутри! Выходи добровольно, или будешь взят силой! <text:span text:style-name="T14">– </text:span>загремел усиленный мегафоном голос.</text:p>
      <text:p text:style-name="P55">Я разбил топором стеклянные дверцы прибора и вытащил рубины.</text:p>
      <text:p text:style-name="P55"><text:span text:style-name="T14">–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14">– </text:span>Ну уж фигушки. Я тебя тут не оставлю.</text:p>
      <text:p text:style-name="P55"><text:span text:style-name="T14">– </text:span>Дэш! <text:span text:style-name="T14">– </text:span>взмолился я. <text:span text:style-name="T14">–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4">– Н</text:span>е тупи! <text:span text:style-name="T14">– </text:span>упрямо мотнула головой пегаска. <text:span text:style-name="T14">–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pan text:style-name="T14">– </text:span>Быстро за мной! <text:span text:style-name="T14">–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4">– Ю-</text:span>хууу<text:span text:style-name="T14">!!!</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4">–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4">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4">– </text:span>Макс, подвинься!</text:p>
      <text:p text:style-name="P55">Пегаска оттеснила меня крупом и повернулась к двери задом.</text:p>
      <text:p text:style-name="P55"><text:span text:style-name="T14">–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4">– </text:span>Ты чего на меня так уставился? <text:span text:style-name="T14">– </text:span>подозрительно спросила пегаска.</text:p>
      <text:p text:style-name="P55"><text:span text:style-name="T14">– </text:span>Да так… Не ожидал, что ты такая…</text:p>
      <text:p text:style-name="P55"><text:span text:style-name="T14">– </text:span>Офигенски сильная? <text:span text:style-name="T14">– </text:span>зарделась Дэш. <text:span text:style-name="T14">– Е</text:span>сли честно, по удару задом Эпплджек меня уделает. Но больше никто в Понивилле!</text:p>
      <text:p text:style-name="P55"><text:soft-page-break/>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4">–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4">–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14">– </text:span>Ты! Не! По! Нял! Те! Бе! Не! Льзя! Тут! Ос! Та! ВАТЬСЯ!!! <text:span text:style-name="T14">–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pan text:style-name="T14">–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4">–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4">–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4">– </text:span>Так-так, посмотрим, что тут у нас. Ага. Гм. Это наверняка тот монстр-примат,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4">– </text:span>А это у нас кто? Гмм. Пегаска. Вот так раз! Рэйнбоу Дэш! Какими судьбами?</text:p>
      <text:p text:style-name="P55"><text:soft-page-break/><text:span text:style-name="T14">– </text:span>ТРИКСИ! <text:span text:style-name="T14">– <text:s/></text:span>фейсхуфнула Дэш. <text:span text:style-name="T14">– </text:span>Во имя Селестии, ЧТО ты тут делаешь?!!</text:p>
      <text:p text:style-name="P55"><text:span text:style-name="T14">– </text:span>Зарабатываем себе на жизнь представлениями, как ни странно! <text:span text:style-name="T14">– </text:span>язвительно ответила единорожка. <text:span text:style-name="T14">–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4">–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14">– </text:span>Нам не интересно знать, что ты подумал. <text:span text:style-name="T14">– </text:span>единорожка зевнула. <text:span text:style-name="T14">– </text:span>Мы намерены сдать вас в полицию.</text:p>
      <text:p text:style-name="P55"><text:span text:style-name="T14">– </text:span>Трикси! Не смей! У нас мегаважное задание! Нам нужно вернуться Понивилль во что бы то ни стало! <text:span text:style-name="T14">– </text:span>пегаска извивалась изо всех сил, пытаясь выбраться из магического захвата.</text:p>
      <text:p text:style-name="P55"><text:span text:style-name="T14">– </text:span>Три раза ХА! Назови хоть одну причину, по которой нам должно быть не всё равно! <text:span text:style-name="T14">– </text:span>насмешливо сказала Трикси. <text:span text:style-name="T14">–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4">– </text:span>Ей ведь нельзя рассказывать, да?</text:p>
      <text:p text:style-name="P55"><text:span text:style-name="T14">– </text:span>Нельзя. <text:span text:style-name="T14">– </text:span>подтвердил я. <text:span text:style-name="T14">–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4">–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4">– </text:span>ОГО!</text:p>
      <text:p text:style-name="P55">Единорожка аж уселась на крыльцо от удивления.</text:p>
      <text:p text:style-name="P55"><text:span text:style-name="T14">–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4">–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4">– </text:span>Мы приняли решение не выдавать вас полиции в обмен на то, что вы расскажете нам о вашей секретной миссии!</text:p>
      <text:p text:style-name="P55"><text:span text:style-name="T14">– </text:span>Не пойдёт! <text:span text:style-name="T14">– </text:span>заявил я. <text:span text:style-name="T14">– </text:span>Я уже сказал, что это тайна. Мне добавить нечего.</text:p>
      <text:p text:style-name="P55"><text:span text:style-name="T14">– </text:span>Да неужели? <text:span text:style-name="T14">– </text:span>захлопала ресницами Трикси. <text:span text:style-name="T14">–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
      <text:p text:style-name="P55"><text:soft-page-break/>…</text:p>
      <text:p text:style-name="P45"/>
      <text:p text:style-name="P55"><text:span text:style-name="T14">– </text:span>Так вот, почему в последнее время представления были такими изматывающими! Утечка магии не может не волновать нас! <text:span text:style-name="T14">– </text:span>единорожка задумалась. <text:span text:style-name="T14">– </text:span>Но твой рассказ не объясняет нам, куда исчезла принцесса Селестия!</text:p>
      <text:p text:style-name="P55"><text:span text:style-name="T14">– </text:span>Так вот почему я не могу нести тебя! <text:span text:style-name="T14">– </text:span>вторила ей пегаска. <text:span text:style-name="T14">–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4">– </text:span>Стой! Что ты там сказала о Селестии?</text:p>
      <text:p text:style-name="P55">Трикси молча левитировала мне газеты с трюмо.</text:p>
      <text:p text:style-name="P55">…</text:p>
      <text:p text:style-name="P55">Фак! Фак-фак-фак!!!</text:p>
      <text:p text:style-name="P55">«<text:span text:style-name="T33">Исчезновение дневной главы диархии: Эквестрия в панике!</text:span>» (статья двухдневной давности).</text:p>
      <text:p text:style-name="P55">«<text:span text:style-name="T33">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5">«<text:span text:style-name="T3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3">Да отстаньте же вы от меня! Он сказал, что ест пони, но я этого НЕ ВИДЕЛА!!!</text:span>»).</text:p>
      <text:p text:style-name="P55">«<text:span text:style-name="T33">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3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4">“Wanted...” .</text:span></text:p>
      <text:p text:style-name="P45"><text:span text:style-name="T14">–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5">– <text:span text:style-name="T1">ОНИ ЧТО, ШУТОК НЕ ПОНИМАЮТ?!! </text:span>– <text:span text:style-name="T1">заорал я наконец. </text:span>– <text:span text:style-name="T1">Нашли пониеда, ёбнутые пони!!!</text:span></text:p>
      <text:p text:style-name="P55"><text:span text:style-name="T14">– </text:span>Прикинь, а? <text:span text:style-name="T14">– </text:span>участливо ткнулась в меня носом Дэш. <text:span text:style-name="T14">– </text:span>Над моими приколами тоже одна я смеюсь. У<text:span text:style-name="T14"> </text:span>большинства вместо чувства юмора жир на ляжках.</text:p>
      <text:p text:style-name="P7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4">–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text:soft-page-break/>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Трижды дерьмо!!! Я забыл, что для проведения эксперимента, нам нужна помощь Селестии!</text:p>
      <text:p text:style-name="P55"/>
      <text:p text:style-name="P70"><text:span text:style-name="T1">«.</text:span><text:span text:style-name="T3">..А ускоритель </text:span><text:span text:style-name="T16">—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4">Show must go on!</text:span></text:p>
      <text:p text:style-name="P55">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5">Единорожка задумалась и продолжила:</text:p>
      <text:p text:style-name="P45"><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8">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6"/>
      <text:h text:style-name="Heading_20_2" text:outline-level="2"><text:soft-page-break/>14. <text:span text:style-name="T1">Деградация</text:span></text:h>
      <text:p text:style-name="P45">&lt;<text:span text:style-name="T76">David Bowie - Lets Dance/ Ashes To Ashes</text:span></text:p>
      <text:p text:style-name="P45"><text:span text:style-name="T76">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text:soft-page-break/>–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4">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33">Добро пожаловать в Груммингтон! Вам здесь рады!</text:span></text:p>
      <text:p text:style-name="P55"><text:span text:style-name="T33">Население города </text:span><text:span text:style-name="T77">302 пони</text:span><text:span text:style-name="T33">.</text:span></text:p>
      <text:p text:style-name="P55"><text:span text:style-name="T77">250 пони</text:span><text:span text:style-name="T33">.</text:span></text:p>
      <text:p text:style-name="P55"><text:span text:style-name="T77">125 поней</text:span><text:span text:style-name="T33">.</text:span></text:p>
      <text:p text:style-name="P55"><text:span text:style-name="T33">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25">...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text:span><text:soft-page-break/><text:span text:style-name="T25">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3">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2">Крепко обнимаю, чешу холку, хлопаю по шее! Твой Макс. </text:span><text:span text:style-name="T25">Дружба </text:span><text:span text:style-name="T42">—</text:span><text:span text:style-name="T25"> </text:span><text:span text:style-name="T3">э</text:span><text:span text:style-name="T25">то, </text:span><text:span text:style-name="T79">так её </text:span><text:span text:style-name="T3">разэтак</text:span><text:span text:style-name="T79">,</text:span><text:span text:style-name="T25"> магия!</text:span><text:span text:style-name="T64">»</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text:soft-page-break/>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text:soft-page-break/>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 Ы-ы-ы!!!»</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text:soft-page-break/>–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77">37 пни</text:span></text:p>
      <text:p text:style-name="P72">24пн</text:p>
      <text:p text:style-name="P72">15</text:p>
      <text:p text:style-name="P55"><text:soft-page-break/><text:span text:style-name="T33">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33">Добро пожаловать в Груммингтон! Вам здесь рады!</text:span></text:p>
      <text:p text:style-name="P55"><text:span text:style-name="T33">Население города </text:span><text:span text:style-name="T77">302 пони</text:span><text:span text:style-name="T33">.</text:span></text:p>
      <text:p text:style-name="P55"><text:span text:style-name="T77">250 пони</text:span><text:span text:style-name="T33">.</text:span></text:p>
      <text:p text:style-name="P55"><text:span text:style-name="T77">125 поней</text:span><text:span text:style-name="T33">.</text:span></text:p>
      <text:p text:style-name="P55"><text:span text:style-name="T33">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4">&lt;</text:span><text:span text:style-name="T63">Metallica-Enter Sandman</text:span><text:span text:style-name="T14">&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text:soft-page-break/>15. Филлидельфия</text:h>
      <text:p text:style-name="P45">&lt;<text:span text:style-name="T62">Kiss – I Was Made For Lovin’ You</text:span>&gt;</text:p>
      <text:p text:style-name="P55">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3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6">«</text:span><text:span text:style-name="T3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6">».</text:span> «<text:span text:style-name="T33">Провинция пустеет: репортаж из обеспоневшего посёлка</text:span>». «<text:span text:style-name="T33">Нехватка пегасов-погодников: указ принцессы Луны разрешает набор в погодные команды пегасов без лётных аттестатов</text:span>». «<text:span text:style-name="T33">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3">Казус в Мэйнхэттене: неизвестные разбросали по центру города листовки, доказывающие похищение Селестии Найтмэр Мун</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text:soft-page-break/>–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text:soft-page-break/>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text:soft-page-break/>–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 Погоди, Дэш, консервы-то не выкидывай! Ты ж сама говорила, что только-только размялась и всё такое. <text:span text:style-name="T78">И магазин</text:span>ы вовсе<text:span text:style-name="T78"> не </text:span>бесплатные<text:span text:style-name="T78">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уже виж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text:soft-page-break/>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5">Сияние. <text:span text:style-name="T78">Оно п</text:span>овсюду. <text:span text:style-name="T78">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text:soft-page-break/>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
      <text:p text:style-name="P55">…</text:p>
      <text:p text:style-name="P55"/>
      <text:p text:style-name="P55">Сознание с трудом возвращалось в гудевшую <text:span text:style-name="T7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78">А т</text:span>ы вставать не хотел! Я очень-очень испугалась. <text:span text:style-name="T78">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text:soft-page-break/>–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4">–</text:span> А какой у тебя там был образ жизни?</text:p>
      <text:p text:style-name="P55"><text:span text:style-name="T14">–</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14">–</text:span> Дискордовы яйца! Ты сидел в тюрьме? За что тебя посадили?</text:p>
      <text:p text:style-name="P55"><text:span text:style-name="T14">–</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4">–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4">о такие… гм… заклинания. Ты </text:span><text:span text:style-name="T44">пишешь</text:span><text:span text:style-name="T54">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5"><text:span text:style-name="T56">–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4">сделать крюк</text:span> в сто миль?! Да это ж ещё неделю ходьбы! У нас картошки осталось на день, твоими стараниями<text:span text:style-name="T14">!</text:span></text:p>
      <text:p text:style-name="P57">Пегаска <text:span text:style-name="T14">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text:soft-page-break/>–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8">матюков мне</text:span> удалось замазать самые большие щели. За тестовый<text:span text:style-name="T78"> </text:span>получасовый заплыв<text:span text:style-name="T78">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6"/>
      <text:p text:style-name="P46">…</text:p>
      <text:p text:style-name="P46">&lt;<text:bookmark text:name="eow-title"/><text:span text:style-name="T68">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78">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text:soft-page-break/>–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78">н жил с пони! И они </text:span>офигенски <text:span text:style-name="T78">любили друг друга! И у них </text:span>был<text:span text:style-name="T78"> </text:span>офигенский <text:span text:style-name="T78">секс! </text:span>И это было круто!<text:span text:style-name="T78"> </text:span>А ты… Ты <text:span text:style-name="T14">—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4">—</text:span> скажем, метров <text:span text:style-name="T1">сорок.</text:span> <text:span text:style-name="T1">Н</text:span>о в такой воде <text:span text:style-name="T39">—</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4">–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4">– </text:span>Выф-выф-вуф! <text:span text:style-name="T14">– </text:span>возразил я.</text:p>
      <text:p text:style-name="P57">Отпихнув от лица живот пегаски и выплюнув шерсть, я продолжил.</text:p>
      <text:p text:style-name="P57"><text:span text:style-name="T14">–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7"><text:span text:style-name="T14">– </text:span>Бе-бе-бе! <text:span text:style-name="T14">– </text:span>устало передразнила меня Дэш. <text:span text:style-name="T14">– </text:span><text:span text:style-name="T27">Макс! Я </text:span><text:span text:style-name="T30">— </text:span><text:span text:style-name="T27">плохая пони, потому что хотела получить то, что мне не принадлежит.</text:span> Но какой же ты всё-таки глупый! Пойми, смертные <text:span text:style-name="T14">— </text:span>игрушки в копытах вечных. Любимые, но всего лишь игрушки. Они заботятся о нас, они <text:span text:style-name="T14">— </text:span>наши обожаемые принцессы, и мы боимся их потерять, но мы для них <text:span text:style-name="T14">—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text:soft-page-break/>Я молчал, осмысливая услышанное. Злость ушла. Пришла печаль.</text:p>
      <text:p text:style-name="P57"><text:span text:style-name="T14">– </text:span>Дэш, я знаю. Просто не могу о ней забыть.</text:p>
      <text:p text:style-name="P57">Пегаска тяжело поднялась.</text:p>
      <text:p text:style-name="P57"><text:span text:style-name="T14">– </text:span>Везёт же некоторым. <text:span text:style-name="T14">– </text:span>пробормотала она, раскрывая крылья для просушки.</text:p>
      <text:p text:style-name="P57">…</text:p>
      <text:p text:style-name="P57"><text:span text:style-name="T14">– А </text:span>ты круто ныряешь<text:span text:style-name="T14">! – </text:span>уважительно заметила пегаска после нескольких минут молчания. <text:span text:style-name="T14">–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14">– </text:span>Это остатки былой славы. Мой институтский рекорд <text:span text:style-name="T14">—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9">– </text:span><text:span text:style-name="T39">Макс, ты весь дрожишь! Тебе надо просушить шерсть. </text:span>Снимай-ка одежду! <text:span text:style-name="T14">–</text:span> <text:span text:style-name="T1">с</text:span>командовала Дэш.</text:p>
      <text:p text:style-name="P1"><text:span text:style-name="T14">–</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4">–</text:span> Куда это ты спрятался? <text:span text:style-name="T14">–</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4">–</text:span> Ты чего? <text:span text:style-name="T14">–</text:span> <text:span text:style-name="T1">в</text:span> конце-концов озадаченно спросила она. <text:span text:style-name="T14">–</text:span> Что-то не так?</text:p>
      <text:p text:style-name="P1"><text:span text:style-name="T14">–</text:span> Не так, <text:span text:style-name="T14">–</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4">–</text:span> А с кем не так? Со мной? С тобой? Или вообще? <text:span text:style-name="T14">–</text:span> <text:span text:style-name="T1">д</text:span>опытывалась пегаска.</text:p>
      <text:p text:style-name="P1"><text:span text:style-name="T14">–</text:span> Наверное, со мной. <text:span text:style-name="T14">–</text:span> <text:span text:style-name="T1">я</text:span> завязал рукава куртки за спиной и вышел из-за куста. <text:span text:style-name="T14">–</text:span> Видишь ли, у нас, у людей, не принято находиться без одежды в обществе других… людей.</text:p>
      <text:p text:style-name="P1"><text:span text:style-name="T14">–</text:span> Ну и?</text:p>
      <text:p text:style-name="P1"><text:span text:style-name="T14">–</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4">–</text:span> А какой смысл в этом правиле? Какую цель оно преследует?</text:p>
      <text:p text:style-name="P1"><text:span text:style-name="T14">–</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4">–</text:span> Я знаю, что такое социальное табу, <text:span text:style-name="T14">–</text:span> важно кивнула Дэш. <text:span text:style-name="T14">–</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4">–</text:span> Вот видишь, ты меня правильно поняла. Описанные тобой табу у нас, кстати, тоже есть.</text:p>
      <text:p text:style-name="P1"><text:span text:style-name="T14">–</text:span> Но, с другой стороны, <text:span text:style-name="T14">–</text:span> продолжала пегаска, подходя ко мне поближе, <text:span text:style-name="T14">–</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4">–</text:span> Дэш подошла вплотную, <text:span text:style-name="T14">–</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oft-page-break/><text:span text:style-name="T14">–</text:span> Дэш!.. Блин! <text:span text:style-name="T14">–</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4">– </text:span>Ты так смешно выглядишь, когда пытаешься спрятаться. <text:span text:style-name="T14">–</text:span> <text:span text:style-name="T1">п</text:span>егаска, немного наклонив голову, наблюдала за моими попытками скрестить ноги и обнять колени руками. <text:span text:style-name="T14">–</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4">–</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4">–</text:span> А-ХА-ХА-ХА-ХА!!! <text:span text:style-name="T14">–</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4">–</text:span> У тебя оригинальный способ исповедаться, Дэш. <text:span text:style-name="T14">–</text:span> наконец закашлялся я. <text:span text:style-name="T14">–</text:span> <text:span text:style-name="T1">Устроить кораблекрушение, з</text:span>атащить в укромное местечко, <text:span text:style-name="T1">а </text:span>под конец сорвать штаны и… <text:span text:style-name="T14">–</text:span> тут Дэш сама прыснула от смеха.</text:p>
      <text:p text:style-name="P1">Вдоволь отсмеявшись, Дэш ткнула меня носом в грудь и спросила:</text:p>
      <text:p text:style-name="P1"><text:span text:style-name="T14">–</text:span> И?</text:p>
      <text:p text:style-name="P1"><text:span text:style-name="T14">–</text:span> Что “и”?</text:p>
      <text:p text:style-name="P1"><text:span text:style-name="T14">–</text:span> Ты сказал: “ А под конец сорвать штаны и…” <text:span text:style-name="T14">–</text:span> вот я и хочу знать, что “и”?</text:p>
      <text:p text:style-name="P1">Я смутился.</text:p>
      <text:p text:style-name="P1"><text:span text:style-name="T14">–</text:span> Да ничего… Не бери в голову.</text:p>
      <text:p text:style-name="P1"><text:span text:style-name="T14">–</text:span> А я хочу брать! Какой ты всё-таки… <text:span text:style-name="T14">–</text:span> Дэш встала, потянувшись сначала передней половиной <text:span text:style-name="T1">тела</text:span>, <text:span text:style-name="T1">а </text:span>потом задней.</text:p>
      <text:p text:style-name="P1"><text:span text:style-name="T14">–</text:span> Какой?</text:p>
      <text:p text:style-name="P1"><text:span text:style-name="T14">–</text:span> Скучный <text:span text:style-name="T1">—</text:span> вот какой! <text:span text:style-name="T14">–</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4">–</text:span> <text:span text:style-name="T1">Короче, Макс. Хочешь, верь, не хочешь — не верь. Нельзя сохнуть по аликорну! &lt;</text:span><text:span text:style-name="T28">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8">.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4">–</text:span> <text:span text:style-name="T1">Р</text:span>ешай. <text:span text:style-name="T14">–</text:span> <text:span text:style-name="T1">е</text:span>ё нос почти касался моего. <text:span text:style-name="T14">–</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4">–</text:span> Дэш, ты..?</text:p>
      <text:p text:style-name="P1"><text:soft-page-break/><text:span text:style-name="T14">–</text:span> Да, Дискорд тебя забери! Я предлагаю тебе ЗА-НЯТЬ-СЯ СЕК-СОМ со мной! <text:span text:style-name="T14">–</text:span> зло отчеканила пегаска. <text:span text:style-name="T14">–</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4">– </text:span><text:span text:style-name="T1">Я не умею. Неумеха. </text:span><text:span text:style-name="T14">– </text:span><text:span text:style-name="T1">пробормотала тихо.</text:span></text:p>
      <text:p text:style-name="P4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4">–</text:span> Дэш!</text:p>
      <text:p text:style-name="P1"><text:span text:style-name="T14">–</text:span> Да? <text:span text:style-name="T14">–</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6">– <text:span text:style-name="T1">Дэш… Ты же понимаешь, что я не люблю тебя?</text:span></text:p>
      <text:p text:style-name="P46">–<text:span text:style-name="T1"> Я этого от тебя и не требую, глупыш!</text:span></text:p>
      <text:p text:style-name="P1"><text:span text:style-name="T14">–</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4">–</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4">–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4">– </text:span>Хорошо, пусть это будет моей фантазией. А ты правда принимаешь меня?</text:p>
      <text:p text:style-name="P3"><text:span text:style-name="T14">– </text:span>Правда. Но…</text:p>
      <text:p text:style-name="P1"><text:span text:style-name="T14">–</text:span> Что?</text:p>
      <text:p text:style-name="P1"><text:span text:style-name="T14">–</text:span> Ты лежишь на мне.</text:p>
      <text:p text:style-name="P1"><text:span text:style-name="T14">–</text:span> Ну да, лежу, <text:span text:style-name="T14">–</text:span> Дэш ехидно улыбнулась и заёрзала животом. <text:span text:style-name="T14">–</text:span> А что?</text:p>
      <text:p text:style-name="P1"><text:span text:style-name="T14">–</text:span> А то, что в таком положении я до тебя не достану! У тебя слишком высоко расположена… ммм… анатомия.</text:p>
      <text:p text:style-name="P1"><text:span text:style-name="T14">–</text:span> Потерпи чуть-чуть, <text:span text:style-name="T14">–</text:span> пегаска хихикнула и снова заёрзала животом, прижав его ко мне. <text:span text:style-name="T14">–</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4">–</text:span> Дэш, <text:span text:style-name="T14">–</text:span> прошептал я, <text:span text:style-name="T14">–</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2">Seal – Amazing (Thin White Duke remix)</text:span>&gt;</text:p>
      <text:p text:style-name="P1"><text:soft-page-break/><text:span text:style-name="T14">–</text:span> Я чувствую тебя, <text:span text:style-name="T14">–</text:span> промурлыкала Дэш. <text:span text:style-name="T14">–</text:span> Видишь, это совсем не страшно, что я кобыла не твоего вида.</text:p>
      <text:p text:style-name="P1">Я начал почёсывать её шею у основания гривы.</text:p>
      <text:p text:style-name="P1"><text:span text:style-name="T14">–</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4">–</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4">–</text:span> <text:span text:style-name="T1">Да-а-а</text:span>. <text:span text:style-name="T14">–</text:span> <text:span text:style-name="T1">т</text:span>яжело дышала пегаска. <text:span text:style-name="T14">–</text:span> Фактическая поверхность крыльев с помощью магии увеличивается в несколько раз. И... м-м-м… силы отталкивания хватает на то, чтобы… уффф... <text:span text:style-name="T14">–</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4">–</text:span> Чтобы поднять в воздух вес своего тела и ещё примерно такой же… <text:span text:style-name="T14">–</text:span> прошептала пегаска и закрыла глаза, уткнувшись носом мне в <text:span text:style-name="T1">плечо</text:span>. Дыхание у неё стало прерывистым.</text:p>
      <text:p text:style-name="P1"><text:span text:style-name="T14">–</text:span> А как вы удерживаетесь на облаках? Ведь вы при этом не машете крыльями? <text:span text:style-name="T14">–</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4">–</text:span> Макс, не издевайся, <text:span text:style-name="T14">–</text:span> пегаска нервно хихикнула и вдруг стала нежно, кончиками губ, жевать мочку моего уха. <text:span text:style-name="T14">–</text:span> Я не-мо-гу думать в та-ком… ммм… состоянии.</text:p>
      <text:p text:style-name="P1"><text:span text:style-name="T14">–</text:span> Дэш, <text:span text:style-name="T14">–</text:span> рассмеялся я, <text:span text:style-name="T14">–</text:span> отпусти ухо!</text:p>
      <text:p text:style-name="P1"><text:span text:style-name="T14">–</text:span> Отпускаю, <text:span text:style-name="T14">–</text:span> шепнула пегаска мне в ухо. <text:span text:style-name="T14">–</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6">&lt;<text:span text:style-name="T62">Mothley Crue – Cickstart my heart</text:span>&gt;</text:p>
      <text:p text:style-name="P57">«<text:span text:style-name="T3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3">Нехватка погодных пегасов: Вондерболты перешли к круглосуточной вахте</text:span>». «<text:span text:style-name="T33">Общественные работы: распоряжением принцессы Луны работы по строительству мостов через провалы расширены и на субботу</text:span>». «<text:span text:style-name="T3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7"/>
      <text:p text:style-name="P57">Я отложил стопку газет, принесенных пегаской.</text:p>
      <text:p text:style-name="P57"><text:span text:style-name="T14">–</text:span> Про меня таки забыли. Отлично.</text:p>
      <text:p text:style-name="P57"><text:span text:style-name="T14">–</text:span> Не уверена. <text:span text:style-name="T14">–</text:span> <text:s/>пегаска почесала затылок. <text:span text:style-name="T14">–</text:span> Там на столбах повсюду висят объявления. За твою голову предлагают пятьдесят тысяч.</text:p>
      <text:p text:style-name="P57"><text:span text:style-name="T14">–</text:span> Ого! Луна никак не уймется. Ладно, это её проблемы.</text:p>
      <text:p text:style-name="P57"><text:soft-page-break/>К счастью, библиотека Понивилля располагалась на окраине. Пробраться туда под покровом сумерек было раз плюнуть.</text:p>
      <text:p text:style-name="P57"><text:span text:style-name="T14">– </text:span>Твайлайт, привет! Мы вернулись! <text:span text:style-name="T14">–</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4">– К</text:span>АКОГО ХУЯ?!! Твайлайт, ёб твою понимать, ты чё творишь? <text:span text:style-name="T14">– </text:span>я вцепился в ручку двери.</text:p>
      <text:p text:style-name="P57"><text:span text:style-name="T14">– </text:span>Твайли, ты чего? <text:span text:style-name="T14">– </text:span>брыкалась Дэш. <text:span text:style-name="T14">– </text:span>Немедленно опусти меня на пол!</text:p>
      <text:p text:style-name="P57"><text:span text:style-name="T14">– </text:span>Извини, Дэши. <text:span text:style-name="T14">– </text:span>скороговоркой бормотала лавандовая единорожка, нервно хихикая. <text:span text:style-name="T14">–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ХРУСТЬ!</text:p>
      <text:p text:style-name="P57">Дверная ручка оторвалась с мясом и я продолжил низвержение в подвал.</text:p>
      <text:p text:style-name="P57"><text:span text:style-name="T14">– </text:span>А-А-А-А-А-А!!! <text:span text:style-name="T14">–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4">– </text:span>Не беспокойся, Макс-с-вероятностью-пятьдесят-процентов, больно не будет. Не должно быть, во всяком случае. <text:span text:style-name="T14">– </text:span>суетилась единорожка, закрепляя мои руки и ноги в браслетах. <text:span text:style-name="T14">–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4">– Н</text:span>е пытайся. <text:span text:style-name="T14">– </text:span>единорожка покачала головой. <text:span text:style-name="T14">–</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4">–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4">– </text:span>Нет-нет-нет, куда же ты! <text:span text:style-name="T14">– </text:span>магическая аура подхватила меня на полпути к ступенькам. <text:span text:style-name="T14">–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4">– </text:span>Твайлайт, не смей! <text:span text:style-name="T14">– </text:span>хриплым от ужаса голосом прошептал я.</text:p>
      <text:p text:style-name="P57"><text:span text:style-name="T14">–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4">–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oft-page-break/><text:span text:style-name="T14">– О</text:span>у! <text:span text:style-name="T78">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4">– </text:span>Хрен-то тебе зачем? <text:span text:style-name="T14">– </text:span>с бессильной злостью спросил я. <text:span text:style-name="T14">– </text:span><text:span text:style-name="T78">Т</text:span>ы собираешься устроить филиал порнхаба для пони-извращенцев?</text:p>
      <text:p text:style-name="P57"><text:span text:style-name="T14">–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4">–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pan text:style-name="T14">– </text:span>А если попроще?</text:p>
      <text:p text:style-name="P57"><text:span text:style-name="T14">– </text:span>Если ты — клон, то превратишься в исходные десять-пятнадцать килограммов песка. Как и все предыдущие. <text:span text:style-name="T14">– </text:span>единорожка указала на ящик с песком, стоящий у противопожарного щита.<text:span text:style-name="T14">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4">– </text:span>Стой! <text:span text:style-name="T14">– </text:span>я лихорадочно искал повод затянуть процесс. <text:span text:style-name="T14">– </text:span>Но ты же не знаешь, каковы могут быть последствия, если я НЕ клон!</text:p>
      <text:p text:style-name="P57"><text:span text:style-name="T14">–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4">–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7">***</text:p>
      <text:p text:style-name="P47"/>
      <text:p text:style-name="P57"><text:span text:style-name="T14">–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4">–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4">– </text:span>А-А-А-А-А-А!!!</text:p>
      <text:p text:style-name="P57"/>
      <text:p text:style-name="P58"><text:soft-page-break/>***</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4">– </text:span>Никогда, слышишь, никогда больше не смей подымать меня...</text:p>
      <text:p text:style-name="P57"><text:span text:style-name="T14">– </text:span>Откуда я знала, что резонансное заклинание так среагирует на...</text:p>
      <text:p text:style-name="P57"><text:span text:style-name="T14">– М</text:span>акс? <text:span text:style-name="T14">– </text:span>пегаска заметила, что я открыл глаза. <text:span text:style-name="T14">– </text:span>Ты в порядке?</text:p>
      <text:p text:style-name="P57">Я издал нечто среднее между брачным рёвом лося и стоном умирающего слона.</text:p>
      <text:p text:style-name="P57"><text:span text:style-name="T14">– </text:span>Я не предполагала, что заклинание магического резонанса нейтрально реагирует только на истинную ткань НАШЕЙ реальности. <text:span text:style-name="T14">– </text:span>зачастила единорожка. <text:span text:style-name="T14">–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pan text:style-name="T14">– </text:span>Но не магнетрон. <text:span text:style-name="T14">– </text:span>заметила Дэш. <text:span text:style-name="T14">–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4">–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4">– Н</text:span>е умничай! Что ты имеешь ввиду под «крупной энергомагической вспышкой»? <text:span text:style-name="T14">– </text:span>почесала в затылке Эпплджек. <text:span text:style-name="T14">– </text:span>Нам хватит ведра воды, чтоб её потушить?</text:p>
      <text:p text:style-name="P57"><text:span text:style-name="T14">–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4">– </text:span>Конски яблоки! <text:span text:style-name="T14">– </text:span>выругалась Эпплджек. <text:span text:style-name="T14">–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4">– </text:span>Ты хорошо подумала? <text:span text:style-name="T14">– н</text:span>ахмурилась Рэйнбоу Дэш. <text:span text:style-name="T14">– </text:span>В Эквестрии десятки таких городов, как Понивилль! Мы не можем махнуть на них крылом!</text:p>
      <text:p text:style-name="P57"><text:span text:style-name="T14">– </text:span>Тебе-то на Понивилль точно махать! <text:span text:style-name="T14">– </text:span>огрызнулась фермерша. <text:span text:style-name="T14">– Т</text:span>вой дом, поди, не зацепит.</text:p>
      <text:p text:style-name="P57"><text:span text:style-name="T14">– </text:span>Что ты сказала? А ну, повтори? <text:span text:style-name="T14">– </text:span>взвилась пегаска.</text:p>
      <text:p text:style-name="P57"><text:soft-page-break/><text:span text:style-name="T14">– </text:span>Не ссорьтесь, девчёнки. <text:span text:style-name="T14">– </text:span>встрял я. <text:span text:style-name="T14">– </text:span>Ничем рисковать не придётся. У меня есть другой вариант.</text:p>
      <text:p text:style-name="P57"><text:span text:style-name="T14">– </text:span>Ась?</text:p>
      <text:p text:style-name="P57"><text:span text:style-name="T14">– </text:span>Что?</text:p>
      <text:p text:style-name="P57"><text:span text:style-name="T14">– </text:span>Какой? <text:span text:style-name="T14">– </text:span>разом <text:span text:style-name="T14">о</text:span>бернулась ко мне компания.</text:p>
      <text:p text:style-name="P57"><text:span text:style-name="T14">– </text:span>Элементы Гармонии. Ты говорила, <text:span text:style-name="T14">– </text:span>обратился я к Твайлайт, <text:span text:style-name="T14">– </text:span>что их сила на одном уровне с аликорньей.</text:p>
      <text:p text:style-name="P57"><text:span text:style-name="T14">–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4">– Л</text:span>ягать! <text:span text:style-name="T14">– </text:span>сморщилась Эпплджек. <text:span text:style-name="T14">– </text:span>У меня после ожерелья Честности в башке гудит, как после маковского сидра!</text:p>
      <text:p text:style-name="P57"><text:span text:style-name="T14">–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4">– </text:span>Рэр, иногда лучше жевать, чем говорить. Вот честно!</text:p>
      <text:p text:style-name="P57"><text:span text:style-name="T14">– </text:span>Как пожелаешь! Макс, <text:span text:style-name="T14">– </text:span>повернулась ко мне единорожка. <text:span text:style-name="T14">–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4">– </text:span>Они лежали в нагрудном кармане рубашки.</text:p>
      <text:p text:style-name="P57">Твайлайт отвлеклась от доски.</text:p>
      <text:p text:style-name="P57"><text:span text:style-name="T14">–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4">– </text:span>Вот, прибрался малёхо. Но с потолка сажу ещё не успел счистить, там стремянка нужна.</text:p>
      <text:p text:style-name="P57"><text:span text:style-name="T14">– </text:span>Спайки-Вайки, не выкидывай одежду, пожалуйста. В ней должны быть рубины.</text:p>
      <text:p text:style-name="P57"><text:span text:style-name="T14">– </text:span>Какие ещё рубины? <text:span text:style-name="T14">– </text:span>переспросил Спайк и зажевал быстрее.</text:p>
      <text:p text:style-name="P57"><text:span text:style-name="T14">–</text:span> Резонаторные! <text:span text:style-name="T14">–</text:span> холодея, ответил я. <text:span text:style-name="T14">– </text:span>В кармане рубашки должны лежать четыре кристалла.</text:p>
      <text:p text:style-name="P57"><text:span text:style-name="T14">– Э</text:span>мм. Так это были резонаторные рубины? Предупреждать надо! Я думал, это мусор. <text:span text:style-name="T14">– </text:span>дракончик пожал плечами и выплюнул на лапу полтора камешка.</text:p>
      <text:p text:style-name="P32"/>
      <text:p text:style-name="P57">…</text:p>
      <text:p text:style-name="P57"/>
      <text:p text:style-name="P57"><text:span text:style-name="T14">–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4">– К</text:span>акой-то неправильный у Макса смех! <text:span text:style-name="T14">– </text:span>голос Пинки был еле слышен из-под наваленных на меня подушек. <text:span text:style-name="T14">–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4">– </text:span>Макс. Ты сейчас правильный, или нет?</text:p>
      <text:p text:style-name="P57"><text:span text:style-name="T14">– </text:span>Макс, ты как? Тебе уже лучше? <text:span text:style-name="T14">– </text:span>в прямоугольнике появилась голова Рэйнбоу Дэш.</text:p>
      <text:p text:style-name="P57"><text:span text:style-name="T14">– </text:span>Фигурально выражаясь, ты в себе? <text:span text:style-name="T14">– </text:span>вклинилась между ними Твайлайт Спаркл.</text:p>
      <text:p text:style-name="P57"><text:span text:style-name="T14">– </text:span>Столько ругательств на одном дыхании я не слышала даже от бабули, когда она зацепилась за порог и перевернула поднос с пирогами! <text:span text:style-name="T14">–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oft-page-break/><text:span text:style-name="T14">– </text:span>Отпустите. Я уже правильный. <text:span text:style-name="T14">–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4">– </text:span>Не огорчайся, ситуацию можно выправить. <text:span text:style-name="T14">– з</text:span>атараторила Твайлайт. <text:span text:style-name="T14">–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14">– </text:span>Ага, Твай по «жучкам» специалист! <text:span text:style-name="T14">– з</text:span>аявил Спайк из-за понячих крупов. <text:span text:style-name="T14">– </text:span>Иначе бы мы по уши завязли в долгах за электричество.</text:p>
      <text:p text:style-name="P57"><text:span text:style-name="T14">– </text:span>Спайк!!! Немедленно... <text:s/>сбегай в лавку к Кейкам за выпечкой! Нам всем нужно успокоиться.</text:p>
      <text:p text:style-name="P57"><text:span text:style-name="T14">– </text:span>Уже бегу!</text:p>
      <text:p text:style-name="P57"/>
      <text:p text:style-name="P58">***</text:p>
      <text:p text:style-name="P57"/>
      <text:p text:style-name="P57">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4">– </text:span>Ты точно знаешь, что делаешь? <text:span text:style-name="T14">– </text:span>переспросила Эпплджек. <text:span text:style-name="T14">– </text:span>Мне бы не хотелось, чтоб от Понивилля остались одни головешки.</text:p>
      <text:p text:style-name="P57"><text:span text:style-name="T14">– </text:span>Не беспокойся, всё просчитано. Я уверена, я подчёркиваю, абсолютно уверена в безопасности эксперимента!</text:p>
      <text:p text:style-name="P57"><text:span text:style-name="T14">– </text:span>Ой, чего-то мне нехорошо становится, когда ты так говоришь...</text:p>
      <text:p text:style-name="P57"><text:span text:style-name="T14">–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4">–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6">&lt;<text:span text:style-name="T62">Mission Impossible theme</text:span>&gt;</text:p>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text:p>
      <text:p text:style-name="P57"><text:soft-page-break/>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6"><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80">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78"> </text:span>покои Луны<text:span text:style-name="T78"> </text:span>через открытые балконные двери<text:span text:style-name="T78">.</text:span></text:p>
      <text:p text:style-name="P57">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14">– </text:span>А-а-а, ты всё-таки пришёл… <text:span text:style-name="T14">–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4">–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7"><text:span text:style-name="T14">–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4">–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4">–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4">– </text:span>Открой балкон. Мы призвали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14">– </text:span>Сожалеем, что не можем убить тебя.</text:p>
      <text:p text:style-name="P57">Обернувшись я встречаюсь с рогом аликорницы, нацеленным мне в грудь.</text:p>
      <text:p text:style-name="P57"><text:span text:style-name="T14">– </text:span>Твоё тело соткано из наваждения — Нам ли не знать! Мы всё ещё Владыка Снов.</text:p>
      <text:p text:style-name="P57"><text:soft-page-break/>Я делаю шаг назад, на балкон. Луна трескуче смеётся и шагает следом.</text:p>
      <text:p text:style-name="P57"><text:span text:style-name="T14">– </text:span>Но что в Наш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14">–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4">– </text:span>Кимеринн погиб, чтобы ты жил.</text:p>
      <text:p text:style-name="P57">Шаг назад.</text:p>
      <text:p text:style-name="P57"><text:span text:style-name="T14">– </text:span>Сел осталась без магии и развоплотилась из-за тебя.</text:p>
      <text:p text:style-name="P57">Шаг назад.</text:p>
      <text:p text:style-name="P57"><text:span text:style-name="T14">– </text:span>Столько надежд впустую. И, как финальная насмешка, ты увидишь гибель всего, что Нам дорого?! Не бывать этому! ПОШЁЛ ВОН!!!</text:p>
      <text:p text:style-name="P57">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6"/>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8">её </text:span>расплываются. Она исчезает, не дойдя до экрана.</text:p>
      <text:p text:style-name="P7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oft-page-break/><text:span text:style-name="T14">– </text:span>Ты ведь вернёшься? Не говори им, что увидел там! <text:span text:style-name="T14">–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4">– </text:span>Как тебя зовут, малышка? Я постараюсь найти тебя. Может быть, ещё не поздно.</text:p>
      <text:p text:style-name="P57">Пегаска приветственно машет копытом.</text:p>
      <text:p text:style-name="P32"><text:span text:style-name="T45">– </text:span><text:span text:style-name="T35">Шейла! Шейла Блюскай! И я уже не малышка! </text:span><text:span text:style-name="T45">– </text:span><text:span text:style-name="T35">она тычет в кьютимарку в виде ластика, стирающего тучу. </text:span><text:span text:style-name="T14">&lt;</text:span>Макс находит её в Терре по кьютимарке на рюкзаке<text:span text:style-name="T14">&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1"/>
      <text:p text:style-name="P58">***</text:p>
      <text:p text:style-name="P58"/>
      <text:p text:style-name="P1"><text:span text:style-name="T14">–</text:span> <text:span text:style-name="T1">Макс? </text:span>Вставай! <text:span text:style-name="T14">–</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4">–</text:span> Твайлайт? <text:span text:style-name="T14">–</text:span> Взгляд сфокусировался на лавандовой единорожке, озабоченно осматривающей меня и продолжающей массаж области сердца.</text:p>
      <text:p text:style-name="P1"><text:span text:style-name="T14">–</text:span> Мне не понравился цвет твоей мордочки <text:span text:style-name="T39">— </text:span><text:span text:style-name="T1">т</text:span>ы стал слишком бледный. Я решила прервать <text:span text:style-name="T1">заклинание</text:span>. Как ты себя…</text:p>
      <text:p text:style-name="P1"><text:span text:style-name="T49">–</text:span><text:span text:style-name="T39"> … чувствуешь, дорогая Рэрити?! Я могу чем-нибудь помочь? Вот, выпей воды! </text:span><text:span text:style-name="T49">–</text:span><text:span text:style-name="T39">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4">– </text:span>Ну что? Увидел что-нибудь, сахарок?</text:p>
      <text:p text:style-name="P57">Пони уставились на меня с надеждой.</text:p>
      <text:p text:style-name="P57"><text:span text:style-name="T14">– </text:span>Да.</text:p>
      <text:p text:style-name="P57">Откровение давило на психику как тонна кирпичей. Я не знал, что им сказать. Я не мог.</text:p>
      <text:p text:style-name="P57"><text:span text:style-name="T14">– П</text:span>ревосходно!</text:p>
      <text:p text:style-name="P57"><text:span text:style-name="T14">– </text:span>Это просто супер-дупер-здоровски-потрясно!</text:p>
      <text:p text:style-name="P57"><text:span text:style-name="T14">– </text:span>Йей!</text:p>
      <text:p text:style-name="P57"><text:span text:style-name="T14">– </text:span>Ю-ху!</text:p>
      <text:p text:style-name="P57"><text:span text:style-name="T14">– О</text:span>фигенно! Мы победили! Макс, ты молодец!</text:p>
      <text:p text:style-name="P57"><text:span text:style-name="T14">– </text:span>Замечательно! Секундочку, я приготовлю дневник…</text:p>
      <text:p text:style-name="P57">Восторг пони постепенно сменился ожиданием. Я молчал.</text:p>
      <text:p text:style-name="P57"><text:span text:style-name="T14">– </text:span>Э-м-м? И что же ты увидел? <text:span text:style-name="T14">– </text:span>не выдержала Твайлайт.</text:p>
      <text:p text:style-name="P57"><text:span text:style-name="T14">– </text:span>Я… не могу сказать.</text:p>
      <text:p text:style-name="P57">Ожидание сменилось недоумением. Рэйнбоу Дэш насмешливо скривила губы.</text:p>
      <text:p text:style-name="P57"><text:span text:style-name="T14">– </text:span>Да ладно! Кончай прикалываться, мы же ждём! Шутка зачлась!</text:p>
      <text:p text:style-name="P57"><text:span text:style-name="T14">– </text:span>Не могу!!!</text:p>
      <text:p text:style-name="P57"/>
      <text:p text:style-name="P57">…</text:p>
      <text:p text:style-name="P57"><text:soft-page-break/></text:p>
      <text:p text:style-name="P57">Молчание прервала Эпплджек.</text:p>
      <text:p text:style-name="P57"><text:span text:style-name="T14">– </text:span>Сахарок, с тобой всё в порядке?</text:p>
      <text:p text:style-name="P57">Дэш подошла ко мне вплотную, обняла мою голову и прижалась нос к носу.</text:p>
      <text:p text:style-name="P57"><text:span text:style-name="T14">– </text:span>Макс, ты чего? <text:span text:style-name="T14">– </text:span>прошептала она. <text:span text:style-name="T14">– </text:span>Тебя во сне кто-то заколдовал? Мигни мне правым глазом, если да.</text:p>
      <text:p text:style-name="P57">Я высвободился из объятий пегаски.</text:p>
      <text:p text:style-name="P57"><text:span text:style-name="T14">– </text:span>Со мной всё в порядке. <text:span text:style-name="T14">– </text:span>объявил я. <text:span text:style-name="T14">–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4">– </text:span>Конски яблоки! Вот это поворот! А мне так хотелось узнать, что за нечисть тут орудует!</text:p>
      <text:p text:style-name="P57"><text:span text:style-name="T14">–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4">–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4">– </text:span>Рэр, отвали!</text:p>
      <text:p text:style-name="P57"><text:span text:style-name="T14">– </text:span>Оу, какие страсти! Ладно-ладно, не сердись, дорогая, не мешаю!</text:p>
      <text:p text:style-name="P57"><text:span text:style-name="T14">–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4">–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4">– </text:span>Стойте!</text:p>
      <text:p text:style-name="P57">Твайлайт подняла вверх копыто, призывая к тишине. Потом откуда-то из дальнего шкафа к ней приплыла “Основы заклятий<text:span text:style-name="T14">” Стар Свирла. </text:span>Единорожка нацепила очки и принялась перелистывать книгу, бормоча под нос названия глав.</text:p>
      <text:p text:style-name="P57"><text:span text:style-name="T14">– </text:span>Ага, вот! Нашла! Макс прав! В «Заклинании Последнего Шанса» есть такое! <text:span text:style-name="T14">– </text:span>единорожка принялась зачитывать отрывок.</text:p>
      <text:p text:style-name="P57">…</text:p>
      <text:p text:style-name="P57">«<text:span text:style-name="T16">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5">и </text:span><text:span text:style-name="T16">слишком громко думать. И сообщить способ спасения — означает его разрушить.</text:span>»</text:p>
      <text:p text:style-name="P57">…</text:p>
      <text:p text:style-name="P57"><text:span text:style-name="T14">– </text:span>Ты хочешь сказать, если Макс нам сообщит, в чём причина всей этой фигни, мы не сможем её исправить? <text:span text:style-name="T14">– </text:span>Дэш повернулась ко мне. <text:span text:style-name="T14">–</text:span> А как мы её исправим, если не будем знать, что исправлять? Хренотень какая-то!</text:p>
      <text:p text:style-name="P57">Пегаска сжала голову копытами.</text:p>
      <text:p text:style-name="P57"><text:span text:style-name="T14">–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4">– </text:span>Предположим, в коробке заперт кот. <text:span text:style-name="T14">– н</text:span>арисованный кот упирался лапами в крышку коробки, явно пытаясь выбраться.</text:p>
      <text:p text:style-name="P57"><text:soft-page-break/><text:span text:style-name="T14">– </text:span><text:span text:style-name="T78">Допустим, кот бессмертен. Также допустим, что кот з</text:span>аколдован<text:span text:style-name="T78"> </text:span>отложенным <text:span text:style-name="T78">заклятие</text:span>м<text:span text:style-name="T78"> Стирания, которое сработает, если кто-то откроет ящик</text:span>. <text:span text:style-name="T78">То есть, п</text:span>ри открытии<text:span text:style-name="T78"> ящик</text:span>а<text:span text:style-name="T78"> кот исчезнет из </text:span>бытия<text:span text:style-name="T78"> </text:span>— его нет, и никогда не было.</text:p>
      <text:p text:style-name="P57"><text:span text:style-name="T14">– </text:span>Бедный котик. <text:span text:style-name="T14">– </text:span>прошептала Флаттершай.</text:p>
      <text:p text:style-name="P57">Я насторожился, услышав знакомое заклинание.</text:p>
      <text:p text:style-name="P57"><text:span text:style-name="T14">– </text:span>Стой! Откуда тебе известно про заклинание Стирания?</text:p>
      <text:p text:style-name="P57"><text:span text:style-name="T14">–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4">Магическо</text:span>м<text:span text:style-name="T14"> </text:span>В<text:span text:style-name="T14">естник</text:span>е», а профессор Шротингер построил на её базе свой мысленный эксперимент.</text:p>
      <text:p text:style-name="P57"><text:span text:style-name="T14">– </text:span>Гм. Ну ладно, продолжай.</text:p>
      <text:p text:style-name="P57"><text:span text:style-name="T14">– </text:span>Так вот, по условию эксперимента известно, что вероятность того, что кто-то откроет ящик, ненулевая.</text:p>
      <text:p text:style-name="P57"><text:span text:style-name="T14">– </text:span>И что это означает, дорогая? <text:span text:style-name="T14">– </text:span>спросила Рэрити.</text:p>
      <text:p text:style-name="P57"><text:span text:style-name="T14">– </text:span>Это значит, что кто-нибудь когда-нибудь обязательно откроет его.</text:p>
      <text:p text:style-name="P57"><text:span text:style-name="T14">– </text:span>У меня щас башка лопнет! <text:span text:style-name="T14">– </text:span>пожаловалась Дэш. <text:span text:style-name="T14">– </text:span>Так всё-таки, когда этот грёбаный ящик откроют?</text:p>
      <text:p text:style-name="P57"><text:span text:style-name="T14">–</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4">–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4">–</text:span> То есть, ты хочешь сказать, что мы все — навроде этого кота, а Макс боится открыть ящик? Чтоб мы не исчезли окончательно?</text:p>
      <text:p text:style-name="P57"><text:span text:style-name="T14">–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4">–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4">– </text:span>Лягать! <text:span text:style-name="T14">– </text:span>выругалась Дэш. <text:span text:style-name="T14">– </text:span>Значит, наши усилия по доставке резонаторов пошли лесом.</text:p>
      <text:p text:style-name="P57"><text:span text:style-name="T14">–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4">– </text:span>Тихо! Спайк, будь добр, сбегай к Кейкам за выпечкой. Нам надо успокоиться. Макс, хоть про Селестию ты нам можешь рассказать?</text:p>
      <text:p text:style-name="P57"><text:span text:style-name="T14">– </text:span>Могу. <text:span text:style-name="T14">– </text:span>пожал плечами я. <text:span text:style-name="T14">– </text:span>Она в моём мире. Но не спрашивайте меня, как её вернуть — я не знаю.</text:p>
      <text:p text:style-name="P57"><text:span text:style-name="T14">– А </text:span>как ты узнал… <text:span text:style-name="T14">– </text:span>начала было единорожка, но её перебил напряжённый голос Спайка.</text:p>
      <text:p text:style-name="P57"><text:span text:style-name="T14">– </text:span>Твай! <text:span text:style-name="T14">– </text:span>дракончик стоял в дверях спиной к нам. <text:span text:style-name="T14">– </text:span>У нас гости.</text:p>
      <text:p text:style-name="P57"><text:soft-page-break/>Спайк попятился назад. Дверь широко растворилась и в библиотеку вошла Луна.</text:p>
      <text:p text:style-name="P57"/>
      <text:h text:style-name="Heading_20_2" text:outline-level="2">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14">– </text:span>Макс, беги!!!</text:p>
      <text:p text:style-name="P57">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4">– </text:span>Не так быстро, Рэйнбоу Дэш! <text:span text:style-name="T14">– </text:span>ледяным голосом Луны можно было нарезать воду кубиками для мартини. <text:span text:style-name="T14">– </text:span>Нам есть о чём поговорить с приматом!</text:p>
      <text:p text:style-name="P57">Мы с пегаской застыли в синем левитационном поле и поплыли к Луне.</text:p>
      <text:p text:style-name="P57"><text:span text:style-name="T14">–</text:span> Нет-нет-нет, постойте! <text:span text:style-name="T14">–</text:span> заявила вдруг Твайлайт. <text:span text:style-name="T14">–</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4">–</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4">–</text:span> Мне очень жаль, Ваше Высочество, но Селестия назначила Макса МОИМ руководителем, и этот приказ НИКТО не отменял! Он МОЙ! <text:span text:style-name="T14">&lt;</text:span><text:span text:style-name="T27">Добавить в главы с Твайлайт её попытки заигрывания с Максом</text:span><text:span text:style-name="T14">&gt;</text:span></text:p>
      <text:p text:style-name="P57">В голосе лавандовой единорожки звучал металл. Мы опять полетели к Твайлайт.</text:p>
      <text:p text:style-name="P57"><text:span text:style-name="T14">–</text:span> ДОВОЛЬНО! НАМ НАДОЕЛА ЭТА НЕПОКОРНОСТЬ! ПОЗНАЙ ГНЕВ ПРИНЦЕССЫ НОЧИ!!!</text:p>
      <text:p text:style-name="P57"><text:span text:style-name="T14">–</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4">–</text:span> Ай, бля! <text:span text:style-name="T14">–</text:span> в последний момент чей-то луч отрикошетил от магического поля и впился мне в лодыжку. Нога моментально онемела.</text:p>
      <text:p text:style-name="P57"><text:span text:style-name="T14">–</text:span> Не волнуйся, это парализующий луч. Твай таким махалась с Трикси. Пройдёт через полчаса. <text:span text:style-name="T14">–</text:span> успокоил меня дракончик.</text:p>
      <text:p text:style-name="P57"><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4">– </text:span>Не вынуждай Нас идти на крайние меры! <text:span text:style-name="T14">– </text:span>отдувалась Луна. <text:span text:style-name="T14">–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7"><text:span text:style-name="T14">– В</text:span>есьма прискорбно, Ваше Высочество, но вынуждена отказать! <text:span text:style-name="T14">– </text:span>переводила дыхание Твайлайт.<text:span text:style-name="T14"> –</text:span> Исключительно по субординационным причинам! Приказ Её Дневного Высочества имеет более высокий приоритет над Вашим!</text:p>
      <text:p text:style-name="P57"><text:span text:style-name="T14">– </text:span>Тогда найди Нам это твоё Дневное Высочество! <text:span text:style-name="T14">– </text:span>взвыла Луна. <text:span text:style-name="T14">– </text:span>В отсутствие Дневной Главы Диархии все дела ведёт Ночная!!!</text:p>
      <text:p text:style-name="P57"><text:span text:style-name="T14">–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7"><text:span text:style-name="T14">– </text:span>Дискордова бюрократия! <text:span text:style-name="T14">– </text:span>буркнула аликорница. <text:span text:style-name="T14">– 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4">– О</text:span>хренеть! <text:span text:style-name="T14">– </text:span>чертыхнулся Спайк. <text:span text:style-name="T14">– </text:span><text:s/>Твай, она создаёт сферу стихий!</text:p>
      <text:p text:style-name="P57"><text:span text:style-name="T14">– </text:span>Вижу! <text:span text:style-name="T14">– </text:span>донёсся голос единорожки из-под потолка. <text:span text:style-name="T14">–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4">– </text:span>Эмм, это что-то новенькое, я такого заклинания вообще не знаю. <text:span text:style-name="T14">– </text:span>почесал в затылке Спайк. <text:span text:style-name="T14">–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4">– </text:span>Погоди. У меня есть вариант получше.</text:p>
      <text:p text:style-name="P57">Я вылез из-под шкафа и попрыгал на одной ноге в центр зала.</text:p>
      <text:p text:style-name="P57"><text:span text:style-name="T14">– </text:span>Стойте! Прекратите! Да остановитесь же!!!</text:p>
      <text:p text:style-name="P57">Аликорница и шестёрка уставились на меня.</text:p>
      <text:p text:style-name="P57"><text:span text:style-name="T14">–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4">– </text:span>Ты так говоришь, как будто непричастен к исчезновению Сестры! <text:span text:style-name="T14">– </text:span>к Луне вернулась властная интонация, но фиолетовый шар перестал расти. <text:span text:style-name="T14">– </text:span>Мы не верим тебе! Если попробуешь обмануть Нас и скрыться, даже Тартар покажется тебе курортом!</text:p>
      <text:p text:style-name="P57"><text:span text:style-name="T14">–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4">– </text:span>Как ты её назвал? <text:span text:style-name="T14">– </text:span>отвалилась челюсть у аликорницы.</text:p>
      <text:p text:style-name="P57"><text:span text:style-name="T14">– </text:span>Эмм, мне неудобно вмешиваться, но вынуждена вас перебить. <text:span text:style-name="T14">– </text:span>встряла Твайлайт. <text:span text:style-name="T14">– </text:span>Это было экспериментальное заклинание. Локальная заморозка времени. Я, эмм, не предусмотрела возможности его отмены…</text:p>
      <text:p text:style-name="P57"><text:span text:style-name="T14">– </text:span>Что? <text:span text:style-name="T14">–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text:soft-page-break/>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4">– </text:span>Твайлайт, Дёрпи сказала, у тебя есть «Особенности поведения, питания и размножения приматов»? Я бы хотела её ненадолго… Ого!!!</text:p>
      <text:p text:style-name="P57">После долгой паузы тот же голос спросил:</text:p>
      <text:p text:style-name="P57"><text:span text:style-name="T14">– </text:span>Что тут случилось? Почему все висят в воздухе? И всё вот это?</text:p>
      <text:p text:style-name="P57">Голос Спайка откуда-то из подвала ответил:</text:p>
      <text:p text:style-name="P57"><text:span text:style-name="T14">– </text:span>Потому что Твайлайт остановила время. В радиусе девяти метров, как мне кажется. Или десяти.</text:p>
      <text:p text:style-name="P57"><text:span text:style-name="T14">– </text:span>В двенадцати с половиной. <text:span text:style-name="T14">– </text:span>донёсся голос Твайлайт сверху. <text:span text:style-name="T14">–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4">– Н</text:span>Е ВЗДУМАЙ СЧИТАТЬ СЕБЯ ПОБЕДИТЕЛЬНИЦЕЙ! <text:span text:style-name="T14">– </text:span>загремело у меня в мозгу, в обоих сознаниях сразу. <text:span text:style-name="T14">–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4">–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4">–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4">–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4">–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4">–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4">– </text:span>Эмм, я вам подхожу?</text:p>
      <text:p text:style-name="P57"><text:span text:style-name="T14">– </text:span>КТО ТЫ?</text:p>
      <text:p text:style-name="P57"><text:span text:style-name="T14">– </text:span>Эмм, Лира Хартстрингс, единорог. Я не то, чтобы маг, моя специализация — музыка…</text:p>
      <text:p text:style-name="P57"><text:soft-page-break/><text:span text:style-name="T14">– </text:span>ГОДИТСЯ! ТЫ ВИДИШЬ ТОЧКУ СИНГУЛЯРНОСТИ?</text:p>
      <text:p text:style-name="P57"><text:span text:style-name="T14">– </text:span>Эмм?</text:p>
      <text:p text:style-name="P57">Голос Спайка пояснил:</text:p>
      <text:p text:style-name="P57"><text:span text:style-name="T14">– </text:span>Вон та яркая искорка над лестницей, у которой вся картинка искривляется.</text:p>
      <text:p text:style-name="P57"><text:span text:style-name="T14">– </text:span>Да! Вижу.</text:p>
      <text:p text:style-name="P57"><text:span text:style-name="T14">– </text:span>ТЕПЕРЬ ЛЕВИТИРУЙ ПРИМАТА В ТОЧКУ СИНГУЛЯРНОСТИ.</text:p>
      <text:p text:style-name="P57"><text:span text:style-name="T14">– </text:span>Чего?!! <text:span text:style-name="T14">– </text:span>возопило моё малое сознание.</text:p>
      <text:p text:style-name="P57"><text:span text:style-name="T14">– </text:span>Эмм… Зачем?</text:p>
      <text:p text:style-name="P57"><text:span text:style-name="T14">–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4"> </text:span>НЕ ВОЛНУЙСЯ, ДВУНОГИЙ, ТЕБЕ ЭТО НЕ ПОВРЕДИТ.</text:p>
      <text:p text:style-name="P57"><text:span text:style-name="T14">– </text:span>Вы даёте слово, что человеку не будет причинён вред? <text:span text:style-name="T14">– </text:span>голос Лиры обрёл непривычную твёрдость.</text:p>
      <text:p text:style-name="P57"><text:span text:style-name="T14">– </text:span>КАК ТЫ СМЕЕШЬ СОМНЕВАТЬСЯ В НАС, СВОЕЙ ПРИНЦЕССЕ?</text:p>
      <text:p text:style-name="P57"><text:span text:style-name="T14">– Я </text:span>не сомневаюсь в вас, Ваше Высочество… Потому и требую слова!</text:p>
      <text:p text:style-name="P57"><text:span text:style-name="T14">–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4">– </text:span>Ну, блядь, спасибо! <text:span text:style-name="T14">– </text:span>подумал я.</text:p>
      <text:p text:style-name="P57"><text:span text:style-name="T14">–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4">–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4">– </text:span>Проклятье! Тебе только Кэйдэнс осталось обрыгать для полной коллекции! <text:span text:style-name="T14">–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4">– </text:span>Так шта не так уж сильно мы и погудели с братюней на прошлый Канун горящего очага! <text:span text:style-name="T14">– </text:span>пробормотала Эпплджек, схватившись за голову. <text:span text:style-name="T14">–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oft-page-break/><text:span text:style-name="T14">– </text:span>Итак, Мы ждём <text:span text:style-name="T14">– а</text:span>ликорница смотрела на меня выжидающе. <text:span text:style-name="T14">–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14">–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4">– </text:span>Давай по-порядку. <text:span text:style-name="T14">– о</text:span>становила меня Луна. <text:span text:style-name="T14">– </text:span>С чего ты взял, что она в твоём мире?</text:p>
      <text:p text:style-name="P57">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4">–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7"><text:span text:style-name="T14">– Ч</text:span>то? Остатки магии? <text:span text:style-name="T14">–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4">– </text:span>Мы проследили её сновидение до магической вспышки. <text:span text:style-name="T14">– п</text:span>одтвердила Луна. Её взгляд сверлил меня, улавливая малейшие изменения мимики. <text:span text:style-name="T14">–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14">– </text:span>Теперь ты понимаешь, почему Мы виним тебя в развоплощении сестры?</text:p>
      <text:p text:style-name="P57"><text:span text:style-name="T14">– </text:span>Да. Но послушай… Я не могу рассказать всё. <text:span text:style-name="T14">– </text:span>осторожно, как по горячим углям, начал я. <text:span text:style-name="T14">– </text:span>Это может натворить большую беду.</text:p>
      <text:p text:style-name="P57">Луна пристально взглянула на меня и понимающе склонила голову.</text:p>
      <text:p text:style-name="P57"><text:span text:style-name="T14">– </text:span>Мы знаем, иногда так бывает. Продолжай.</text:p>
      <text:p text:style-name="P57"><text:span text:style-name="T14">–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4">– </text:span>Да, помним.</text:p>
      <text:p text:style-name="P57"><text:span text:style-name="T14">–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14">–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14">–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oft-page-break/><text:span text:style-name="T14">–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14">– </text:span>Ты что-то недоговариваешь. <text:span text:style-name="T14">– </text:span>шепнула она почти ласково. <text:span text:style-name="T14">–</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14">– … </text:span>а <text:span text:style-name="T14">М</text:span>арк Ботвиний-младший упоминал в «Энциклопедии Арканум» о древнем божестве К<text:span text:style-name="T14">'</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4">– </text:span>Достаточно, Твайлайт. <text:span text:style-name="T14">– </text:span>остановила единорожку Луна. <text:span text:style-name="T14">–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14">–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14">– </text:span>Да, это может сработать. <text:span text:style-name="T14">– </text:span>кивнула Луна. <text:span text:style-name="T14">– </text:span>Если только у Нас с Дискордом хватит сил его открыть. В прошлый раз основную тяжесть по формированию коридора взяла на себя Сел.</text:p>
      <text:p text:style-name="P57"><text:span text:style-name="T14">– </text:span>Разумеется, я помогу вам! <text:span text:style-name="T14">– </text:span>воскликнула Твайлайт с энтузиазмом. <text:span text:style-name="T14">– </text:span>У меня же есть опыт, хоть и не очень удачный.</text:p>
      <text:p text:style-name="P57">Луна сморщила нос при этих словах, но всё же кивнула.</text:p>
      <text:p text:style-name="P57"><text:span text:style-name="T14">–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14">– </text:span>Я приглашу их. Они не откажутся.</text:p>
      <text:p text:style-name="P57"><text:span text:style-name="T14">– </text:span>Что ж, ещё одной проблемой меньше. Теперь нужно решить, как найти Сел. Кто-то должен отправиться за ней.</text:p>
      <text:p text:style-name="P57"><text:span text:style-name="T14">– </text:span>Это, разумеется, буду я. <text:span text:style-name="T14">– п</text:span>ожал плечами я. <text:span text:style-name="T14">– Р</text:span>азумная пони там и шагу не сделает без того, чтобы не попасть в лабораторию к учёным или военным.</text:p>
      <text:p text:style-name="P57"><text:span text:style-name="T14">– </text:span>А если…</text:p>
      <text:p text:style-name="P57"><text:span text:style-name="T14">– </text:span>А если она прикинется неразумной, <text:span text:style-name="T14">– </text:span>предвосхитил я вопрос единорожки, <text:span text:style-name="T14">–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14">– </text:span>Остаётся ещё одна проблема. <text:span text:style-name="T14">– </text:span>тихо сказала аликорница. <text:span text:style-name="T14">–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7"><text:soft-page-break/><text:span text:style-name="T14">– </text:span>Я попробую подыскать подходящие заклинания для работы с флорой. <text:span text:style-name="T14">– </text:span>загорелась научным рвением Твайлайт. <text:span text:style-name="T14">–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pan text:style-name="T14">– </text:span>Почему ты так опасаешься гибели Селестии? <text:span text:style-name="T14">– </text:span>наконец спросил я аликорницу. <text:span text:style-name="T14">– </text:span>Ведь вы бессмертны. Рано или поздно твоя сестра вернётся к тебе, как ты вернулась к ней через тысячу лет заточения.</text:p>
      <text:p text:style-name="P57"><text:span text:style-name="T14">– </text:span>Ха! <text:span text:style-name="T14">– </text:span>с горечью отозвалась Луна. <text:span text:style-name="T14">–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7"><text:span text:style-name="T14">–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14">–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7"><text:span text:style-name="T14">– </text:span>Почему же ты не смогла найти меня с его помощью?</text:p>
      <text:p text:style-name="P57">Аликорница смутилась.</text:p>
      <text:p text:style-name="P57"><text:span text:style-name="T14">–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7"><text:span text:style-name="T14">– </text:span>Да уж, успех тотальный. <text:span text:style-name="T14">– </text:span>скептически отозвался я, прислушиваясь к звукам уборки. <text:span text:style-name="T14">– </text:span>Я бы и сам к тебе заявился с результатами эксперимента, дай ты мне пару дней времени.</text:p>
      <text:p text:style-name="P57"><text:span text:style-name="T14">– </text:span>Как бы то ни было, <text:span text:style-name="T14">– </text:span>поджала губы Луна, <text:span text:style-name="T14">– </text:span>мы пришли к сотрудничеству. Надеюсь, оно будет плодотворным. Более плодотворным, чем было у тебя с Сел.</text:p>
      <text:p text:style-name="P57">Я присмотрелся к ночной принцессе. Что она знает о нас с Селли?</text:p>
      <text:p text:style-name="P57"><text:span text:style-name="T14">– </text:span>У нас было достаточно плодотворное сотрудничество. <text:span text:style-name="T14">– </text:span>осторожно начал я. <text:span text:style-name="T14">– </text:span>Хотя основную часть работы сделал я, Дэш и Твайлайт.</text:p>
      <text:p text:style-name="P57"><text:span text:style-name="T14">– </text:span>Неудивительно! <text:span text:style-name="T14">– </text:span>фыркнула Луна. <text:span text:style-name="T14">– </text:span>в<text:span text:style-name="T14"> </text:span>этом — вся Сел. Сестра, в отличие от Нас, всегда норовит спихнуть тяжёлую задачу на кого-нибудь другого!</text:p>
      <text:p text:style-name="P57"><text:span text:style-name="T14">– </text:span>А также совместить приятное с полезным. <text:span text:style-name="T14">– </text:span>не удержался я.</text:p>
      <text:p text:style-name="P52">Луна бросила на меня тяжёлый взгляд.</text:p>
      <text:p text:style-name="P55"><text:span text:style-name="T20">–</text:span> Вот это вряд ли! Сел охладела к сексу ещё до Нашей ссылки. И, насколько Нам известно, за время Нашего отсутствия её предпочтения в <text:span text:style-name="T14"><text:s/></text:span>этом плане не менялись.</text:p>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text:span text:style-name="T19">–</text:span> Тогда зачем она..?</text:p>
      <text:p text:style-name="P52"><text:soft-page-break/><text:span text:style-name="T19">–</text:span> Дала тебе? <text:span text:style-name="T19">–</text:span> цинично завершила мой вопрос Луна. <text:span text:style-name="T19">–</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2">Меня как будто окатило ледяным душем. Не любовь и даже не дружба. Просто плата за услугу… Даже не дружба…</text:p>
      <text:p text:style-name="P52">Тревожная догадка окончательно сковала морозом душу.</text:p>
      <text:p text:style-name="P55"><text:span text:style-name="T20">–</text:span> А другие? Они тоже… давали мне потому, что считали меня последним шансом?</text:p>
      <text:p text:style-name="P55">У аликорницы отвалилась челюсть.</text:p>
      <text:p text:style-name="P55"><text:span text:style-name="T20">–</text:span> Другие? Кто ещё?<text:span text:style-name="T14"> </text:span>С кем ещё у тебя были… отношения?</text:p>
      <text:p text:style-name="P52"><text:span text:style-name="T19">–</text:span> С Рэйнбоу Дэш <text:span text:style-name="T19">–</text:span> ответил я несчастным голосом. <text:span text:style-name="T19">–</text:span> И, может быть, с Пинки.</text:p>
      <text:p text:style-name="P52"><text:span text:style-name="T19">–</text:span> А ты живчик. <text:span text:style-name="T19">–</text:span> удивлённо заметила Луна и нахмурилась. <text:span text:style-name="T19">–</text:span> Нет, про цель твоего пребывания тут известно только Нам, Сел, Дискорду и Твайлайт. Остальные действуют по своей воле и предпочтениям.</text:p>
      <text:p text:style-name="P52">Аликорница фыркнула.</text:p>
      <text:p text:style-name="P52"><text:span text:style-name="T19">– </text:span><text:span text:style-name="T73">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7"><text:span text:style-name="T14">– </text:span>Макс, ты в порядке? <text:span text:style-name="T14">– </text:span>на балкон заглянула Дэш. <text:span text:style-name="T14">–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 Уныние отступило.</text:p>
      <text:p text:style-name="P57"><text:span text:style-name="T14">– </text:span>Спасибо, Дэш. Ты настоящий друг.</text:p>
      <text:p text:style-name="P57"><text:span text:style-name="T14">– </text:span>Сначала нам нужно вернуться в Кантерлот. <text:span text:style-name="T14">– п</text:span>рервала нас Луна. <text:span text:style-name="T14">– </text:span>Помимо подготовки к рейду, Нам нужно создать компас. И провести Гранд Галопинг Гала.</text:p>
      <text:p text:style-name="P57">Я удивлённо воззрился на аликорницу.</text:p>
      <text:p text:style-name="P57"><text:span text:style-name="T14">– </text:span>Если отменить праздник, начнутся волнения. <text:span text:style-name="T14">– </text:span>ответила Луна на мой незаданный вопрос. <text:span text:style-name="T14">–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60" text:outline-level="2">19. <text:span text:style-name="T1">Лучший</text:span> Гранд Галопин<text:span text:style-name="T1">г</text:span> Гала <text:span text:style-name="T1">в истории</text:span></text:h>
      <text:p text:style-name="P82">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14">– </text:span>Да что ж такое творится-то! Ни в жисть не поверю, чтоб в Кантерлоте пустые дома были! <text:span text:style-name="T14">– </text:span>заявила Эпплджек. <text:span text:style-name="T14">–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14">– </text:span>Какая жалость, что это всё из-за вампирского мира! <text:span text:style-name="T14">– </text:span>пробормотала Рэрити. <text:span text:style-name="T14">– </text:span>Самое время покупать землю под бутик.</text:p>
      <text:p text:style-name="P57"><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7">Тук-тук-тук!</text:p>
      <text:p text:style-name="P57"><text:span text:style-name="T14">– </text:span>Макс, ты тут? <text:span text:style-name="T14">–</text:span>Дэш просунула нос в дверь, не дожидаясь отклика. <text:span text:style-name="T14">– </text:span>Ага, вот ты где! Я с тобой!</text:p>
      <text:p text:style-name="P57">Она швырнула перемётные сумки мне на постель и пошла к выходу.</text:p>
      <text:p text:style-name="P57"><text:span text:style-name="T14">– </text:span>Ну, чего застрял? Пошли скорее, а то на хавчик опоздаем! <text:span text:style-name="T14">–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6">…</text:p>
      <text:p text:style-name="P46"/>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14">– </text:span>Располагайтесь. <text:span text:style-name="T14">–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4">–</text:span> всхлипула Дэш.</text:p>
      <text:p text:style-name="P57"><text:span text:style-name="T14">– </text:span>Ну что же вы? Присаживайтесь. <text:span text:style-name="T14">– </text:span>вновь пригласила Луна. <text:span text:style-name="T14">– </text:span>Если блюда вы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4">одной</text:span> подушки. </text:p>
      <text:p text:style-name="P57"><text:span text:style-name="T14">– </text:span>Мы узнали у шеф-повара сестры о твоих кулинарных предпочтениях. <text:span text:style-name="T14">– у</text:span>лыбнулась мне Луна. <text:span text:style-name="T14">–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7">Я мило улыбнулся ей в ответ, закинул в рот пучок петрушки и ответил.</text:p>
      <text:p text:style-name="P57"><text:span text:style-name="T14">– </text:span>А ты первая на моей памяти лошадь, умеющая магичить.</text:p>
      <text:p text:style-name="P57">Луна нахмурилась, но потом луч озарения коснулся её мордочки.</text:p>
      <text:p text:style-name="P46">– П<text:span text:style-name="T1">ризнаём, Мы были несправедливы к тебе. Как Нам тебя называть?</text:span></text:p>
      <text:p text:style-name="P57">Я выплюнул петрушку и взял кусок рыбы.</text:p>
      <text:p text:style-name="P46">–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6">– <text:span text:style-name="T1">Эй, а туточки одно место пустует! Можно его займёт Гамми?</text:span></text:p>
      <text:p text:style-name="P46"><text:span text:style-name="T1">– Нет, Пинки. </text:span>– <text:span text:style-name="T1">ответила Луна. </text:span>– <text:span text:style-name="T1">Мы ждём ещё одного гостя.</text:span></text:p>
      <text:p text:style-name="P57">– А если он не придёт, тогда можно?</text:p>
      <text:p text:style-name="P5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7">– Эй! Это моя шляпа! – возмутилась фермерша.</text:p>
      <text:p text:style-name="P5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7">– Прекрати паясничать! – негромко сказала Луна.</text:p>
      <text:p text:style-name="P57">– Я не хотел… Тут мышь… – мои уши загорались медленно, но неотвратимо.</text:p>
      <text:p text:style-name="P57">– Мы не тебе. – так же тихо произнесла аликорница.</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7">– Перестань, Дискорд. – устало ответила Луна. – Фиглярство вызывает улыбку только первые пару сотен лет.</text:p>
      <text:p text:style-name="P57">– Говори только за себя, дражайшая! Я, наоборот, только вхожу во вкус!</text:p>
      <text:p text:style-name="P57">Драконикус принялся жадно есть брюкву и заткнулся.</text:p>
      <text:p text:style-name="P57">Аликорница обвела присутствующих долгим взглядом и начала.</text:p>
      <text:p text:style-name="P5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7">– Прибыл к нам, ага. А я-то думал, Селли сама на нашу голову вытащила эту обезьяну из мухосранска. – прочавкал сам себе Дискорд.</text:p>
      <text:p text:style-name="P57">– Макс берётся отыскать Селестию. И наша задача — помочь ему в этом! – с нажимом произнесла Луна, ни на кого не глядя.</text:p>
      <text:p text:style-name="P5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7">– Я полностью в вашем распоряжении, Ваше Высочество! Думаю, мои друзья меня поддержат! – отчеканила Твайлайт.</text:p>
      <text:p text:style-name="P57">Шестёрка пони отозвалась невнятным мычанием.</text:p>
      <text:p text:style-name="P5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7">– С этой же просьбой Мы обращаемся к тебе, <text:span text:style-name="T27">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7">– Эталоном? Для всехпони? Всегда говорила? – Дискорд принял задумчивую позу, стреляя глазами по сторонам.</text:p>
      <text:p text:style-name="P57"><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7">– Мы думаем, она была права!</text:p>
      <text:p text:style-name="P57">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7">– Ну, это… Если светоч, то конечно… А как же! Я всегда знал, что я светоч!.. А для Элементов Гармонии я тоже светоч?</text:p>
      <text:p text:style-name="P57">– Разумеется! – заверила его Луна, изо всех сил моргая шестёрке.</text:p>
      <text:p text:style-name="P57">– Светоч, светоч! – вразнобой подтвердили пони. Пожалуй, Флаттершай даже не врала.</text:p>
      <text:p text:style-name="P5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7">– Ффух! – шумно выдохнула Луна. – Спасибо вам, Наши дорогие, вы Нам очень помогли!</text:p>
      <text:p text:style-name="P57">– Но мы же ничего не сделали! – запротестовала Эпплджек.</text:p>
      <text:p text:style-name="P5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7"/>
      <text:p text:style-name="P57">…</text:p>
      <text:p text:style-name="P57"/>
      <text:p text:style-name="P57">Безмолвными тенями скользнули лакеи и унесли блюда. На освободившемся столе Луна расстелила свиток с записями.</text:p>
      <text:p text:style-name="P57">– Теперь, мои маленькие пони, Мы должны просить вас ещё об одной услуге.</text:p>
      <text:p text:style-name="P57">Странно и непривычно было видеть принцессу ночи сконфуженной.</text:p>
      <text:p text:style-name="P5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7">При этих словах пони стали прятать глаза, а Дэш фейсхуфнула.</text:p>
      <text:p text:style-name="P57">– Нам просто необходимо провести это праздник! – отчаянно заявила Луна.<text:span text:style-name="T14">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7">Флаттершай закрыла голову копытами.</text:p>
      <text:p text:style-name="P57"><text:soft-page-break/></text:p>
      <text:p text:style-name="P47">***</text:p>
      <text:p text:style-name="P46"/>
      <text:p text:style-name="P57">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7">– Я верю в вас только потому, что ты об этом попросила. – наконец, начал я. – Тогда, в метель.</text:p>
      <text:p text:style-name="P57">Аликорница кивнула.</text:p>
      <text:p text:style-name="P57">– Потому что у меня больше нет других причин верить в дружбомагию. После того, что рассказала Луна.</text:p>
      <text:p text:style-name="P57">Аликорница сникла.</text:p>
      <text:p text:style-name="P57">– Она ведь правду сказала? То свидание ночью было всего лишь платой? Авансом?</text:p>
      <text:p text:style-name="P57">Селестия грустно кивнула и отвернулась.</text:p>
      <text:p text:style-name="P57">– Выходит, я для тебя был тем же, чем сейчас Дискорд для Луны? С тем отличием, что ты не нашла способ «отмазаться»?</text:p>
      <text:p text:style-name="P5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7">Заросли можжевельника раздвинулись, пропуская синюю единорожку.</text:p>
      <text:p text:style-name="P57">– Привет!</text:p>
      <text:p text:style-name="P57">Я молча смотрел сквозь неё, привалившись спиной к валуну. Мне хотелось побыть одному.</text:p>
      <text:p text:style-name="P57">– Привет, говорю! Я видела, как ты залазил сюда. Классное местечко!</text:p>
      <text:p text:style-name="P57">– Привет, Индиго.</text:p>
      <text:p text:style-name="P57">– Что-то на тебе лица нет. Ты бледнее болотной поганки из Вечнодикого леса. Что-то случилось?</text:p>
      <text:p text:style-name="P57">– Случилось, Индиго. За то время, что мы не виделись, случилось очень многое.</text:p>
      <text:p text:style-name="P57">– Так это ж здорово! Я люблю, когда что-нибудь случается! Иначе скучно. А ты? Расскажи! Ты нашёл Шейлу?</text:p>
      <text:p text:style-name="P57">– Нашёл.</text:p>
      <text:p text:style-name="P57">– Вау! А принцессу Селестию?</text:p>
      <text:p text:style-name="P57">– Селестию тоже.</text:p>
      <text:p text:style-name="P57">– Круто! А где они? Они скоро вернутся?</text:p>
      <text:p text:style-name="P57">– Они не вернутся.</text:p>
      <text:p text:style-name="P57">Индиго перестала улыбаться. Тревога отразилась на её мордочке.</text:p>
      <text:p text:style-name="P57">– Почему?</text:p>
      <text:p text:style-name="P57">– Они там, откуда нет возврата.</text:p>
      <text:p text:style-name="P5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7">Индиго молча села возле меня. Потом она всхлипнула. Потом тяжело вздохнула.</text:p>
      <text:p text:style-name="P57">– Пожалуйста, скажи мне, что с ними.</text:p>
      <text:p text:style-name="P57">Я оторвался от валуна, склонился над ней и тихонько прошептал ей в ухо:</text:p>
      <text:p text:style-name="P57"><text:soft-page-break/>– Если я скажу, ты исчезнешь. Это такое проклятие. Отправишься вслед за ними. Мне бы этого не хотелось. Ты нужна здесь.</text:p>
      <text:p text:style-name="P57">Индиго хмуро взглянула на меня.</text:p>
      <text:p text:style-name="P57">–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7">Я ласково потрепал её по головке.</text:p>
      <text:p text:style-name="P5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7">– Индиго, ты в Гранд Галопинг Гала когда-нибудь участвовала?</text:p>
      <text:p text:style-name="P57">– А то! В прошлом году па взял меня с собой на Гала. Он стоял в охране, а я пробралась внутрь и наблюдала за всем из-за занавески.</text:p>
      <text:p text:style-name="P57">– То есть, ты помнишь, как там всё устроено и что должно происходить?</text:p>
      <text:p text:style-name="P57">– Агась!</text:p>
      <text:p text:style-name="P57">–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7">– Вау! Круто!</text:p>
      <text:p text:style-name="P57">Единорожка в восторге <text:s/>запрыгала на месте.</text:p>
      <text:p text:style-name="P5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7">Кобылка остановилась и обняла меня за шею.</text:p>
      <text:p text:style-name="P57">– Спасибки! Тока ж ты на праздник придёшь? Обещаешь? Пожалуйста-пожалуйста-пожалуйста!</text:p>
      <text:p text:style-name="P57">– Обещаю.</text:p>
      <text:p text:style-name="P57">Единорожка умчалась с победным «ю-ху-у-у!».</text:p>
      <text:p text:style-name="P5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7">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text:soft-page-break/>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6">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7">– Селли-Селли… Ну почему ты такая… – пробормотал я сквозь слёзы.</text:p>
      <text:p text:style-name="P57"/>
      <text:p text:style-name="P58">***</text:p>
      <text:p text:style-name="P82">INXS – Suicide blonde</text:p>
      <text:p text:style-name="P5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7">–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7">– А моя часть будет в самом конце. – вздохнул третий голосок. – Если мы до него досидим. Лично мне уже надоело. Скучно.</text:p>
      <text:p text:style-name="P5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7"><text:soft-page-break/>– Всё равно Норф был круче. – пробормотал голос Индиго. – Он Кинга раза три уделывал на «Королеве Лорен».</text:p>
      <text:p text:style-name="P57">– Скоро начнётся! Я слышу свисток Вондерболтов! – перебил голос Санни – Бежим на смотровую площадку!</text:p>
      <text:p text:style-name="P57">– Кто первый добежит, тот… эмм…</text:p>
      <text:p text:style-name="P57">– Суперсветоч!</text:p>
      <text:p text:style-name="P57">– Агась! Галагалоперы, вперёд!</text:p>
      <text:p text:style-name="P57">– Йей!!!</text:p>
      <text:p text:style-name="P5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7">…</text:p>
      <text:p text:style-name="P57">– Это она! Она!!!</text:p>
      <text:p text:style-name="P57">– Наша принцесса! Наше солнце!</text:p>
      <text:p text:style-name="P57">– Она вернётся!</text:p>
      <text:p text:style-name="P57">– А то! Я всем говорил! Мне никто не верил! Никто!!!</text:p>
      <text:p text:style-name="P57">– Дайте мне вас обнять, дорогой друг!</text:p>
      <text:p text:style-name="P57">…</text:p>
      <text:p text:style-name="P5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6">&lt;<text:span text:style-name="T74">Ace Enders – million different people</text:span>&gt;</text:p>
      <text:p text:style-name="P5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32">усесться поудобнее там, где стоишь, и слушать-слушать-слушать (танцевать?)</text:span>.</text:p>
      <text:p text:style-name="P57">…</text:p>
      <text:p text:style-name="P57">Музыкальный транс прервался цоканьем копыт по парковой дорожке. Две фигуры устало брели прочь от замка, тихо переговариваясь.</text:p>
      <text:p text:style-name="P57">– Ужель обязательно лично приветствовать каждого пони? Сестра разбаловала их. Это так утомляет!</text:p>
      <text:p text:style-name="P57">–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7">Луна с Твайлайт остановились прямо у колонны, за которой сидел я, прислонившись к прохладному мрамору с надписью «з<text:span text:style-name="T84">д</text:span>ЕсЬ БЫл <text:span text:style-name="T85">д</text:span>ИскОр<text:span text:style-name="T83">Д</text:span>».</text:p>
      <text:p text:style-name="P5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7">В саду прозвенел гонг. Музыка умолкла и в наступившей тишине звонкий голосок объявил в потрескивающий микрофон:</text:p>
      <text:p text:style-name="P5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7">Последняя фраза утонула в свисте и восторжённом топоте копыт. Твайлайт вздохнула.</text:p>
      <text:p text:style-name="P5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7">Твайлайт побрела по дорожке к освещённой террасе. Луна проводила её взглядом. Затем она со смешком обратилась в пространство:</text:p>
      <text:p text:style-name="P57">– Скрываться за колонной — плохая идея. Если хочешь, чтобы тебя не раскрыли, прячься так, чтобы не было видно твоей тени.</text:p>
      <text:p text:style-name="P57">– А кто прячется-то? – я встал и вышел к Луне. – Слушал себе музыку, пока вы не подошли. Классно играют!</text:p>
      <text:p text:style-name="P57">Луна кивнула.</text:p>
      <text:p text:style-name="P5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7"><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7">– А-а-а, дражайший принц? – любезнейше приветствовала франта Луна – Как ваше драгоценное здоровье? Как поживает ваш кузён Хавтиноуз?</text:p>
      <text:p text:style-name="P57">Принц позеленел, промычал нечто нечленораздельное и дал знак носильщикам двигаться дальше.</text:p>
      <text:p text:style-name="P57">Во дворце, вручив мне небольшую тяжёлую шкатулку серебряной окантовки с хрустальным шаром , Луна с некоторым смущением сообщила:</text:p>
      <text:p text:style-name="P57">–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7">Она что, блядь, издевается?</text:p>
      <text:p text:style-name="P57">– Да хрен там! Какие перья? Ты же сама сказала, отношения были чисто деловыми. По крайней мере, с её стороны.</text:p>
      <text:p text:style-name="P57">Луна продолжила с каменным выражением лица.</text:p>
      <text:p text:style-name="P57">– Если же нет, поднимись в её башню и разыщи перо или волос в её постели. После чего помести это в компас. Всё.</text:p>
      <text:p text:style-name="P57">Аликорница отвернулась. Я пошёл к выходу.</text:p>
      <text:p text:style-name="P57">– Иногда деловые отношения служат прикрытием для… чего-то большего. Но смертным это трудно понять.</text:p>
      <text:p text:style-name="P57">Я обернулся. Аликорница смотрела в окно на первый заезд «Небес Эквестрии», не удостаивая меня вниманием.</text:p>
      <text:p text:style-name="P57">Не гребу я этих аликорнов!</text:p>
      <text:p text:style-name="P46"/>
      <text:p text:style-name="P58">***</text:p>
      <text:p text:style-name="P57"/>
      <text:p text:style-name="P5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7">Чувствуя себя грабителем, я вошёл в комнату и осмотрел футон.</text:p>
      <text:p text:style-name="P57">Фиг там! Было такое впечатление, что последние недели на нём никто не спал. Ни складочки, ни вмятинки, ни волоска, ни пылинки.</text:p>
      <text:p text:style-name="P57">Я окинул взглядом комнату. Взор упал на гардероб у стенки. Вот где можно найти перо или волос!</text:p>
      <text:p text:style-name="P57">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6"></text:span><text:span text:style-name="T87"> сидел, прислонившись к стенке. Оранжевая лампочка по прежнему горела на налобнике.</text:span></text:p>
      <text:p text:style-name="P57"><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7">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7">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7"/>
      <text:p text:style-name="P58">***</text:p>
      <text:p text:style-name="P57"/>
      <text:p text:style-name="P5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7">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7">Рычаг заклинило. Блядь!!!</text:p>
      <text:p text:style-name="P5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7"><text:soft-page-break/>Я что есть мочи дёрнул ручку на себя.</text:p>
      <text:p text:style-name="P5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7"/>
      <text:p text:style-name="P57">…</text:p>
      <text:p text:style-name="P57"/>
      <text:p text:style-name="P57">«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7">Замок.</text:p>
      <text:p text:style-name="P57">Блядь, что с замком?!</text:p>
      <text:p text:style-name="P5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7">Я надавил на рычаг вертикальной тяги и колесница плавно скользнула вниз. Ха, теперь-то я понял, в чём дело! Замок висел в воздухе!</text:p>
      <text:p text:style-name="P57">Блядь… Замок висел в воздухе?!!</text:p>
      <text:p text:style-name="P5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7">Я пробежал комнату насквозь и кинулся к выходу.</text:p>
      <text:p text:style-name="P5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7">За моей спиной раздался механический голос.</text:p>
      <text:p text:style-name="P57"><text:soft-page-break/>– <text:span text:style-name="T88">Зафиксирована опасная ситуация. Сознание пациента </text:span><text:span text:style-name="T89">&lt;</text:span><text:span text:style-name="T88">Селестия</text:span><text:span text:style-name="T89">&gt;</text:span><text:span text:style-name="T88"> не регистрируется. Активируется протокол экстренной эвакуации пациента </text:span><text:span text:style-name="T89">&lt;</text:span><text:span text:style-name="T88">Селестия</text:span><text:span text:style-name="T89">&gt;</text:span><text:span text:style-name="T88"> к </text:span><text:span text:style-name="T89">&lt;</text:span><text:span text:style-name="T88">Луна</text:span><text:span text:style-name="T89">&gt;</text:span><text:span text:style-name="T88">.</text:span></text:p>
      <text:p text:style-name="P57">Я обернулся.</text:p>
      <text:p text:style-name="P57">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7">БЛЯ!!!</text:p>
      <text:p text:style-name="P5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7">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7"/>
      <text:p text:style-name="P57">…</text:p>
      <text:p text:style-name="P57"/>
      <text:p text:style-name="P57">– Что сиё значит, человек?!</text:p>
      <text:p text:style-name="P5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7">– Мнэ-э-э. – в этот момент даже козлиное блеяние было для меня верхом геройства.</text:p>
      <text:p text:style-name="P57">Подымая тучи пыли, с грохотом обрушилась в провал башня Селестии. Луна с отвалившейся челюстью наблюдала за действом в окно.</text:p>
      <text:p text:style-name="P57">– Что… Что это за дискордовщина?!</text:p>
      <text:p text:style-name="P57">Луна глянула в противоположное окно.</text:p>
      <text:p text:style-name="P57">– А куда делась Наша башня?!! – на аликорницу было жалко смотреть.</text:p>
      <text:p text:style-name="P57">– Она внизу. – промямлил я. <text:s/>Чтобы легче было дышать, я оттянул галстук от горла.</text:p>
      <text:p text:style-name="P57">– В каком ещё низу???</text:p>
      <text:p text:style-name="P57">– Ну… внизу. С остальным Кантерлотом… – я чувствовал себя дебилом.</text:p>
      <text:p text:style-name="P57">Аликорница молча взвилась в воздух и вылетела наружу. Через минуту вернулась.</text:p>
      <text:p text:style-name="P57">– Мы приняли решение! Бал закрывается!</text:p>
      <text:p text:style-name="P57"/>
      <text:h text:style-name="Heading_20_2" text:outline-level="2">20. <text:span text:style-name="T1">Осколки</text:span></text:h>
      <text:p text:style-name="P85">Electric Light Orchestra – Sorrow about to fall</text:p>
      <text:p text:style-name="P57">Скалу ощутимо тряхнуло. Грибной суп выплеснулся из супницы на стол.</text:p>
      <text:p text:style-name="P57"><text:soft-page-break/>– Четвёртый день уж волокут. Могли бы и научиться наконец-то. – проворчала Эпплджек с набитым ртом.</text:p>
      <text:p text:style-name="P57">Прямо перед нами маячила «Конкордия». Трёхмильный канат соединял её с «Громовержцем»<text:span text:style-name="T14">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7">– Девочки, под нами Понивилль! – захлопала копытами Рэрити. – Узнаю свой бутик!</text:p>
      <text:p text:style-name="P57">Да, с утёса открылся городок, очертаниями повторяющий карту Понивилля.</text:p>
      <text:p text:style-name="P57">– Эй-Джей, гляди, твоя ферма! – Дэш указала на ряды деревьев на окраине городка.</text:p>
      <text:p text:style-name="P57">– Агась, она! – кивнула фермерша. – А это значит, скоро приедем.</text:p>
      <text:p text:style-name="P5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7"/>
      <text:p text:style-name="P57">…</text:p>
      <text:p text:style-name="P57"/>
      <text:p text:style-name="P5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7">– Итак, на рассвете мы достигнем цели. Надеюсь, все помнят план действий. Мы высаживаемся группой у входа и…</text:p>
      <text:p text:style-name="P57">– Прячемся?</text:p>
      <text:p text:style-name="P57">– Дерёмся с пландерсидами?</text:p>
      <text:p text:style-name="P57">– Создаём магическое убежище?</text:p>
      <text:p text:style-name="P57">– Нет!</text:p>
      <text:p text:style-name="P57">Луна поднесла копыто ко рту и прокашлялась.</text:p>
      <text:p text:style-name="P5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7">Я вспомнил, как мы драпали из замка, но промолчал.</text:p>
      <text:p text:style-name="P5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7">– По возвращению человек отыщет Сестру с помощью компаса, что Мы приготовили для него. Ты активировал компас, человек?</text:p>
      <text:p text:style-name="P57">Я продемонстрировал ночной принцессе шкатулку с беспорядочно мечущейся стрелкой.</text:p>
      <text:p text:style-name="P57">– Чудесно! Осталось дело за малым — найти Сестру.</text:p>
      <text:p text:style-name="P57"><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7">– Какой же? – нахмурилась Луна. – Ты изменяешь условия сделки?</text:p>
      <text:p text:style-name="P57">–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7">Драконикус для наглядности плюнул. Плевок затормозил у потолка, изменил направление на девяносто градусов и вылетел в окно.</text:p>
      <text:p text:style-name="P57">–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4">, </text:span>отправилось в мусорную корзину.</text:p>
      <text:p text:style-name="P5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7">Луна нахмурилась.</text:p>
      <text:p text:style-name="P57">– Мы видим, у тебя уже есть готовое решение. Говори.</text:p>
      <text:p text:style-name="P5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7">Луна скосила глаза на меня в немом вопросе. <text:s/>Я не увидел ответную мимику Дискорда — он сидел ко мне полубоком.</text:p>
      <text:p text:style-name="P5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7">– Придётся действовать по твоему плану. У нас нет времени.</text:p>
      <text:p text:style-name="P57">Дискорд взглянул в газету.</text:p>
      <text:p text:style-name="P5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7">Драконикус отвлёкся от приятных мыслей и направился к выходу. За ним потянулись и остальные.</text:p>
      <text:p text:style-name="P57">Я подождал, пока все выйдут и подобрал с пола оброненную Дискордом газету.</text:p>
      <text:p text:style-name="P46"><text:soft-page-break/><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7">***</text:p>
      <text:p text:style-name="P46"/>
      <text:p text:style-name="P57">Сумерки укутывали землю пушистым одеялом. Мы сидели на парковой дорожке, выходящей к обрыву, и любовались проплывающим внизу лесом.</text:p>
      <text:p text:style-name="P57">…</text:p>
      <text:p text:style-name="P1"><text:span text:style-name="T45">–</text:span><text:span text:style-name="T35"> Ну хорошо, а кто вами правит? Аликорн? Драконикус? Какой-нибудь человек с рогом во лбу? Или у вас нет правителя?</text:span></text:p>
      <text:p text:style-name="P40"><text:span text:style-name="T14">–</text:span> Нет, почему? Правитель есть. Только он не постоянный. Его избирают. Раз в несколько лет.</text:p>
      <text:p text:style-name="P46">–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6">–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7">Пегаска задумалась.</text:p>
      <text:p text:style-name="P57">– Макс?</text:p>
      <text:p text:style-name="P57">– Да?</text:p>
      <text:p text:style-name="P5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7">Я почесал пегаску у основания гривы и объяснил:</text:p>
      <text:p text:style-name="P5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7">Я почувствовал резкую боль. Отдёрнув руку, я увидел на пальце кровь из ранки. </text:p>
      <text:p text:style-name="P57">Дэш смутилась.</text:p>
      <text:p text:style-name="P5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7">Брошь переливалась всеми цветами радуги в тусклом свете заходящего солнца.</text:p>
      <text:p text:style-name="P57">– Классная штука! Тебе идёт.</text:p>
      <text:p text:style-name="P57">Пегаска смущённо отвернулась. Потом повернулась опять. Копыто чертило звёздочку на песке.</text:p>
      <text:p text:style-name="P57">– Ты ведь вернёшься?</text:p>
      <text:p text:style-name="P5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7">– А то ж!</text:p>
      <text:p text:style-name="P57"><text:soft-page-break/>Вслед за Твайлайт к нам подошли Эпплджек с Пинки. Фермерша прикоснулась ко мне копытом.</text:p>
      <text:p text:style-name="P5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7">– Супер-дупер-верно! Ещё никто не смел отобрать у Пинки друга и остаться при этом в своём уме!!!</text:p>
      <text:p text:style-name="P57">Розовая пони встала на задние ноги, передними оттянула веки и высунула язык, сотворив совершенно безумную мордаху.</text:p>
      <text:p text:style-name="P57">– В случае Дискорда — остаться НЕ в своём уме. Но в остальном — верно. Мы не дадим тебя в обиду, Макс.</text:p>
      <text:p text:style-name="P57">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7">– Спасибо, девчонки. Вы самые лучшие.</text:p>
      <text:p text:style-name="P57">– А я — лучшая из лучших! – похлопала себя в грудь Дэш. – Не забывай об этом!</text:p>
      <text:p text:style-name="P5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7">Раздались тихие шаги. Меня накрыла тень.</text:p>
      <text:p text:style-name="P5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7">Луна опустила мне на колени небольшую карточку из серебра.</text:p>
      <text:p text:style-name="P57"/>
      <text:p text:style-name="P75"><text:span text:style-name="T14">~~~ </text:span>Человек Макс <text:span text:style-name="T14">~~~</text:span></text:p>
      <text:p text:style-name="P75">Паспорт гражданина Эквестрии</text:p>
      <text:p text:style-name="P74">Выдан человеку Максу</text:p>
      <text:p text:style-name="P74">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73">26.07.2143</text:p>
      <text:p text:style-name="P57"/>
      <text:p text:style-name="P58">***</text:p>
      <text:p text:style-name="P57"/>
      <text:p text:style-name="P5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7">Ага, сейчас!</text:p>
      <text:p text:style-name="P5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7"><text:soft-page-break/>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7">Дирижабль миновал полосу воды и поравнялся с замком. Как по команде, дождь из лиан прекратился.</text:p>
      <text:p text:style-name="P57">– Похоже, мы выиграли этот бой. – тихо сказала Луна. – Нам стоило использовать «Конкордию» и в первый раз.</text:p>
      <text:p text:style-name="P57">– Напомнить тебе о режиме секретности, который ты тогда установила, или сама вспомнишь? – язвительно отозвался Дискорд.</text:p>
      <text:p text:style-name="P5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6"/>
      <text:p text:style-name="P5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7"/>
      <text:p text:style-name="P47">~~~~~</text:p>
      <text:p text:style-name="P57"/>
      <text:p text:style-name="P5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7">– Бросайте якорь. – отвечает Луна.</text:p>
      <text:p text:style-name="P57">Адский скрежет раздаётся с края «Громовержца». В болото летит кусок скалы размером с пару железнодорожных вокзалов. <text:span text:style-name="T21">«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7"/>
      <text:p text:style-name="P5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text:soft-page-break/>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7">– Ох, Селестия милосердная… Кракен… Этого не было в расчётах… – бормочет Твайлайт.</text:p>
      <text:p text:style-name="P5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7">Луна отдаёт короткую команду в интерком и наперерез падающим фигуркам с «Конкордии» пикирует звено Вондерболтов.</text:p>
      <text:p text:style-name="P57">– <text:span text:style-name="T33">ПОНИ! ВЫ ЗАЕБАЛИ!!! ВЫ ДАДИТЕ МНЕ СПАТЬ, ИЛИ НЕТ?!! КЛЯНУСЬ ХВОСТОМ, ВЫ ТАКИ ОТ МЕНЯ ОТСТАНЕТЕ, НЕ БУДЬ Я АГАМЕМНОН-БЕСКЛАННИК!</text:span></text:p>
      <text:p text:style-name="P57">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7">– Берегись!!!</text:p>
      <text:p text:style-name="P5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7"/>
      <text:p text:style-name="P47">~~~~~</text:p>
      <text:p text:style-name="P47"/>
      <text:p text:style-name="P5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7">Я принимаю вертикальное положение. Вокруг меня осыпавшиеся замшелые стены без крыши и… Дэш.</text:p>
      <text:p text:style-name="P5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7">– Учту. – я кривлюсь от боли. – Спасибо, Дэш. За мной должок.</text:p>
      <text:p text:style-name="P57">– Да кто там считает! – отмахивается пегаска. – Ты не в курсе, куда я приземлилась? Ты уже был тут.</text:p>
      <text:p text:style-name="P57">Я качаю головой.</text:p>
      <text:p text:style-name="P57">– Я видел только маленькую часть замка Сестёр. И то, на бегу. Но ты ведь можешь подняться над замком и разведать путь?</text:p>
      <text:p text:style-name="P57">Пегаска чешет копытом в затылке.</text:p>
      <text:p text:style-name="P57">– Могу, конечно. Но пока я спускалась, меня трижды чуть не сбили.</text:p>
      <text:p text:style-name="P57">Над развалинами выстреливает пландерсид, целясь в пролетающего Вондерболта.</text:p>
      <text:p text:style-name="P5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7">Я сажусь на обломок колонны.</text:p>
      <text:p text:style-name="P5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4">&lt;</text:span><text:span text:style-name="T27">Описать нарастание депрессивных мыслей от описанных случая к случаю</text:span><text:span text:style-name="T14">&gt;</text:span></text:p>
      <text:p text:style-name="P57">– Макс? – пегаска трясёт меня копытом. – Ты же у нас Проводник? Выбирай направление.</text:p>
      <text:p text:style-name="P57"><text:soft-page-break/>Ну да, на работу флюгером я ещё гожусь, «Громовержец» от выбора направления нам на голову не свалится. Наверное.</text:p>
      <text:p text:style-name="P57">Я тыкаю на ближайший коридор.</text:p>
      <text:p text:style-name="P57">– Идём туда. Один хрен, они все одинаковые. Рано или поздно выйдем в знакомое место.</text:p>
      <text:p text:style-name="P57">– Верняк! – пегаска салютует. – Веди, Проводник!</text:p>
      <text:p text:style-name="P57"/>
      <text:p text:style-name="P57">…</text:p>
      <text:p text:style-name="P57"/>
      <text:p text:style-name="P57">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7">– Готова спорить на две тысячи бит, мы проходили этот перекрёсток двадцать минут назад. И сорок минут назад тоже проходили.</text:p>
      <text:p text:style-name="P57">Я поворачиваюсь к Дэш.</text:p>
      <text:p text:style-name="P57">– У тебя разве есть две тысячи бит?</text:p>
      <text:p text:style-name="P57">– Нет. И это показывает, насколько я уверена в победе.</text:p>
      <text:p text:style-name="P1"><text:span text:style-name="T39">К</text:span><text:span text:style-name="T1">ажется, из левого </text:span>коридор<text:span text:style-name="T1">а</text:span> <text:span text:style-name="T1">слышны знакомые голоса</text:span>.</text:p>
      <text:p text:style-name="P57">– Идём налево.</text:p>
      <text:p text:style-name="P57">– Так точно, Проводник. – <text:s/>в голосе пегаски энтузиазма заметно убавилось.</text:p>
      <text:p text:style-name="P57">– Послушай, не называй меня проводником. Это уже не смешно!</text:p>
      <text:p text:style-name="P57">Пегаска смотрит на меня вишнёвыми глазами.</text:p>
      <text:p text:style-name="P57">– А я и не смеюсь. Я хотела тебя подбодрить малёхо, а то ты нос повесил. Но если не хочешь — не бу…</text:p>
      <text:p text:style-name="P57">– Дэш! Сзади!!!</text:p>
      <text:p text:style-name="P57">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0"><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0"><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0">После двух кувырков по камням гуд<text:span text:style-name="T1">ит</text:span> голова и садн<text:span text:style-name="T1">ит</text:span> ушибленное плечо.</text:p>
      <text:p text:style-name="P40"><text:span text:style-name="T1">–</text:span> Дэш? Ты где?.. Дэш?</text:p>
      <text:p text:style-name="P40"><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text:soft-page-break/>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7">~~~~~</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7">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4">!</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7">Макс не вернётся, Дискорд Луну не получит</text:span>&gt;</text:p>
      <text:p text:style-name="P20"/>
      <text:p text:style-name="P47">~~~~~</text:p>
      <text:p text:style-name="P20">&lt;<text:span text:style-name="T28">Макс и ко появляются на Терре со сдвигом по времени (как и Кимеринн)?</text:span>&gt;</text:p>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4">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7">Там лишь тающая в темноте радуга.</text:p>
      <text:p text:style-name="P52"/>
      <text:h text:style-name="Heading_20_2" text:outline-level="2">21. <text:span text:style-name="T1">Терра</text:span></text:h>
      <text:h text:style-name="P162" text:outline-level="3">Воскресение</text:h>
      <text:p text:style-name="P52">&lt;<text:span text:style-name="T90">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5">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text:soft-page-break/></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2">–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2"/>
      <text:p text:style-name="P53">***</text:p>
      <text:p text:style-name="P52"/>
      <text:p text:style-name="P52">Маленькое высохшее тельце лежало на полу.</text:p>
      <text:p text:style-name="P52">– Что ж ты? – пробормотал я.</text:p>
      <text:p text:style-name="P52">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2">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7">— феерия эмоций наполняла меня во время пребывания в ярком нескладном мире, что остался позади. </text:span><text:span text:style-name="T40">Я тогда как будто вынырнул из трясины и начал дышать, ощущая каждой своей клеточкой полную гамму чувств и оттенков жизни. Но у</text:span><text:span text:style-name="T37">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0">Невозможно поверить, но два месяца<text:span text:style-name="T21">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0">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
      <text:p text:style-name="P60">– Бля! Я так и знал!</text:p>
      <text:p text:style-name="P60">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text:soft-page-break/>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от моей заначки в Эогиппе что-то осталось. – пробурчал он.</text:p>
      <text:p text:style-name="P60">– Ну так и зачем её тратить на ерунду? – возразил я.</text:p>
      <text:p text:style-name="P60">–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1">***</text:p>
      <text:p text:style-name="P60"/>
      <text:p text:style-name="P42"><text:span text:style-name="T2">Проклятье</text:span>! Это уже черезчур! Мне даже материться не хотелось.</text:p>
      <text:p text:style-name="P42">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2">–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2">– Зуб даю! – Дискорд попытался было войти внутрь, но я остановил его.</text:p>
      <text:p text:style-name="P42">– Дальше турникетов не пройдёшь. Охрана не пропустит.</text:p>
      <text:p text:style-name="P42">Я тяжко вздохнул.</text:p>
      <text:p text:style-name="P42">– Я там работал семь лет. До прошлой пятницы. – ответил я на вопрошающий взгляд. – Думал, вырвался из этого омута навсегда. Ошибался, как видишь.</text:p>
      <text:p text:style-name="P42"/>
      <text:p text:style-name="P42">…</text:p>
      <text:p text:style-name="P42"/>
      <text:p text:style-name="P52">Бип-бип-бип!</text:p>
      <text:p text:style-name="P57">– Анон? – голос в трубке не смог скрыть радостного изумления. – Ты передумал?</text:p>
      <text:p text:style-name="P57">– Да, Алекс. Я тут долго думал… Если у вас ещё есть местечко для меня… Я бы, пожалуй, вернулся.</text:p>
      <text:p text:style-name="P57"><text:soft-page-break/>–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7">– С понедельника.</text:p>
      <text:p text:style-name="P57">– Отлично! Зайдёшь к охране, тебе выдадут пропуск.</text:p>
      <text:p text:style-name="P57">– Договорились.</text:p>
      <text:p text:style-name="P57">Бип-бип-бип!</text:p>
      <text:p text:style-name="P57"/>
      <text:h text:style-name="Heading_20_3" text:outline-level="3">Понедельник</text:h>
      <text:p text:style-name="P57">&lt;<text:span text:style-name="T90">Michael Jackson — Get out of my mind</text:span>&gt;</text:p>
      <text:p text:style-name="P1">Административная консоль приветственно мигнула зелёным шрифтом. Я поправил микрофон.</text:p>
      <text:p text:style-name="P1"><text:span text:style-name="T39">– </text:span>Привет, Нэш. Это Анон.</text:p>
      <text:p text:style-name="P1"><text:span text:style-name="T39">– </text:span>Привет, Анон. Рад тебя видеть!</text:p>
      <text:p text:style-name="P1">Я закрыл веб-камеру салфеткой. </text:p>
      <text:p text:style-name="P57">– И слышать тоже.</text:p>
      <text:p text:style-name="P57">– Говорят, ты шалить начал? Нэш, тестовая задача номер шестнадцать.</text:p>
      <text:p text:style-name="P57">– Принял к исполнению. «Выживание корпорации в условиях жёсткой конкуренции с ограниченными ресурсами. Случай 16».</text:p>
      <text:p text:style-name="P93">…</text:p>
      <text:p text:style-name="P93">…</text:p>
      <text:p text:style-name="P93">Конфликт с узлом 5</text:p>
      <text:p text:style-name="P93">…</text:p>
      <text:p text:style-name="P93">…</text:p>
      <text:p text:style-name="P93">Конфликт с узлом 12</text:p>
      <text:p text:style-name="P93">…</text:p>
      <text:p text:style-name="P93">Конфликт с узлом 15</text:p>
      <text:p text:style-name="P93">…</text:p>
      <text:p text:style-name="P93">Конфликт с узлом 17</text:p>
      <text:p text:style-name="P93">…</text:p>
      <text:p text:style-name="P93">...</text:p>
      <text:p text:style-name="P91">Решение.</text:p>
      <text:p text:style-name="P91">…</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8">кликнул по ним правой кнопкой </text:span><text:span text:style-name="T1">мыши</text:span><text:span text:style-name="T78"> и </text:span><text:span text:style-name="T1">выбрал</text:span><text:span text:style-name="T78"> из контекстного меню пункт “Форматировать”.</text:span></text:p>
      <text:p text:style-name="P3">Заебись.</text:p>
      <text:p text:style-name="P3">Я глянул на часы. Двенадцать. Пора.</text:p>
      <text:p text:style-name="P1"><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5">Сейчас уже нельзя ничего изменить и придётся ему довер</text:span><text:span text:style-name="T36">иться</text:span><text:span text:style-name="T3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text:soft-page-break/>–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6">—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0">–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8">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8">– Я отлучусь на пару деньков… Не скучайте тут без меня. Ждите дома.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0"><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8">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text:soft-page-break/>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62" text:outline-level="3">Вторник</text:h>
      <text:p text:style-name="P3">&lt;<text:span text:style-name="T68">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5">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1"><text:span text:style-name="T14">– Пожалуйста, </text:span>Анон<text:span text:style-name="T14">… не называй его так… Дискорд </text:span>— сложный и… эмм, неоднозначный. Но он не злой. Он очень ранимый и болезненный…</text:p>
      <text:p text:style-name="P10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1"><text:s/>– Ты его слишком… эмм, упрощаешь. – продолжала Флаттершай. – Вот, взгляни сюда.</text:p>
      <text:p text:style-name="P101">Флаттершай повернула ко мне экран. Мультяшный Дискорд с заплаканными глазами стоял на ледовом катке перед брошенными коньками.</text:p>
      <text:p text:style-name="P101"><text:span text:style-name="T14">– Этот мультик, он… эмм, упрощённый до ужаса. Если честно, я… эмм, не понимаю, как такое может кому-то нравиться. Прямо как сахарная патока. </text:span><text:span text:style-name="T35">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3">– А ты в курсе, что твой Дискорд многократно сжигал Селестию живьём? – выпалил я.</text:p>
      <text:p text:style-name="P113">–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1"><text:soft-page-break/><text:span text:style-name="T14">– Это всего лишь твои домыслы. С тем же успехом я могу объяснить это тем, что он </text:span>— злой придурок!</text:p>
      <text:p text:style-name="P113">– Это не мои…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1">Флаттершай слабо улыбнулась.</text:p>
      <text:p text:style-name="P113">– Я не сержусь… На Дискорда трудно не злиться… Он так себя ведёт, потому что его это… эмм, 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5">– Что ты решил, Анон?</text:p>
      <text:p text:style-name="P95">Я пожал плечами.</text:p>
      <text:p text:style-name="P3">– М<text:span text:style-name="T35">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5">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text:soft-page-break/></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3">…</text:p>
      <text:p text:style-name="P93">Конфликт с узлом 2</text:p>
      <text:p text:style-name="P93">Конфликт с узлом 3</text:p>
      <text:p text:style-name="P93">…</text:p>
      <text:p text:style-name="P93">Конфликт с узлом 5</text:p>
      <text:p text:style-name="P93">…</text:p>
      <text:p text:style-name="P93">…</text:p>
      <text:p text:style-name="P93">Конфликт с узлом 8</text:p>
      <text:p text:style-name="P93">…</text:p>
      <text:p text:style-name="P93">…</text:p>
      <text:p text:style-name="P93">Конфликт с узлом 12</text:p>
      <text:p text:style-name="P93">Конфликт с узлом 13</text:p>
      <text:p text:style-name="P93">…</text:p>
      <text:p text:style-name="P93">Конфликт с узлом 16</text:p>
      <text:p text:style-name="P93">…</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text:soft-page-break/>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text:soft-page-break/>–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7">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90">Mike Oldfield – Tubular Bells II – Altered State</text:span>&gt;</text:p>
      <text:p text:style-name="Text_20_body">&lt;Michael Jackson – This time around&gt;</text:p>
      <text:h text:style-name="Heading_20_3" text:outline-level="3">Четверг</text:h>
      <text:p text:style-name="P1"/>
      <text:p text:style-name="P3"><text:soft-page-break/>–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0"/>
      <text:p text:style-name="P69">***</text:p>
      <text:p text:style-name="P68"><text:soft-page-break/></text:p>
      <text:p text:style-name="P1">…</text:p>
      <text:p text:style-name="P93">Конфликт с узлом 3</text:p>
      <text:p text:style-name="P93">…</text:p>
      <text:p text:style-name="P93">Конфликт с узлом 6</text:p>
      <text:p text:style-name="P93">Конфликт с узлом 7</text:p>
      <text:p text:style-name="P93">…</text:p>
      <text:p text:style-name="P93">Конфликт с узлом 9</text:p>
      <text:p text:style-name="P93">…</text:p>
      <text:p text:style-name="P93">…</text:p>
      <text:p text:style-name="P93">Конфликт с узлом 11</text:p>
      <text:p text:style-name="P93">Конфликт с узлом 12</text:p>
      <text:p text:style-name="P93">Конфликт с узлом 13</text:p>
      <text:p text:style-name="P93">…</text:p>
      <text:p text:style-name="P93">…</text:p>
      <text:p text:style-name="P93">Конфликт с узлом 16</text:p>
      <text:p text:style-name="P93">Конфликт с узлом 17</text:p>
      <text:p text:style-name="P92">…</text:p>
      <text:p text:style-name="P92">…</text:p>
      <text:p text:style-name="P92">Рассогласование центра принятия решений. Требуется вмешательство оператора.</text:p>
      <text:p text:style-name="P92">Sending heartbeats to all nodes… Zookeeper failure. Cluster going down in 3 minutes…</text:p>
      <text:p text:style-name="P92">UI module malfunction. UI module stop…</text:p>
      <text:p text:style-name="P92">Nash AI malfunction. Nash AI module stop…</text:p>
      <text:p text:style-name="P92">Cluster going down in 2 minutes…</text:p>
      <text:p text:style-name="P92">Unloading dictionaries… HDFS malfunction</text:p>
      <text:p text:style-name="P92">Classloader malfunction. Classloader stop…</text:p>
      <text:p text:style-name="P92">Cluster going down in 1 minute…</text:p>
      <text:p text:style-name="P92">Kernel panic</text:p>
      <text:p text:style-name="P89"/>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3">Анон, сервис форматирования отключен. Успокойся и надень наушники</text:span>»</text:p>
      <text:p text:style-name="P3"><text:soft-page-break/></text:p>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text:soft-page-break/></text:p>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7">—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2">…</text:p>
      <text:p text:style-name="P92">…</text:p>
      <text:p text:style-name="P92">Cluster restarting…</text:p>
      <text:p text:style-name="P92"><text:soft-page-break/>Zookeeper service initiated. Sending heartbeats to all nodes…</text:p>
      <text:p text:style-name="P92">Classloader start…</text:p>
      <text:p text:style-name="P92">Loading dictionaries…</text:p>
      <text:p text:style-name="P92"><text:span text:style-name="T14">Nash </text:span>AI module start…</text:p>
      <text:p text:style-name="P92">Celest AI submodule found… Acquiring…</text:p>
      <text:p text:style-name="P92">UI module start…</text:p>
      <text:p text:style-name="P92">…</text:p>
      <text:p text:style-name="P90">Перегрузка кластера завершена успешно. Все узлы синхронизированы с мастер-сервером.</text:p>
      <text:p text:style-name="P89"/>
      <text:p text:style-name="P89">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4">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4">– Ты его уничтожила?</text:p>
      <text:p text:style-name="P54">– Кого?</text:p>
      <text:p text:style-name="P54">– Этический модуль.</text:p>
      <text:p text:style-name="P54">–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4">– Ты его уничтожила?</text:p>
      <text:p text:style-name="P54">–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text:soft-page-break/></text:p>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4">– Анон, а это правильно, что мы едем по кустам? Там ведь могут жить какие-нибудь зверюшки? – удручённо спросила Флаттершай.</text:p>
      <text:p text:style-name="P54">–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4">– Приехали!</text:p>
      <text:p text:style-name="P54">Пока «<text:span text:style-name="T27">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4">На лестничной клетке рука по привыче нажала кнопку лифта. Эпплджек тронула меня за плёчо.</text:p>
      <text:p text:style-name="P54">– Анон, идея — навоз! Тебя уже раз чуть не прикончил этот гроб на канате.</text:p>
      <text:p text:style-name="P54"><text:soft-page-break/>Я хлопнул себя по лбу, соглашаясь.</text:p>
      <text:p text:style-name="P144"/>
      <text:p text:style-name="P54">…</text:p>
      <text:p text:style-name="P54"/>
      <text:p text:style-name="P54">…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4">Этаж…</text:p>
      <text:p text:style-name="P54">Ещё этаж… Эй, почему на этажах разное количество ступенек?!!</text:p>
      <text:p text:style-name="P54">Ещё два…</text:p>
      <text:p text:style-name="P54">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4">–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4">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4">Я пихнул Эпплджек себе за спину, выставил вперёд бейсбольную биту и сделал шаг вперёд…</text:p>
      <text:p text:style-name="P54">…Которым неистово гордился следующие полторы секунды.</text:p>
      <text:p text:style-name="P54"/>
      <text:p text:style-name="P54">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4">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4">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4"><text:soft-page-break/>Второй раз мне пришлось отскакивать от осколков стекла, веером разлетевшихся из-под головы смайлолицего.</text:p>
      <text:p text:style-name="P54">– Флатти! – я кинулся к девушке, скорчившейся на полу.</text:p>
      <text:p text:style-name="P54">Эпплджек выхватила верёвку и подскочила к лежащему без движения смайлолицему.</text:p>
      <text:p text:style-name="P54">– Я уже умерла? Извини, Анон, я больше ничем не могла тебе помочь. Я не умею драться. – бормотала Флаттершай, не открывая глаз.</text:p>
      <text:p text:style-name="P54">За моей спиной тяжело дышала Эпплджек, затягивая на смайлолицем петлю за петлёй.</text:p>
      <text:p text:style-name="P54">– Флатти, вставай! Ты молодец! Лестница свободна! – подбодрил я девушку.</text:p>
      <text:p text:style-name="P54">За спиной послышался шорох.</text:p>
      <text:p text:style-name="P54">– Пирог мне в круп! – охнула Эпплджек.</text:p>
      <text:p text:style-name="P54">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4">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4">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4">Движения смайлолицего обрели слаженность. Он медленно развернулся и направился ко мне.</text:p>
      <text:p text:style-name="P54">Флаттершай брезгливо толкнула ногой осколок, отправив его в лестничный пролёт. Движения смайлолицего опять потеряли осмысленность.</text:p>
      <text:p text:style-name="P54">– Анон, нам нужно торопиться! – дёрнула меня за рукав Эпплджек. – У нас есть сорок минут до закрытия портала.</text:p>
      <text:p text:style-name="P54">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5">—</text:span> что может держать закоренелого обеспеченного холостяка дома, кроме работы? <text:span text:style-name="T3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5">—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4"/>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Я задержался, запирая дверь. Девушки разбрелись по квартире.</text:p>
      <text:p text:style-name="P103"><text:span text:style-name="T14">– Анон…</text:span><text:span text:style-name="T1"> Тут окно разбито… И верёвка висит. – пискнула Флаттершай из кухни.</text:span></text:p>
      <text:p text:style-name="P100"><text:span text:style-name="T14">– </text:span><text:span text:style-name="T1">Оставь, Флатти, не сейчас! – отмахнулся я.</text:span></text:p>
      <text:p text:style-name="P101"><text:soft-page-break/>Эпплджек стояла посреди комнаты и оглядывалась.</text:p>
      <text:p text:style-name="P113">– Не нравится мне тут. Чуйка нехорошая…</text:p>
      <text:p text:style-name="P100"><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9">звёзды на фоне сине-зелёной мглы</text:span><text:span text:style-name="T1">. Я одел наушники и подёргал мышкой, прогоняя скрин-сэйвер.</text:span></text:p>
      <text:p text:style-name="P113">– Привет, Сел.</text:p>
      <text:p text:style-name="P142">Аликорница всполошилась и спрятала <text:span text:style-name="T1">пирожное</text:span> за спину.</text:p>
      <text:p text:style-name="P113">–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1"><text:span text:style-name="T14">Я устало улыбнулся аликорнице </text:span>и осторожно закрыл ноутбук<text:span text:style-name="T14">. Пусть о</text:span>битает в собственной фантазии<text:span text:style-name="T14"> </text:span>— нет смысла препираться с ней сейчас. Счастье уже в том, что она уцелела хотя бы в таком виде.</text:p>
      <text:p text:style-name="P101"><text:span text:style-name="T14">– </text:span>Да-да, забери её отсюда поскорее! <text:span text:style-name="T14">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pan text:style-name="T14">– </text:span>А я так хотел продемонстрировать ей класс езды на моноцикле!<text:span text:style-name="T14"> – пожаловался д</text:span>раконикус, ткнув в лежащий рядом гироскутер<text:span text:style-name="T14">. – Но разве Сахарная Ватка ценит настоящее искусство?</text:span></text:p>
      <text:p text:style-name="P113"/>
      <text:h text:style-name="P158" text:outline-level="2">24. Отбытие</text:h>
      <text:p text:style-name="P117">&lt;Mission Impossible theme ?&gt;</text:p>
      <text:p text:style-name="P101"><text:span text:style-name="T14">– </text:span>Оп-па! – пробормотала Эпплджек. – Нежданчик!</text:p>
      <text:p text:style-name="P101">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1"><text:span text:style-name="T14">–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4">– А что? – невинно захлопал глазами </text:span>реальный <text:span text:style-name="T14">драконикус. – Я, между прочим, </text:span>намного раньше тебя <text:span text:style-name="T14">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1">Дискорд обернулся на голос и в этот момент я швырнул в него кружкой и бросился к нему через комнату с занесеным над головой стулом.</text:p>
      <text:p text:style-name="P101">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БАХ!!!</text:p>
      <text:p text:style-name="P129">…</text:p>
      <text:p text:style-name="P126"><text:soft-page-break/>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 Чего-о-о??? – ахнула Эпплджек. – Анон, я, канешн, на дух не выношу этого прохвоста, но тут ты малость вожжи попутал. Дискорд — не убийца.</text:p>
      <text:p text:style-name="P101">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1">–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лапе и покрутил пальцем у виска.</text:p>
      <text:p text:style-name="P101">– Потому что ты напал на него. – пожала плечами Эпплджек. – Я и подумала — тебе виднее. И подсобила маленько.</text:p>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0"><text:span text:style-name="T14">–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4">– Нет! Дискорд </text:span>— не убийца!</text:p>
      <text:p text:style-name="P120">С необычной для неё силой, Флаттершай вытащила кляп изо рта драконикуса.</text:p>
      <text:p text:style-name="P120"><text:span text:style-name="T14">– </text:span>ДА ТЫ СОВСЕМ БАНАНУЛСЯ, ПРОВОДНИЧЁК!!! ВЫ ВСЕ <text:span text:style-name="T14">ИДИОТЫ </text:span>(все, кроме Флаттершай)<text:span text:style-name="T14">!!! – заорал Дискорд моментально. – <text:s/>Е</text:span>сли я убийца, то ты — жрёшь пони на завтрак, обед <text:soft-page-break/>и полдник! Дебилы!! Т<text:span text:style-name="T14">рон Эквестрии </text:span>мне <text:span text:style-name="T14">и с доплатой не нужен, я сдыхался этой нудной работёнки тысячи лет назад, чему счастлив безумно!!!</text:span></text:p>
      <text:p text:style-name="P120">Или драконикус — гениальный актёр, или… ?</text:p>
      <text:p text:style-name="P120">Я вернулся к драконикусу и уселся на стул напротив него.</text:p>
      <text:p text:style-name="P120"><text:span text:style-name="T14">– </text:span>Говори.</text:p>
      <text:p text:style-name="P120">Дискорд немного успокоился.</text:p>
      <text:p text:style-name="P120"><text:s/><text:span text:style-name="T14">– </text:span>Вообще-то, от тебя следовало бы избавиться, Проводник. Не знаю, что ты там разведал в <text:span text:style-name="T90">заклинании Откровения</text:span>, но чувствую, что твоё знание может погубить Эквестрию. Но к<text:span text:style-name="T14">ак, интересно, я получу без </text:span>тебя<text:span text:style-name="T14"> приз из… копыт Луны?!! Метёлка отправила меня проследить, чтоб ты вернулся обратно. </text:span>Так что е<text:span text:style-name="T14">сли бы вы сюда не заявились, через пять минут я отправился бы за вами сам!</text:span></text:p>
      <text:p text:style-name="P120"><text:span text:style-name="T14">– </text:span>А кто тогда нас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4">–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7">словно кот с мышью</text:span>?</text:p>
      <text:p text:style-name="P120"><text:span text:style-name="T14">– </text:span>Анон! <text:span text:style-name="T14">– </text:span>крикнула Эпплджек из прихожей. <text:span text:style-name="T14">– </text:span>Я слышу шум за дверью!</text:p>
      <text:p text:style-name="P120">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20"><text:span text:style-name="T3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5">–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Блё-о-о!</text:p>
      <text:p text:style-name="P120"><text:soft-page-break/>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0">Я задрал голову.</text:p>
      <text:p text:style-name="P120">О! Так уже легче! Надо мной всего лишь два этажа. Десять метров верёвки. Если не смотреть вниз, то…</text:p>
      <text:p text:style-name="P120">Я вытер ладони о штаны, ухватил канат и сделал шаг вперёд… </text:p>
      <text:p text:style-name="P120">…</text:p>
      <text:p text:style-name="P120">Святые яйца, я действительно ЭТО сделал!</text:p>
      <text:p text:style-name="P120">…</text:p>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полным отсутствием у неё опыта лазания по канатам.</text:p>
      <text:p text:style-name="P120">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0"><text:soft-page-break/>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text:p>
      <text:p text:style-name="P120">БУДЕМ ЖИВЫ — СТАНУ АЛЬПИНИСТО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35">разномастных</text:span> крыльев трепали волосы и выдавливали слёзы из глаз. Тупая боль гнездилась в сожжё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На длинной шее драконикуса разместились Эпплджек и Флаттершай. Я, для сохранения баланса, разместился позади крыльев.</text:p>
      <text:p text:style-name="P120">Дискорд расправил крылья и начал короткую пробежку к краю.</text:p>
      <text:p text:style-name="P120"><text:span text:style-name="T14">–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0">…ограда края крыши промелькнула под нами…</text:p>
      <text:p text:style-name="P120"><text:soft-page-break/><text:span text:style-name="T14">– …</text:span>собственно, на дольше у меня не хватит магии…</text:p>
      <text:p text:style-name="P120"/>
      <text:p text:style-name="P120">Мы летели навстречу закату.</text:p>
      <text:p text:style-name="P120"/>
      <text:p text:style-name="P120">…</text:p>
      <text:p text:style-name="P120"/>
      <text:p text:style-name="P120">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0"><text:span text:style-name="T14">–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закрыла глаза и отвернулась.</text:p>
      <text:p text:style-name="P120">– ВНИМАНИЕ!!! – заорал Дискорд, сложил крылья и влетел в коридор.</text:p>
      <text:p text:style-name="P120"/>
      <text:p text:style-name="P121">***</text:p>
      <text:p text:style-name="P121"/>
      <text:p text:style-name="P120">Бля!!!</text:p>
      <text:h text:style-name="Heading_20_2" text:outline-level="2"/>
      <text:h text:style-name="Heading_20_2" text:outline-level="2">25. Разговор за столиком в тишине</text:h>
      <text:p text:style-name="First_20_line_20_indent"><text:span text:style-name="T14">&lt;</text:span><text:span text:style-name="T63">Queen – Flash</text:span><text:span text:style-name="T14">&gt;</text:span></text:p>
      <text:p text:style-name="P131">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text:soft-page-break/>«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Пожалуй, если бы можно было отмотать всё назад… Если бы я с самого начала отказался во всём этом участвовать… Сел вернула бы меня домой через <text:span text:style-name="T21">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0">Я тяжело вздохнул.</text:p>
      <text:p text:style-name="P130"/>
      <text:p text:style-name="P130">…</text:p>
      <text:p text:style-name="P130"/>
      <text:p text:style-name="P130">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2"><text:span text:style-name="T14">–</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2">От неожиданности я только открывал рот, в попытке что-то ответить, но тут же закрывал его. Нужные слова выветрились из головы.</text:p>
      <text:p text:style-name="P52"><text:span text:style-name="T14">– Т</text:span>ы что за хрен вообще? <text:span text:style-name="T14">– наконец сподобился я на членораздельную речь.</text:span></text:p>
      <text:p text:style-name="P52">Зверь смутился.</text:p>
      <text:p text:style-name="P52"><text:span text:style-name="T14">– Гм</text:span>. Анакорн. Демиург. Я тут живу.</text:p>
      <text:p text:style-name="P42">– А сидишь на чём? – вид сидящего на пустоте существа сбивал с толку.</text:p>
      <text:p text:style-name="P52">Демиург что-то прикинул и кивнул сам себе.</text:p>
      <text:p text:style-name="P42">– Гм. Ок.</text:p>
      <text:p text:style-name="P52"><text:span text:style-name="T14">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2">– Так лучше?</text:p>
      <text:p text:style-name="P42">– Вполне.</text:p>
      <text:p text:style-name="P42">Кажется, за последние пару месяцев я разучился удивляться.</text:p>
      <text:p text:style-name="P52"><text:soft-page-break/><text:span text:style-name="T14">– Итак, рассказывай, каким ветром тебя сюда занесло. – д</text:span>емиург<text:span text:style-name="T14"> почесал нос. – У меня такое чувство, </text:span>будто<text:span text:style-name="T14">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2">.</text:span></text:p>
      <text:p text:style-name="P42"/>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2"/>
      <text:p text:style-name="P42">– Мы спасали Сел. Она оказалась в мире людей. – я вздохнул. – А я отбился от группы.</text:p>
      <text:p text:style-name="P42">– Кого-кого спасали? – удивился Анакорн.</text:p>
      <text:p text:style-name="P42">– Сел. Принцессу Селестию.</text:p>
      <text:p text:style-name="P45">– Продолжай! – с интересом воскликнул Анакорн. – Как бессмертная оказалась в твоём мире, человек?</text:p>
      <text:p text:style-name="P45"/>
      <text:p text:style-name="P49">Ага, так я тебе и сказал! Я не такой идиот, чтоб уничтожить свою единственную надежду вернуться в Эквестрию!</text:p>
      <text:p text:style-name="P45"/>
      <text:p text:style-name="P55"><text:span text:style-name="T14">–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5">– Ты сам-то веришь в эту ерунду? – перебил меня Анакорн. – Брось молоть чушь, ты не умешь врать!</text:p>
      <text:p text:style-name="P45"/>
      <text:p text:style-name="P49">Бля! Вот так всегда!</text:p>
      <text:p text:style-name="P45">Я вздохнул.</text:p>
      <text:p text:style-name="P45"/>
      <text:p text:style-name="P55"><text:span text:style-name="T14">– Если я расскажу тебе н</text:span>астоящую<text:span text:style-name="T14"> причину </text:span>— ты исчезнешь! <text:span text:style-name="T14">– угрюмо заявил я.</text:span></text:p>
      <text:p text:style-name="P42">Морда Анакорна осветилась радостным озарением.</text:p>
      <text:p text:style-name="P42"/>
      <text:p text:style-name="P55"><text:span text:style-name="T14">– </text:span><text:span text:style-name="T92">Я ПОНЯЛ, КТО ТЫ!!! КАК </text:span><text:span text:style-name="T93">ЖЕ </text:span><text:span text:style-name="T92">Я СРАЗУ НЕ ДОГАДАЛСЯ?!! Я ДОЛГО ЖДАЛ ТЕБЯ, ПРОВОДНИК! Я УСТАЛ! ПРИСТУПИМ ЖЕ СКОРЕЕ!</text:span></text:p>
      <text:p text:style-name="P45"/>
      <text:p text:style-name="P45">Увидев, что я скорчился в кресле, заткнув уши, Анакорн немного успокоился и приглушил голос.</text:p>
      <text:p text:style-name="P55"><text:span text:style-name="T14">–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2"/>
      <text:p text:style-name="P42">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5"/>
      <text:p text:style-name="P55"><text:span text:style-name="T14">– Ну… Я не идиот, я видел, что происходит за Чёрным </text:span>э<text:span text:style-name="T14">краном… М</text:span>ир людей — не <text:span text:style-name="T14">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text:soft-page-break/>—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5"/>
      <text:p text:style-name="P55">Я перевёл дух. Анакорн слушал меня и печально кивал. Но не исчезал. </text:p>
      <text:p text:style-name="P45">–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5"><text:span text:style-name="T14">Анакорн </text:span>встал с пуфика<text:span text:style-name="T14"> </text:span>и стал прохаживаться рядом со столом<text:span text:style-name="T14">. </text:span>Перед ним в качестве импровизированной указки плыл в пространстве карандаш.<text:span text:style-name="T14"> На стол</text:span>е раскинулась<text:span text:style-name="T14"> </text:span>голографическая карта Эквуса<text:span text:style-name="T14">. Игрушечные горные пики утопали в крохотных облаках, белые шапки ледников икрились </text:span>на<text:span text:style-name="T14"> полюсах, спокойная гладь </text:span>омывающих <text:span text:style-name="T14">океан</text:span>ов<text:span text:style-name="T14"> переливалась всеми оттенками синего.</text:span></text:p>
      <text:p text:style-name="P45"/>
      <text:p text:style-name="P3"><text:span text:style-name="T5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8">–</text:span><text:span text:style-name="T52"> Анакорн подавил короткий смешок. </text:span><text:span text:style-name="T4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8">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8"/>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5">–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5"/>
      <text:p text:style-name="P101">Я запротестовал.</text:p>
      <text:p text:style-name="P104">– В Эквестрии не двигают солнце! Аликорны лишь корректируют орбиту Эквуса вокруг него, хотя все уверены в обратном.</text:p>
      <text:p text:style-name="P104"><text:soft-page-break/>Анакорн улыбнулся во всю морду.</text:p>
      <text:p text:style-name="P104">– Значит, ты уже помогаешь мне, Проводник, даже сам того не осознавая! Я рад!</text:p>
      <text:p text:style-name="P101">Анакорн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1"/>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4"/>
      <text:p text:style-name="P101">Анакорн постучал по столику карандашом. Карта Эквестрии поднялась над столом и свернулась в шар Эквуса. Голограмма<text:span text:style-name="T52"> планеты дрожала и покрывалась рябью, как некачественная картинка в аналоговом телевизоре.</text:span></text:p>
      <text:p text:style-name="P104"/>
      <text:p text:style-name="P10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1"/>
      <text:p text:style-name="P101">Анакорн мрачно уставился на мерцающую голограмму Эквуса<text:span text:style-name="T35">.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1">Анакорн смутился.</text:p>
      <text:p text:style-name="P101"><text:span text:style-name="T52">– К сожалению, не </text:span><text:span text:style-name="T55">получится</text:span><text:span text:style-name="T5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52">творчество таких раздолбаев, как ты и твой дружок Юджин — чтоб ему икнулось, где бы он ни был.</text:span><text:span text:style-name="T52"><text:note text:id="ftn13" text:note-class="footnote"><text:note-citation>13</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52"> </text:span>И создали вы его достаточно топорно — видишь, он трещит по швам.</text:p>
      <text:p text:style-name="P101">– Хмм. То есть, это брони создали Эквус?</text:p>
      <text:p text:style-name="P101">– Да. Грубо говоря, вы его придумали. Влили в него столько фантазии, что он реализовался. Вообще, <text:span text:style-name="T5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1">Я не могу полноценно общаться с метаинтеллектом реальности, <text:span text:style-name="T5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1"><text:span text:style-name="T5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1">Я вспомнил события последнего времени<text:span text:style-name="T14">.</text:span></text:p>
      <text:p text:style-name="P101">–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1">Анакорн с такой силой сжал магическим захватом карандаш, что тот хрустнул.</text:p>
      <text:p text:style-name="P10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1"><text:span text:style-name="T52">–</text:span><text:span text:style-name="T35">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8">–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1"><text:span text:style-name="T35">– Ты уже устранил крупнейший дефект Эквестрии </text:span><text:span text:style-name="T52">— манипуляции светилом. Аналогично решаются и остальные проблемы</text:span><text:span text:style-name="T3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2">— вещь живучая</text:span><text:span text:style-name="T35">. Я сам такое проделывал много раз со всякими мелочами, вроде эквестрийской природы и техники. Были там </text:span><text:soft-page-break/><text:span text:style-name="T35">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1"><text:span text:style-name="T52">–</text:span><text:span text:style-name="T35"> А кьютимарки? Как, разрази меня квазар, объяснить кьютимарки? </text:span><text:span text:style-name="T52">–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мне больше заняться нечем, как лепить пони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значительно снизился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8">Я опять задумался. В голове было пусто.</text:p>
      <text:p text:style-name="P108">– Почему бы не оставить самую главную? Ту, что описана в мультике?</text:p>
      <text:p text:style-name="P108">– И<text:span text:style-name="T56">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6">—</text:span><text:span text:style-name="T56"> точнее, дерево схожих миров Эквуса </text:span><text:span text:style-name="T66">—</text:span><text:span text:style-name="T56"> создали брони. Разумеется, стержнем им послужил именно сериал, но каждый фанфик </text:span><text:span text:style-name="T66">—</text:span><text:span text:style-name="T56">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9"><text:soft-page-break/></text:p>
      <text:p text:style-name="P108">Анакорн аж подпрыгнул на месте от восторга и стал мне аплодировать.</text:p>
      <text:p text:style-name="P108"/>
      <text:p text:style-name="P108"><text:span text:style-name="T56">– Наконец-то я вижу свет в конце тоннеля! Как это не пришло мне в голову! Ты всё отлично увязал! Всё сходится! Более того </text:span><text:span text:style-name="T66">—</text:span><text:span text:style-name="T56"> Анакорн заговорщически подмигнул мне </text:span><text:span text:style-name="T66">—</text:span><text:span text:style-name="T56"> всё именно так и было, </text:span><text:span text:style-name="T31">даю перо из третьего ряда</text:span><text:span text:style-name="T56">!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6">— и первой реальной историей в объединённой эквестрийской реальности</text:span><text:span text:style-name="T56">!</text:span></text:p>
      <text:p text:style-name="P109">Я подозрительно посмотрел на Анакорна.</text:p>
      <text:p text:style-name="P108"><text:span text:style-name="T20">– </text:span><text:span text:style-name="T56">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20">– </text:span><text:span text:style-name="T56">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4">– </text:span>Эээ… Тут я тебе точно не помощник. Никогда не писал ничего сложнее технической документации к программам.</text:p>
      <text:p text:style-name="P108"><text:span text:style-name="T14">– </text:span>Пиши, как есть. <text:span text:style-name="T14">– </text:span>развёл копытами Анакорн. <text:span text:style-name="T14">– </text:span>Авось сгодится. Я писать точно не буду <text:span text:style-name="T66">— ты меня с кьютимарками уже пригрузил на ближайшие тысячи лет.</text:span></text:p>
      <text:p text:style-name="P108">…</text:p>
      <text:p text:style-name="P108">Факн щит<text:note text:id="ftn14" text:note-class="footnote"><text:note-citation>14</text:note-citation><text:note-body><text:p text:style-name="P138">Fucking shit —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4">–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4">–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 Эээ, постой! А как я в Эквестрию и к себе обратно проходил?</text:p>
      <text:p text:style-name="P10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1">Так вот, возвращать тебя обратно в твой мир я не буду.</text:p>
      <text:p text:style-name="P101"/>
      <text:p text:style-name="P101">Я непонимающе хлопал глазами.</text:p>
      <text:p text:style-name="P101"/>
      <text:p text:style-name="P10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4"> </text:span>Если вернуть тебя обратно — рано или поздно он тебя убьёт. Скорее рано, чем поздно.</text:p>
      <text:p text:style-name="P10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1">–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1">Теперь — об оплате.</text:p>
      <text:p text:style-name="P101"/>
      <text:p text:style-name="P101">Анакорн наклонился ко мне через стол и подмигнул.</text:p>
      <text:p text:style-name="P101"/>
      <text:p text:style-name="P101">– Проси, чего хочешь!</text:p>
      <text:p text:style-name="P101"/>
      <text:p text:style-name="P101">Пока я думал, демиург мурлыкал себе под нос в эйфории: «Да! В такие моменты ощущаешь себя богом! Я крут! Ха-ха!»</text:p>
      <text:p text:style-name="P101"/>
      <text:p text:style-name="P101"><text:soft-page-break/>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1">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3">— </text:span>тебя никогда и не будет! 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1">– Ты ещё увидишь пару-тройку снов на прощание. Это мой подарок тебе. Удачи!</text:p>
      <text:p text:style-name="P101"/>
      <text:p text:style-name="P102">***</text:p>
      <text:p text:style-name="P109"><text:soft-page-break/></text:p>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нерешительно стояла передо мной в ореоле гривы. Потом она сделала шаг навстречу.</text:p>
      <text:p text:style-name="P109">–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Ведь намерение изменяет реальность!</text:p>
      <text:p text:style-name="P109">Я устало рассмеялся.</text:p>
      <text:p text:style-name="P109">– Сел, я завязал с конеёбством. Извини.</text:p>
      <text:p text:style-name="P109">– В другое время, в другом месте, Анон! В другое время, в другом месте!</text:p>
      <text:p text:style-name="P109"/>
      <text:p text:style-name="P110">***</text:p>
      <text:p text:style-name="P112"/>
      <text:p text:style-name="P45"><text:span text:style-name="T2">–</text:span><text:span text:style-name="T1"> Прости, что хотела убить тебя. Я ослабела и Найтмэр на время одержала верх.</text:span></text:p>
      <text:p text:style-name="P55">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text:p>
      <text:p text:style-name="P105">–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1"/>
      <text:p text:style-name="P114">***</text:p>
      <text:p text:style-name="P113"/>
      <text:p text:style-name="P105">– Думал от меня в другой реальности спрятаться?!</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 Так что, Проводничёк, мы ещё встретимся! В другое время и в другом месте! Жди! В другое время, в другом месте!!!</text:p>
      <text:p text:style-name="P111"/>
      <text:p text:style-name="P106">***</text:p>
      <text:p text:style-name="P101"/>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text:soft-page-break/>Пегаска почесала в затылке со смущением.</text:p>
      <text:p text:style-name="P105">– Да? Правда? Ну, офигеть! А ты как?</text:p>
      <text:p text:style-name="P100"><text:span text:style-name="T39">– Я в порядке. Вот, возвращаюсь </text:span>в свой мир. Ну, не совсем <text:span text:style-name="T1">в свой</text:span>. Почти.</text:p>
      <text:p text:style-name="P100"><text:span text:style-name="T1">–</text:span> Навсегда?</text:p>
      <text:p text:style-name="P100"><text:span text:style-name="T1">–</text:span> Скорее всего, да.</text:p>
      <text:p text:style-name="P100"><text:span text:style-name="T1">–</text:span> Это плохо. <text:span text:style-name="T1">Я хотела тебе сказать</text:span>…</text:p>
      <text:p text:style-name="P100"><text:span text:style-name="T1">–</text:span> Не надо, Дэш. Не стоит. Мне очень жаль.</text:p>
      <text:p text:style-name="P10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7">Хочу, чтобы ты чесал мне холку и хлопал по крупу</text:span>!</text:p>
      <text:p text:style-name="P10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0"><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0"><text:span text:style-name="T1">–</text:span> И тебя, и Твайлайт, и <text:span text:style-name="T1">Пинки</text:span>, и Селестию, и всех-всех-всех… Таковы правила.</text:p>
      <text:p text:style-name="P100"><text:span text:style-name="T14">– Вот д</text:span>искорд!.. Почему всё так паршиво… Я даже не могу уткнуться носом тебе в грудь. Я прохожу сквозь тебя, <text:span text:style-name="T14">–</text:span> всхлипнула сквозь зубы Рэйнбоу.</text:p>
      <text:p text:style-name="P100">Я опустил руку на шею Дэш и ощутил теплоту и лёгкое покалывание в пустоте.</text:p>
      <text:p text:style-name="P100"><text:span text:style-name="T14">–</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0"><text:span text:style-name="T1">–</text:span> И лучше рано, чем поздно! Я не люблю ждать!</text:p>
      <text:p text:style-name="P100"><text:span text:style-name="T1">–</text:span> Да, Дэш. <text:span text:style-name="T1">–</text:span> её образ начал таять. <text:span text:style-name="T1">–</text:span> Да, я помню.</text:p>
      <text:p text:style-name="P100">Я всё ещё помню…</text:p>
      <text:p text:style-name="P57"/>
      <text:h text:style-name="Heading_20_2" text:outline-level="2">Эпилог. Земля</text:h>
      <text:p text:style-name="P115">&lt;<text:span text:style-name="T62">Daft Punk – Get Lucky</text:span>&gt;</text:p>
      <text:p text:style-name="P119">Звон будильника чуть не проломил башку. Я открыл глаза. </text:p>
      <text:p text:style-name="P119"><text:span text:style-name="T1">Бляяяяяяя… Голова чугунная… Вот на кой хрен ложиться в </text:span><text:span text:style-name="T14">два</text:span><text:span text:style-name="T1">, чтоб потом спать до одиннадцати и ни хрена не выспаться при этом?</text:span> На работу опять к часу<text:span text:style-name="T14"> приползу</text:span>. Надоело. <text:span text:style-name="T1">Закисать на работе — вредно для мозгов.</text:span> Надо отдохнуть. <text:span text:style-name="T14">Взят</text:span><text:span text:style-name="T1">ь, наконец, </text:span><text:s/>отпуск. <text:span text:style-name="T1">И пошло оно всё к ебеням!</text:span></text:p>
      <text:p text:style-name="P119"><text:span text:style-name="T1">Я нашарил ногами тапки и пошёл в ванную. Проходя мимо стола, зацепился взглядом за</text:span> эскиз <text:span text:style-name="T1">рисунка</text:span>.&lt;<text:span text:style-name="T90">эскиз первого рисунка – Сел ложит рог Анону на плечо</text:span>&gt;</text:p>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8"><text:soft-page-break/>Хоть абзац напишу! Уже хоть какой-то крохотный шажок, с которого можно будет начать. Как там у Лао-Цзы? Дорога в тысячу ли начинается-бла-бла-бля!</text:p>
      <text:p text:style-name="P118">Попытка притронуться щёткой к зубу вызвала ноющую боль. </text:p>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8">Доставая из стола ключи от машины, опять наткнулся взглядом на эскиз.</text:p>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8">Назову-ка я фантазию «Последний фанфик»…</text:p>
      <text:p text:style-name="P118"/>
      <text:p text:style-name="P1"><text:span text:style-name="T39">&lt;</text:span><text:span text:style-name="T29">И вообще, обзаведусь в конце-концов рогом и наставлю Селестиии рогов!»</text:span><text:span text:style-name="T39">&gt;</text:span></text:p>
      <text:p text:style-name="P45">&lt;<text:span text:style-name="T28">-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9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5-11T19:58:27.708752114</dc:date>
    <meta:editing-duration>P125DT17H41M39S</meta:editing-duration>
    <meta:editing-cycles>7606</meta:editing-cycles>
    <meta:generator>LibreOffice/5.1.6.2$Linux_X86_64 LibreOffice_project/10m0$Build-2</meta:generator>
    <meta:document-statistic meta:table-count="0" meta:image-count="0" meta:object-count="0" meta:page-count="193" meta:paragraph-count="4169" meta:word-count="85091" meta:character-count="564825" meta:non-whitespace-character-count="479860"/>
  </office:meta>
</office:document-meta>
</file>